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Contents_20_3">
      <style:paragraph-properties>
        <style:tab-stops>
          <style:tab-stop style:position="6.5319in" style:type="right" style:leader-style="dotted" style:leader-text="."/>
        </style:tab-stops>
      </style:paragraph-properties>
    </style:style>
    <style:style style:name="P2" style:family="paragraph" style:parent-style-name="Contents_20_4">
      <style:paragraph-properties>
        <style:tab-stops>
          <style:tab-stop style:position="6.3354in" style:type="right" style:leader-style="dotted" style:leader-text="."/>
        </style:tab-stops>
      </style:paragraph-properties>
    </style:style>
    <style:style style:name="P3" style:family="paragraph" style:parent-style-name="Contents_20_1">
      <style:paragraph-properties>
        <style:tab-stops>
          <style:tab-stop style:position="6.9252in" style:type="right" style:leader-style="dotted" style:leader-text="."/>
        </style:tab-stops>
      </style:paragraph-properties>
    </style:style>
    <style:style style:name="P4" style:family="paragraph" style:parent-style-name="Contents_20_2">
      <style:paragraph-properties>
        <style:tab-stops>
          <style:tab-stop style:position="6.7283in" style:type="right" style:leader-style="dotted" style:leader-text="."/>
        </style:tab-stops>
      </style:paragraph-properties>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able of Conten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text:s/>1 Preface<text:tab/>5</text:p>
          <text:p text:style-name="P4"><text:s/>1.1 Dedication<text:tab/>5</text:p>
          <text:p text:style-name="P4"><text:s/>1.2 Support Group<text:tab/>5</text:p>
          <text:p text:style-name="P3"><text:s/>2 Introduction<text:tab/>5</text:p>
          <text:p text:style-name="P4"><text:s/>2.2 What Is MathRider?<text:tab/>6</text:p>
          <text:p text:style-name="P4"><text:s/>2.3 <text:s/>Accessing MathRider As A Web Service<text:tab/>7</text:p>
          <text:p text:style-name="P4"><text:s/>2.4 Entering Source Code Into A MathRider Cell<text:tab/>8</text:p>
          <text:p text:style-name="P3"><text:s/>3 MathRider Programming Fundamentals<text:tab/>9</text:p>
          <text:p text:style-name="P4"><text:s/>3.1 Objects, Values, And Expressions<text:tab/>9</text:p>
          <text:p text:style-name="P4"><text:s/>3.4 Changing The Order Of Operations In An Expression<text:tab/>11</text:p>
          <text:p text:style-name="P4"><text:s/>3.5 Variables<text:tab/>12</text:p>
          <text:p text:style-name="P4"><text:s/>3.6 Statements<text:tab/>13</text:p>
          <text:p text:style-name="P4"><text:s/>3.7 Strings<text:tab/>15</text:p>
          <text:p text:style-name="P4"><text:s/>3.8 Comments<text:tab/>15</text:p>
          <text:p text:style-name="P4"><text:s/>3.9 Conditional Operators<text:tab/>16</text:p>
          <text:p text:style-name="P4"><text:s/>3.11 The and, or, And not Boolean Operators<text:tab/>19</text:p>
          <text:p text:style-name="P4"><text:s/>3.12 Looping With The while Statement<text:tab/>21</text:p>
          <text:p text:style-name="P4"><text:s/>3.14 Inserting And Deleting Worksheet Cells<text:tab/>24</text:p>
          <text:p text:style-name="P4"><text:s/>3.15 Introduction To More Advanced Object Types<text:tab/>24</text:p>
          <text:p text:style-name="P4"><text:s/>3.15.1 Rational Numbers<text:tab/>24</text:p>
          <text:p text:style-name="P4"><text:s/>3.16 Using while Loops With Lists And Tuples<text:tab/>27</text:p>
          <text:p text:style-name="P4"><text:s/>3.17 The in Operator<text:tab/>28</text:p>
          <text:p text:style-name="P4"><text:s/>3.18 Looping With The for Statement<text:tab/>28</text:p>
          <text:p text:style-name="P4"><text:s/>3.19 Functions<text:tab/>29</text:p>
          <text:p text:style-name="P4"><text:s/>3.20 Functions Are Defined Using the def Statement<text:tab/>29</text:p>
          <text:p text:style-name="P4"><text:s/>3.21 A Subset Of Functions Included In MathRider<text:tab/>30</text:p>
          <text:p text:style-name="P4"><text:s/>3.22 Obtaining Information On MathRider Functions<text:tab/>38</text:p>
          <text:p text:style-name="P4"><text:s/>3.23 Information Is Also Available On User-Entered Functions<text:tab/>39</text:p>
          <text:p text:style-name="P4"><text:s/>3.26 List Comprehensions<text:tab/>42</text:p>
          <text:p text:style-name="P3"><text:s/>4 Object Oriented Programming<text:tab/>43</text:p>
          <text:p text:style-name="P4"><text:soft-page-break/><text:s/>4.7 Obtaining Information On MathRider Objects<text:tab/>43</text:p>
          <text:p text:style-name="P3"><text:s/>5 Miscellaneous Topics<text:tab/>47</text:p>
          <text:p text:style-name="P4"><text:s/>5.1 Referencing The Result Of The Previous Operation<text:tab/>47</text:p>
          <text:p text:style-name="P4"><text:s/>5.2 Exceptions<text:tab/>47</text:p>
          <text:p text:style-name="P4"><text:s/>5.3 Obtaining Numeric Results<text:tab/>48</text:p>
          <text:p text:style-name="P4"><text:s/>5.4 Style Guide For Expressions<text:tab/>49</text:p>
          <text:p text:style-name="P4"><text:s/>5.5 Built-in Constants<text:tab/>49</text:p>
          <text:p text:style-name="P4"><text:s/>5.7 Symbolic Variables<text:tab/>51</text:p>
          <text:p text:style-name="P4"><text:s/>5.8 Symbolic Expressions<text:tab/>52</text:p>
          <text:p text:style-name="P4"><text:s/>5.9 Expanding And Factoring<text:tab/>52</text:p>
          <text:p text:style-name="P4"><text:s/>5.12 Symbolic Equations and The solve() Function<text:tab/>53</text:p>
          <text:p text:style-name="P4"><text:s/>5.14 Finding Roots Graphically And Numerically With The find_root() Method<text:tab/>55</text:p>
          <text:p text:style-name="P4"><text:s/>5.15 Displaying Mathematical Objects In Traditional Form<text:tab/>56</text:p>
          <text:p text:style-name="P4"><text:s/>5.15.1 LaTeX Is Used To Display Objects In Traditional Mathematics Form<text:tab/>56</text:p>
          <text:p text:style-name="P4"><text:s/>5.16 Sets<text:tab/>57</text:p>
          <text:p text:style-name="P3"><text:s/>6 2D Plotting<text:tab/>57</text:p>
          <text:p text:style-name="P4"><text:s/>6.1 The plot() And show() Functions<text:tab/>57</text:p>
          <text:p text:style-name="P4"><text:s/>6.1.1 Combining Plots And Changing The Plotting Color<text:tab/>58</text:p>
          <text:p text:style-name="P1"><text:s/>6.1.2 Combining Graphics With A Graphics Object<text:tab/>59</text:p>
          <text:p text:style-name="P4"><text:s/>6.2 Advanced Plotting With matplotlib<text:tab/>60</text:p>
          <text:p text:style-name="P1"><text:s/>6.2.2 Plotting With A Logarithmic Y Axis<text:tab/>60</text:p>
          <text:p text:style-name="P1"><text:s/>6.2.3 Two Plots With Labels Inside Of The Plot<text:tab/>61</text:p>
          <text:p text:style-name="P3"><text:s/>7 MathRider Usage Styles<text:tab/>61</text:p>
          <text:p text:style-name="P4"><text:s/>7.1 The Speed Usage Style<text:tab/>62</text:p>
          <text:p text:style-name="P4"><text:s/>7.2 The OpenOffice Presentation Usage Style<text:tab/>62</text:p>
          <text:p text:style-name="P3"><text:s/>8 High School Math Problems (most of the problems are still in development)<text:tab/>62</text:p>
          <text:p text:style-name="P4"><text:s/>8.1 Pre-Algebra<text:tab/>62</text:p>
          <text:p text:style-name="P1"><text:s/>8.1.1 Equations<text:tab/>62</text:p>
          <text:p text:style-name="P1"><text:s/>8.1.2 Expressions<text:tab/>62</text:p>
          <text:p text:style-name="P1"><text:s/>8.1.3 Geometry<text:tab/>62</text:p>
          <text:p text:style-name="P1"><text:s/>8.1.4 Inequalities<text:tab/>62</text:p>
          <text:p text:style-name="P1"><text:s/>8.1.5 Linear Functions<text:tab/>63</text:p>
          <text:p text:style-name="P1"><text:s/>8.1.6 Measurement<text:tab/>63</text:p>
          <text:p text:style-name="P1"><text:s/>8.1.7 Nonlinear Functions<text:tab/>63</text:p>
          <text:p text:style-name="P1"><text:s/>8.1.8 Number Sense And Operations<text:tab/>63</text:p>
          <text:p text:style-name="P2"><text:s/>8.1.8.1 Express an integer fraction in lowest terms<text:tab/>63</text:p>
          <text:p text:style-name="P1"><text:s/>8.1.9 Polynomial Functions<text:tab/>64</text:p>
          <text:p text:style-name="P4"><text:s/>8.2 Algebra<text:tab/>64</text:p>
          <text:p text:style-name="P1"><text:s/>8.2.1 Absolute Value Functions<text:tab/>64</text:p>
          <text:p text:style-name="P1"><text:s/>8.2.2 Complex Numbers<text:tab/>64</text:p>
          <text:p text:style-name="P1"><text:s/>8.2.3 Composite Functions<text:tab/>64</text:p>
          <text:p text:style-name="P1"><text:s/>8.2.4 Conics<text:tab/>64</text:p>
          <text:p text:style-name="P1"><text:s/>8.2.5 Data Analysis<text:tab/>65</text:p>
          <text:p text:style-name="P3"><text:s/>9 Discrete Mathematics: Elementary Number And Graph Theory <text:tab/>65</text:p>
          <text:p text:style-name="P1"><text:s/>9.1.1 Equations<text:tab/>65</text:p>
          <text:p text:style-name="P2"><text:s/>9.1.1.1 Express a symbolic fraction in lowest terms<text:tab/>65</text:p>
          <text:p text:style-name="P2"><text:s/>9.1.1.2 Determine the product of two symbolic fractions<text:tab/>66</text:p>
          <text:p text:style-name="P2"><text:s/>9.1.1.3 Solve a linear equation for x<text:tab/>67</text:p>
          <text:p text:style-name="P2"><text:s/>9.1.1.4 Solve a linear equation which has fractions<text:tab/>68</text:p>
          <text:p text:style-name="P1"><text:soft-page-break/><text:s/>9.1.2 Exponential Functions<text:tab/>69</text:p>
          <text:p text:style-name="P1"><text:s/>9.1.3 Exponents<text:tab/>69</text:p>
          <text:p text:style-name="P1"><text:s/>9.1.4 Expressions<text:tab/>69</text:p>
          <text:p text:style-name="P1"><text:s/>9.1.5 Inequalities<text:tab/>70</text:p>
          <text:p text:style-name="P1"><text:s/>9.1.6 Inverse Functions<text:tab/>70</text:p>
          <text:p text:style-name="P1"><text:s/>9.1.7 Linear Equations And Functions<text:tab/>70</text:p>
          <text:p text:style-name="P1"><text:s/>9.1.8 Linear Programming<text:tab/>70</text:p>
          <text:p text:style-name="P1"><text:s/>9.1.9 Logarithmic Functions<text:tab/>70</text:p>
          <text:p text:style-name="P1"><text:s/>9.1.10 Logistic Functions<text:tab/>70</text:p>
          <text:p text:style-name="P1"><text:s/>9.1.11 Matrices<text:tab/>70</text:p>
          <text:p text:style-name="P1"><text:s/>9.1.12 Parametric Equations<text:tab/>70</text:p>
          <text:p text:style-name="P1"><text:s/>9.1.13 Piecewise Functions<text:tab/>70</text:p>
          <text:p text:style-name="P1"><text:s/>9.1.14 Polynomial Functions<text:tab/>71</text:p>
          <text:p text:style-name="P1"><text:s/>9.1.15 Power Functions<text:tab/>71</text:p>
          <text:p text:style-name="P1"><text:s/>9.1.16 Quadratic Functions<text:tab/>71</text:p>
          <text:p text:style-name="P1"><text:s/>9.1.17 Radical Functions<text:tab/>71</text:p>
          <text:p text:style-name="P1"><text:s/>9.1.18 Rational Functions<text:tab/>71</text:p>
          <text:p text:style-name="P1"><text:s/>9.1.19 Sequences<text:tab/>71</text:p>
          <text:p text:style-name="P1"><text:s/>9.1.20 Series<text:tab/>71</text:p>
          <text:p text:style-name="P1"><text:s/>9.1.21 Systems of Equations<text:tab/>71</text:p>
          <text:p text:style-name="P1"><text:s/>9.1.22 Transformations<text:tab/>71</text:p>
          <text:p text:style-name="P1"><text:s/>9.1.23 Trigonometric Functions<text:tab/>72</text:p>
          <text:p text:style-name="P4"><text:s/>9.2 Precalculus And Trigonometry<text:tab/>72</text:p>
          <text:p text:style-name="P1"><text:s/>9.2.1 Binomial Theorem<text:tab/>72</text:p>
          <text:p text:style-name="P1"><text:s/>9.2.2 Complex Numbers<text:tab/>72</text:p>
          <text:p text:style-name="P1"><text:s/>9.2.3 Composite Functions<text:tab/>72</text:p>
          <text:p text:style-name="P1"><text:s/>9.2.4 Conics<text:tab/>72</text:p>
          <text:p text:style-name="P1"><text:s/>9.2.5 Data Analysis<text:tab/>72</text:p>
          <text:p text:style-name="P3"><text:s/>10 Discrete Mathematics: Elementary Number And Graph Theory <text:tab/>72</text:p>
          <text:p text:style-name="P1"><text:s/>10.1.1 Equations<text:tab/>73</text:p>
          <text:p text:style-name="P1"><text:s/>10.1.2 Exponential Functions<text:tab/>73</text:p>
          <text:p text:style-name="P1"><text:s/>10.1.3 Inverse Functions<text:tab/>73</text:p>
          <text:p text:style-name="P1"><text:s/>10.1.4 Logarithmic Functions<text:tab/>73</text:p>
          <text:p text:style-name="P1"><text:s/>10.1.5 Logistic Functions<text:tab/>73</text:p>
          <text:p text:style-name="P1"><text:s/>10.1.6 Matrices And Matrix Algebra<text:tab/>73</text:p>
          <text:p text:style-name="P1"><text:s/>10.1.7 Mathematical Analysis<text:tab/>73</text:p>
          <text:p text:style-name="P1"><text:s/>10.1.8 Parametric Equations<text:tab/>73</text:p>
          <text:p text:style-name="P1"><text:s/>10.1.9 Piecewise Functions<text:tab/>73</text:p>
          <text:p text:style-name="P1"><text:s/>10.1.10 Polar Equations<text:tab/>74</text:p>
          <text:p text:style-name="P1"><text:s/>10.1.11 Polynomial Functions<text:tab/>74</text:p>
          <text:p text:style-name="P1"><text:s/>10.1.12 Power Functions<text:tab/>74</text:p>
          <text:p text:style-name="P1"><text:s/>10.1.13 Quadratic Functions<text:tab/>74</text:p>
          <text:p text:style-name="P1"><text:s/>10.1.14 Radical Functions<text:tab/>74</text:p>
          <text:p text:style-name="P1"><text:s/>10.1.15 Rational Functions<text:tab/>74</text:p>
          <text:p text:style-name="P1"><text:s/>10.1.16 Real Numbers<text:tab/>74</text:p>
          <text:p text:style-name="P1"><text:s/>10.1.17 Sequences<text:tab/>74</text:p>
          <text:p text:style-name="P1"><text:s/>10.1.18 Series<text:tab/>74</text:p>
          <text:p text:style-name="P1"><text:s/>10.1.19 Sets<text:tab/>75</text:p>
          <text:p text:style-name="P1"><text:s/>10.1.20 Systems of Equations<text:tab/>75</text:p>
          <text:p text:style-name="P1"><text:soft-page-break/><text:s/>10.1.21 Transformations<text:tab/>75</text:p>
          <text:p text:style-name="P1"><text:s/>10.1.22 Trigonometric Functions<text:tab/>75</text:p>
          <text:p text:style-name="P1"><text:s/>10.1.23 Vectors<text:tab/>75</text:p>
          <text:p text:style-name="P4"><text:s/>10.2 Calculus<text:tab/>75</text:p>
          <text:p text:style-name="P1"><text:s/>10.2.1 Derivatives<text:tab/>75</text:p>
          <text:p text:style-name="P1"><text:s/>10.2.2 Integrals<text:tab/>75</text:p>
          <text:p text:style-name="P1"><text:s/>10.2.3 Limits<text:tab/>75</text:p>
          <text:p text:style-name="P1"><text:s/>10.2.4 Polynomial Approximations And Series<text:tab/>76</text:p>
          <text:p text:style-name="P4"><text:s/>10.3 Statistics<text:tab/>76</text:p>
          <text:p text:style-name="P1"><text:s/>10.3.1 Data Analysis<text:tab/>76</text:p>
          <text:p text:style-name="P1"><text:s/>10.3.2 Inferential Statistics<text:tab/>76</text:p>
          <text:p text:style-name="P1"><text:s/>10.3.3 Normal Distributions<text:tab/>76</text:p>
          <text:p text:style-name="P1"><text:s/>10.3.4 One Variable Analysis<text:tab/>76</text:p>
          <text:p text:style-name="P1"><text:s/>10.3.5 Probability And Simulation<text:tab/>76</text:p>
          <text:p text:style-name="P1"><text:s/>10.3.6 Two Variable Analysis<text:tab/>76</text:p>
          <text:p text:style-name="P3"><text:s/>11 High School Science Problems<text:tab/>76</text:p>
          <text:p text:style-name="P4"><text:s/>11.1 Physics<text:tab/>77</text:p>
          <text:p text:style-name="P1"><text:s/>11.1.1 Atomic Physics<text:tab/>77</text:p>
          <text:p text:style-name="P1"><text:s/>11.1.2 Circular Motion<text:tab/>77</text:p>
          <text:p text:style-name="P1"><text:s/>11.1.3 Dynamics<text:tab/>77</text:p>
          <text:p text:style-name="P1"><text:s/>11.1.4 Electricity And Magnetism<text:tab/>77</text:p>
          <text:p text:style-name="P1"><text:s/>11.1.5 Fluids<text:tab/>77</text:p>
          <text:p text:style-name="P1"><text:s/>11.1.6 Kinematics<text:tab/>77</text:p>
          <text:p text:style-name="P1"><text:s/>11.1.7 Light<text:tab/>77</text:p>
          <text:p text:style-name="P1"><text:s/>11.1.8 Optics<text:tab/>77</text:p>
          <text:p text:style-name="P1"><text:s/>11.1.9 Relativity<text:tab/>78</text:p>
          <text:p text:style-name="P1"><text:s/>11.1.10 Rotational Motion<text:tab/>78</text:p>
          <text:p text:style-name="P1"><text:s/>11.1.11 Sound<text:tab/>78</text:p>
          <text:p text:style-name="P1"><text:s/>11.1.12 Waves<text:tab/>78</text:p>
          <text:p text:style-name="P1"><text:s/>11.1.13 Thermodynamics<text:tab/>78</text:p>
          <text:p text:style-name="P1"><text:s/>11.1.14 Work<text:tab/>78</text:p>
          <text:p text:style-name="P1"><text:s/>11.1.15 Energy<text:tab/>78</text:p>
          <text:p text:style-name="P1"><text:s/>11.1.16 Momentum<text:tab/>78</text:p>
          <text:p text:style-name="P1"><text:s/>11.1.17 Boiling<text:tab/>79</text:p>
          <text:p text:style-name="P1"><text:s/>11.1.18 Buoyancy<text:tab/>79</text:p>
          <text:p text:style-name="P1"><text:s/>11.1.19 Convection<text:tab/>79</text:p>
          <text:p text:style-name="P1"><text:s/>11.1.20 Density<text:tab/>79</text:p>
          <text:p text:style-name="P1"><text:s/>11.1.21 Diffusion<text:tab/>79</text:p>
          <text:p text:style-name="P1"><text:s/>11.1.22 Freezing<text:tab/>79</text:p>
          <text:p text:style-name="P1"><text:s/>11.1.23 Friction<text:tab/>79</text:p>
          <text:p text:style-name="P1"><text:s/>11.1.24 Heat Transfer<text:tab/>79</text:p>
          <text:p text:style-name="P1"><text:s/>11.1.25 Insulation<text:tab/>79</text:p>
          <text:p text:style-name="P1"><text:s/>11.1.26 Newton's Laws<text:tab/>80</text:p>
          <text:p text:style-name="P1"><text:s/>11.1.27 Pressure<text:tab/>80</text:p>
          <text:p text:style-name="P1"><text:s/>11.1.28 Pulleys<text:tab/>80</text:p>
          <text:p text:style-name="P3"><text:s/>12 Fundamentals Of Computation<text:tab/>80</text:p>
          <text:p text:style-name="P4"><text:s/>12.1 What Is A Computer?<text:tab/>80</text:p>
          <text:p text:style-name="P4"><text:s/>12.4 Contextual Meaning<text:tab/>81</text:p>
          <text:p text:style-name="P4"><text:s/>12.5 Variables<text:tab/>82</text:p>
          <text:p text:style-name="P4"><text:soft-page-break/><text:s/>12.6 Models<text:tab/>82</text:p>
          <text:p text:style-name="P4"><text:s/>12.7 Machine Language<text:tab/>83</text:p>
          <text:p text:style-name="P4"><text:s/>12.8 Compilers And Interpreters<text:tab/>86</text:p>
          <text:p text:style-name="P4"><text:s/>12.9 Algorithms<text:tab/>86</text:p>
          <text:p text:style-name="P4"><text:s/>12.10 Computation<text:tab/>88</text:p>
          <text:p text:style-name="P4"><text:s/>12.13 The Mathematics Part Of Mathematics Computing Systems<text:tab/>90</text:p>
        </text:index-body>
      </text:table-of-content>
      <text:p text:style-name="Standard"/>
      <text:h text:style-name="Heading_20_1" text:outline-level="1"><text:s/>1 Preface</text:h>
      <text:h text:style-name="Heading_20_2" text:outline-level="2"><text:s/>1.1 Dedication</text:h>
      <text:p text:style-name="Standard">This book is dedicated to Steve Yegge and his blog entry "Math Every Day" ( http://steve.yegge.googlepages.com/math-every-day).</text:p>
      <text:p text:style-name="Standard"><text:s/>1.1 Acknowledgments</text:p>
      <text:p text:style-name="Standard">The following people have provided feedback on this book (if I forgot to include your name on this list, please email me at ted.kosan at gmail.com):</text:p>
      <text:p text:style-name="Standard">xxx</text:p>
      <text:p text:style-name="Standard"/>
      <text:h text:style-name="Heading_20_2" text:outline-level="2"><text:s/>1.2 Support Group</text:h>
      <text:p text:style-name="Standard">The support group for this book is called xxx-support and it can be accessed at:</text:p>
      <text:p text:style-name="Standard">xxx . <text:s/>Please place "[Newbies book]" in the title of your email when you post to this group.</text:p>
      <text:p text:style-name="Standard"/>
      <text:h text:style-name="Heading_20_1" text:outline-level="1"><text:s/>2 Introduction</text:h>
      <text:p text:style-name="Standard">MathRider is an open source mathematics computing environment (MCE) for performing symbolic and numerical computations. <text:s/>Mathematics computing <text:s/>environments are complex and it takes a significant amount of time and effort to become proficient at using one. <text:s/>The amount of power that a mathematics computing environment makes available to a user, however, is well worth the effort needed to learn one. <text:s/>It will take a beginner a while to become an expert at using MathRider, but fortunately one does not need to be a MathRider expert in order to begin using it to solve problems.</text:p>
      <text:p text:style-name="Standard"><text:s/>2.1 What Is A Mathematics Computing Environment?</text:p>
      <text:p text:style-name="Standard">A mathematics computing environment is a set of computer programs that are able to automatically perform a wide range of symbolic and numeric mathematics calculation algorithms. <text:s/>Calculation algorithms exist for almost all areas of mathematics and new algorithms are being developed all the time. <text:s/>Another name for this kind of software is a Computer Algebra System (CAS).</text:p>
      <text:p text:style-name="Standard"/>
      <text:p text:style-name="Standard">A significant number of computer algebra systems have been created since the 1960s and the following list contains some of the more popular ones:</text:p>
      <text:p text:style-name="Standard"/>
      <text:p text:style-name="Standard">http://en.wikipedia.org/wiki/Comparison_of_computer_algebra_systems</text:p>
      <text:p text:style-name="Standard"/>
      <text:p text:style-name="Standard">Some environments are highly specialized and some are general purpose. <text:s/>Some allow mathematics to be displayed and entered in traditional form (which is what is found in most math textbooks), some are able to display traditional form mathematics but need to have it input as text, and some are only able to have mathematics displayed and entered as text.</text:p>
      <text:p text:style-name="Standard"><text:soft-page-break/></text:p>
      <text:p text:style-name="Standard">As an example of the difference between traditional mathematics form and text form, here is a formula which is displayed in traditional form:</text:p>
      <text:p text:style-name="Standard"/>
      <text:p text:style-name="Standard"/>
      <text:p text:style-name="Standard"/>
      <text:p text:style-name="Standard">and here is the same formula in text form:</text:p>
      <text:p text:style-name="Standard"/>
      <text:p text:style-name="Standard">A == x^2 + 4*h*x</text:p>
      <text:p text:style-name="Standard"/>
      <text:p text:style-name="Standard">Most mathematics computing environments contain some kind of mathematics-oriented high-level programming language. This allows software programs to be developed which have access to the mathematics algorithms which are included in the environment. <text:s/>Some of these mathematics-oriented programming languages were created specifically for the environment they work in while others are built around an existing programming language.</text:p>
      <text:p text:style-name="Standard"/>
      <text:p text:style-name="Standard">Some mathematics computing environments are proprietary and need to be purchased while others are open source and available for free. <text:s/>Both kinds of environments possess similar core capabilities, but they usually differ in other areas.</text:p>
      <text:p text:style-name="Standard"/>
      <text:p text:style-name="Standard">Proprietary environments tend to be more polished than open source environment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Standard"/>
      <text:p text:style-name="Standard">Some open source mathematics computing environments do not have graphical user interfaces, but their user interfaces are adequate for most purposes and the environment's source code will always be available to whomever wants it. <text:s/>This means that people can use the environment for as long as there is interest in it and they can also enhance it as desired.</text:p>
      <text:h text:style-name="Heading_20_2" text:outline-level="2"><text:s/>2.2 What Is MathRider?</text:h>
      <text:p text:style-name="Standard">MathRider is an open source mathematics computing environment that inputs mathematics in textual form and displays it in either textual form or traditional form. <text:s text:c="2"/>MathRider uses Yacas as its default computation engine, but in theory other computer algebra systems can be used. <text:s/>This means that expert MathRider users must also be expert Yacas programmers. <text:s/>Some knowledge of the Yacas programming language is so critical to being able to successfully use MathRider that a user's knowledge of Yacas can be used to help determine their level of MathRider expertise. (see Table 1)</text:p>
      <text:p text:style-name="Standard"/>
      <text:p text:style-name="Standard">Level</text:p>
      <text:p text:style-name="Standard">Knowledge</text:p>
      <text:p text:style-name="Standard">MathRider Expert</text:p>
      <text:p text:style-name="Standard">Knows Yacas well and MathRider well.</text:p>
      <text:p text:style-name="Standard">MathRider Novice</text:p>
      <text:p text:style-name="Standard">Knows Yacas but has only used MathRider for a short while.</text:p>
      <text:p text:style-name="Standard">MathRider Newbie</text:p>
      <text:p text:style-name="Standard">Does not know Yacas but has been exposed to at least 1 programming language.</text:p>
      <text:p text:style-name="Standard"><text:soft-page-break/>Programming Newbie</text:p>
      <text:p text:style-name="Standard">Does not know how a computer works and has never programmed before.</text:p>
      <text:p text:style-name="Standard">Table 1: MathRider user experience levels</text:p>
      <text:p text:style-name="Standard"/>
      <text:p text:style-name="Standard">This book is for MathRider Newbies. <text:s/>It assumes the reader has been exposed to at least 1 programming language, but has never programmed in Yacas (if your understanding of how computer programming works needs refreshing, you may want to read through the Fundamentals Of Computing section of this book.) <text:s/>This book will teach you enough Yacas to begin solving problems with MathRider. <text:s/>It will help you to become a MathRider Novice, but you will need to learn Yacas from books that are dedicated to it before you can become a MathRider Expert. <text:s/></text:p>
      <text:p text:style-name="Standard"/>
      <text:p text:style-name="Standard">If you are a programming newbie, this book will probably be too advanced for you. <text:s/>I have written a series of free books called The Professor and Pat Programming Series (http://professorandpat.org) and they are designed for programming newbies. <text:s/>If you are a programming newbie and are interested in learning how to use MathRider, you might be interested in working through the Professor and Pat Programming books first and then come back to this book when you are finished with them. <text:s/></text:p>
      <text:p text:style-name="Standard"/>
      <text:p text:style-name="Standard">The MathRider website (mathrider.org) contains more information about MathRider along with other MathRider resources.</text:p>
      <text:h text:style-name="Heading_20_2" text:outline-level="2"><text:s/>2.3 <text:s/>Accessing MathRider As A Web Service</text:h>
      <text:p text:style-name="Standard"/>
      <text:p text:style-name="Standard"/>
      <text:p text:style-name="Standard"/>
      <text:p text:style-name="Standard"/>
      <text:p text:style-name="Standard"/>
      <text:p text:style-name="Standard"/>
      <text:p text:style-name="Standard">Physical mathematics notebooks contain worksheets and therefore MathRider's virtual notebook contains worksheets too. <text:s/>The worksheet management page allows worksheets to be created, deleted, published on the Internet, etc. <text:s/>Since this is a newly created Notebook, it does not contain any worksheets yet. <text:s/></text:p>
      <text:p text:style-name="Standard"/>
      <text:p text:style-name="Standard">Create a new worksheet now by selecting the New Worksheet link. <text:s/>A worksheet can either use special mathematics fonts to display mathematics in traditional form or it can use images of these fonts. <text:s/>If the computer you are working on does not have mathematics fonts installed, the worksheet will display a message which indicates that it will use its built-in image fonts as an alternative. (see ) </text:p>
      <text:p text:style-name="Standard"/>
      <text:p text:style-name="Standard"/>
      <text:p text:style-name="Standard"/>
      <text:p text:style-name="Standard"/>
      <text:p text:style-name="Standard"/>
      <text:p text:style-name="Standard"/>
      <text:p text:style-name="Standard">Worksheets contain 1 or more cells which are used to enter source code that will be executed by MathRider. <text:s/>Cells have rectangles drawn around them as shown in Figure 6 and they are able to grow larger as more text is entered into them. When a worksheet is first created, an initial cell is placed at the top of its work area and this is where you will normally begin entering text.</text:p>
      <text:h text:style-name="Heading_20_2" text:outline-level="2"><text:soft-page-break/><text:s/>2.4 Entering Source Code Into A MathRider Cell</text:h>
      <text:p text:style-name="Standard">Lets begin exploring MathRider by using it as a simple calculator. <text:s/>Place your mouse cursor inside of the cell that is at the top of your worksheet. <text:s/>Notice that the cursor is automatically placed against the left side of a new cell. <text:s/>You must always begin each line of MathRider source code at the left side of a cell with no indenting (unless you are instructed to do otherwise).</text:p>
      <text:p text:style-name="Standard"/>
      <text:p text:style-name="Standard">Type the following text, but do not press the enter key:</text:p>
      <text:p text:style-name="Standard"/>
      <text:p text:style-name="Standard">2 + 3</text:p>
      <text:p text:style-name="Standard"/>
      <text:p text:style-name="Standard">your worksheet should now look like Drawing 1.</text:p>
      <text:p text:style-name="Standard"/>
      <text:p text:style-name="Standard"/>
      <text:p text:style-name="Standard"/>
      <text:p text:style-name="Standard">At this point you have 2 choices. <text:s/>You can either press the enter key &lt;enter&gt; or you can hold down the shift key and press the enter key &lt;shift&gt;&lt;enter&gt;. <text:s/>If you simply press the enter key, the cell will expand and drop the cursor down to the next line so you can continue entering source code.</text:p>
      <text:p text:style-name="Standard"/>
      <text:p text:style-name="Standard">If you press shift and enter, however, the Worksheet will take all the source code that has been typed into the cell and send it to the MathRider server through the network so the server can execute the code. <text:s/>When MathRider is given source code to execute, it will first process it using software called the MathRider preprocessor. <text:s/>The preprocessor converts MathRider source code into Python source code so that it can be executed using the Python environment that MathRider is built upon.</text:p>
      <text:p text:style-name="Standard"/>
      <text:p text:style-name="Standard">The converted source code is then passed to the Python environment where it is compiled into a special form of machine language called Python bytecode. <text:s/>The bytecode is then executed by a program that emulates a hardware CPU and this program is called the Python interpreter. </text:p>
      <text:p text:style-name="Standard"/>
      <text:p text:style-name="Standard">Sometimes the server is able to execute the code quickly and sometimes it will take a while. <text:s/>While the code is being executed by the server, the Worksheet will display a small green vertical bar beneath the cell towards the left side of the window as shown in Drawing 2.</text:p>
      <text:p text:style-name="Standard"/>
      <text:p text:style-name="Standard"/>
      <text:p text:style-name="Standard">When the server is finished executing the source code, the green bar will disappear. <text:s/>If a displayable result was generated, this result is sent back to the Worksheet and the Worksheet then displays it in the area that is directly beneath the cell that the request was submitted from.</text:p>
      <text:p text:style-name="Standard"/>
      <text:p text:style-name="Standard">Press shift and enter in your cell now and in a few moments you should see a result that looks like Drawing 3.</text:p>
      <text:p text:style-name="Standard"/>
      <text:p text:style-name="Standard">If code was submitted for execution from the bottom cell in the Notebook, a blank cell is automatically added beneath this cell when the server has finished executing the code.</text:p>
      <text:p text:style-name="Standard"/>
      <text:p text:style-name="Standard">Now enter the source code that is shown in the second cell in Drawing 4 and execute it.</text:p>
      <text:p text:style-name="Standard"/>
      <text:p text:style-name="Standard"/>
      <text:h text:style-name="Heading_20_1" text:outline-level="1"><text:soft-page-break/><text:s/>3 MathRider Programming Fundamentals</text:h>
      <text:h text:style-name="Heading_20_2" text:outline-level="2"><text:s/>3.1 Objects, Values, And Expressions</text:h>
      <text:p text:style-name="Standard">The source code lines</text:p>
      <text:p text:style-name="Standard"/>
      <text:p text:style-name="Standard">2 + 3 </text:p>
      <text:p text:style-name="Standard"/>
      <text:p text:style-name="Standard">and </text:p>
      <text:p text:style-name="Standard"/>
      <text:p text:style-name="Standard">5 + 6*21/18 - 2^3</text:p>
      <text:p text:style-name="Standard"/>
      <text:p text:style-name="Standard">are both called expressions and the following is a definition of what an expression is:</text:p>
      <text:p text:style-name="Standard"/>
      <text:p text:style-name="Standard">An expression in a programming language is a combination of values, variables, operators, and functions that are interpreted (evaluated) according to the particular rules of precedence and of association for a particular programming language, which computes and then produces another value. The expression is said to evaluate to that value. As in mathematics, the expression is (or can be said to have) its evaluated value; the expression is a representation of that value. (http://en.wikipedia.org/wiki/Expression_(programming))</text:p>
      <text:p text:style-name="Standard"/>
      <text:p text:style-name="Standard">In a computer, a value is a pattern of bits in one or more memory locations that mean something when interpreted using a given context. <text:s/>In MathRider, patterns of bits in memory that have meaning are called objects. <text:s/>MathRider itself is built with objects and the data that MathRider programs process are also represented as objects. <text:s/>Objects are explained in more depth in Chapter 4.</text:p>
      <text:p text:style-name="Standard"/>
      <text:p text:style-name="Standard">In the above expressions, 2, 3, 5, 6, 21, and 18 are objects that are interpreted using a context called the sage.rings.integer.Integer context. <text:s/>Contexts that can be associated with objects are called types and an object that is of type sage.rings.integer.Integer is used to represent integers.</text:p>
      <text:p text:style-name="Standard"/>
      <text:p text:style-name="Standard">There is a command in MathRider called type() which will return the type of any object that is passed to it. <text:s/>Lets have the type() command tell us what the type of the objects 3 and 21 are by executing the following code: (Note: from this point forward, the source code that is to be entered into a cell, and any results that need to be displayed, will be given without using a graphic worksheet screen capture.)</text:p>
      <text:p text:style-name="Standard"/>
      <text:p text:style-name="Standard">type(3)</text:p>
      <text:p text:style-name="Standard">|</text:p>
      <text:p text:style-name="Standard"><text:s text:c="4"/>&lt;type 'sage.rings.integer.Integer'&gt;</text:p>
      <text:p text:style-name="Standard"/>
      <text:p text:style-name="Standard">type(21)</text:p>
      <text:p text:style-name="Standard">|</text:p>
      <text:p text:style-name="Standard"><text:s text:c="4"/>&lt;type 'sage.rings.integer.Integer'&gt;</text:p>
      <text:p text:style-name="Standard"/>
      <text:p text:style-name="Standard">The way that a person tells the type() command what object they want to see the type information for is by placing the object within the parentheses which are to the right of the the name 'type'.</text:p>
      <text:p text:style-name="Standard"><text:s/>3.2 Operators</text:p>
      <text:p text:style-name="Standard">In the above expressions, the characters +, −, *, /, ^ are called operators and their purpose is to tell MathRider what operations to perform on the objects in an expression. <text:s/>For example, in the expression <text:soft-page-break/>2 + 3, the addition operator + tells MathRider to add the integer 2 to the integer 3 and return the result. <text:s/>Since both the objects 2 and 3 are of type sage.rings.integer.Integer, the result that is obtained by adding them together will also be an object of type sage.rings.integer.Integer.</text:p>
      <text:p text:style-name="Standard"/>
      <text:p text:style-name="Standard">The subtraction operator is −, the multiplication operator is *, / is the division operator, % is the remainder operator, and ^ is the exponent operator. <text:s/>MathRider has more operators in addition to these and more information about them can be found in Python documentation.</text:p>
      <text:p text:style-name="Standard"/>
      <text:p text:style-name="Standard">The following examples show the −, *, /,%, and ^ operators being used:</text:p>
      <text:p text:style-name="Standard"/>
      <text:p text:style-name="Standard">5 - 2</text:p>
      <text:p text:style-name="Standard">|</text:p>
      <text:p text:style-name="Standard">3</text:p>
      <text:p text:style-name="Standard"/>
      <text:p text:style-name="Standard">3*4</text:p>
      <text:p text:style-name="Standard">|</text:p>
      <text:p text:style-name="Standard">12</text:p>
      <text:p text:style-name="Standard"/>
      <text:p text:style-name="Standard">30/3</text:p>
      <text:p text:style-name="Standard">|</text:p>
      <text:p text:style-name="Standard">10</text:p>
      <text:p text:style-name="Standard"/>
      <text:p text:style-name="Standard">8%5</text:p>
      <text:p text:style-name="Standard">|</text:p>
      <text:p text:style-name="Standard">3</text:p>
      <text:p text:style-name="Standard"/>
      <text:p text:style-name="Standard">2^3</text:p>
      <text:p text:style-name="Standard">|</text:p>
      <text:p text:style-name="Standard">8</text:p>
      <text:p text:style-name="Standard"/>
      <text:p text:style-name="Standard">The − character can also be used to indicate a negative number:</text:p>
      <text:p text:style-name="Standard"/>
      <text:p text:style-name="Standard">-3</text:p>
      <text:p text:style-name="Standard">|</text:p>
      <text:p text:style-name="Standard"><text:s text:c="4"/>-3</text:p>
      <text:p text:style-name="Standard"/>
      <text:p text:style-name="Standard">Subtracting a negative number results in a positive number:</text:p>
      <text:p text:style-name="Standard"/>
      <text:p text:style-name="Standard">- -3</text:p>
      <text:p text:style-name="Standard">|</text:p>
      <text:p text:style-name="Standard"><text:s text:c="4"/>3</text:p>
      <text:p text:style-name="Standard"><text:s/>3.3 Operator Precedence</text:p>
      <text:p text:style-name="Standard">When expressions contain more than 1 operator, MathRider uses a set of rules called operator precedence to determine the order in which the operators are applied to the objects in the expression. <text:s/>Operator precedence is also referred to as the order of operations. <text:s/>Operators with higher precedence are evaluated before operators with lower precedence. <text:s/>The following table shows a subset of MathRider's operator precedence rules with higher precedence operators being placed higher in the table:</text:p>
      <text:p text:style-name="Standard"/>
      <text:p text:style-name="Standard"><text:soft-page-break/>^<text:tab/>Exponents are evaluated right to left.</text:p>
      <text:p text:style-name="Standard"/>
      <text:p text:style-name="Standard">*,%,/<text:tab/>Then multiplication, remainder, and division operations are evaluated left to right.</text:p>
      <text:p text:style-name="Standard"/>
      <text:p text:style-name="Standard">+, −<text:tab/>Finally, addition and subtraction are evaluated left to right.</text:p>
      <text:p text:style-name="Standard"/>
      <text:p text:style-name="Standard">Lets manually apply these precedence rules to the multi-operator expression we used earlier. <text:s/>Here is the expression in source code form:</text:p>
      <text:p text:style-name="Standard"/>
      <text:p text:style-name="Standard">5 + 6*21/18 - 2^3</text:p>
      <text:p text:style-name="Standard"/>
      <text:p text:style-name="Standard">And here it is in traditional form:</text:p>
      <text:p text:style-name="Standard"/>
      <text:p text:style-name="Standard"/>
      <text:p text:style-name="Standard">According to the precedence rules, this is the order in which MathRider evaluates the operations in this expression:</text:p>
      <text:p text:style-name="Standard"/>
      <text:p text:style-name="Standard">5 + 6*21/18 - 2^3</text:p>
      <text:p text:style-name="Standard">5 + 6*21/18 - 8</text:p>
      <text:p text:style-name="Standard">5 + 126/18 - 8</text:p>
      <text:p text:style-name="Standard">5 + 7 - 8</text:p>
      <text:p text:style-name="Standard">12 - 8</text:p>
      <text:p text:style-name="Standard">4</text:p>
      <text:p text:style-name="Standard"/>
      <text:p text:style-name="Standard">Starting with the first expression, MathRider evaluates the ^ operator first which results in the 8 in the expression below it. <text:s/>In the second expression, the * operator is executed next, and so on. <text:s/>The last expression shows that the final result after all of the operators have been evaluated is 4.</text:p>
      <text:h text:style-name="Heading_20_2" text:outline-level="2"><text:s/>3.4 Changing The Order Of Operations In An Expression</text:h>
      <text:p text:style-name="Standard">The default order of operations for an expression can be changed by grouping various parts of the expression within parentheses. <text:s/>Parentheses force the code that is placed inside of them to be evaluated before any other operators are evaluated. <text:s text:c="2"/>For example, the expression 2 + 4*5 evaluates to 22 using the default precedence rules:</text:p>
      <text:p text:style-name="Standard"/>
      <text:p text:style-name="Standard">2 + 4*5</text:p>
      <text:p text:style-name="Standard">|</text:p>
      <text:p text:style-name="Standard"><text:s text:c="4"/>22</text:p>
      <text:p text:style-name="Standard"/>
      <text:p text:style-name="Standard">If parentheses are placed around 4 + 5, however, the addition is forced to be evaluated before the multiplication and the result is 30:</text:p>
      <text:p text:style-name="Standard"/>
      <text:p text:style-name="Standard">(2 + 4)*5</text:p>
      <text:p text:style-name="Standard">|</text:p>
      <text:p text:style-name="Standard"><text:s text:c="4"/>30</text:p>
      <text:p text:style-name="Standard"/>
      <text:p text:style-name="Standard">Parentheses can also be nested and nested parentheses are evaluated from the most deeply nested parentheses outward:</text:p>
      <text:p text:style-name="Standard"/>
      <text:p text:style-name="Standard"><text:soft-page-break/>((2 + 4)*3)*5</text:p>
      <text:p text:style-name="Standard">|</text:p>
      <text:p text:style-name="Standard"><text:s text:c="4"/>90</text:p>
      <text:p text:style-name="Standard"/>
      <text:p text:style-name="Standard">Since parentheses are evaluated before any other operators, they are placed at the top of the precedence table:</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Finally, addition and subtraction are evaluated left to right.</text:p>
      <text:h text:style-name="Heading_20_2" text:outline-level="2"><text:s/>3.5 Variables</text:h>
      <text:p text:style-name="Standard">A variable is a name that can be associated with a memory address so that humans can refer to bit pattern symbols in memory using a name instead of a number. <text:s/>One way to create variables in MathRider is through assignment and it consists of placing the name of a variable you would like to create on the left side of an equals sign '=' and an expression on the right side of the equals sign. <text:s/>When the expression returns an object, the object is assigned to the variable. </text:p>
      <text:p text:style-name="Standard"/>
      <text:p text:style-name="Standard">In the following example, a variable called box is created and the number 7 is assigned to it:</text:p>
      <text:p text:style-name="Standard"/>
      <text:p text:style-name="Standard">box = 7</text:p>
      <text:p text:style-name="Standard">|</text:p>
      <text:p text:style-name="Standard"/>
      <text:p text:style-name="Standard">Notice that unlike earlier examples, a displayable result is not returned to the worksheet because the result was placed in the variable box. <text:s/>If you want to see the contents of box, type its name into a blank cell and then evaluate the cell:</text:p>
      <text:p text:style-name="Standard"/>
      <text:p text:style-name="Standard">box</text:p>
      <text:p text:style-name="Standard">|</text:p>
      <text:p text:style-name="Standard"><text:s text:c="4"/>7</text:p>
      <text:p text:style-name="Standard"/>
      <text:p text:style-name="Standard">As can be seen in this example, variables that are created in a given cell in a worksheet are also available to the other cells in a worksheet. <text:s/>Variables exist in a worksheet as long as the worksheet is open, but when the worksheet is closed, the variables are lost. <text:s/>When the worksheet is reopened, the variables will need to be created again by evaluating the cells they are assigned in. <text:s/>Variables can be saved before a worksheet is closed and then loaded when the worksheet is opened again, but this is an advanced topic which will be covered later.</text:p>
      <text:p text:style-name="Standard"/>
      <text:p text:style-name="Standard">MathRider variables are also case sensitive. <text:s/>This means that MathRider takes into account the case of each letter in a variable name when it is deciding if two or more variable names are the same variable or not. <text:s/>For example, the variable name Box and the variable name box are not the same variable because the first variable name starts with an upper case 'B' and the second variable name starts with a lower case 'b'.</text:p>
      <text:p text:style-name="Standard"/>
      <text:p text:style-name="Standard"><text:soft-page-break/>Programs are able to have more than 1 variable and here is a more sophisticated example which uses 3 variables:</text:p>
      <text:p text:style-name="Standard"/>
      <text:p text:style-name="Standard">a = 2</text:p>
      <text:p text:style-name="Standard">|</text:p>
      <text:p text:style-name="Standard"/>
      <text:p text:style-name="Standard">b = 3</text:p>
      <text:p text:style-name="Standard">|</text:p>
      <text:p text:style-name="Standard"/>
      <text:p text:style-name="Standard">a + b</text:p>
      <text:p text:style-name="Standard">|</text:p>
      <text:p text:style-name="Standard"><text:s text:c="4"/>5</text:p>
      <text:p text:style-name="Standard"/>
      <text:p text:style-name="Standard">answer = a + b</text:p>
      <text:p text:style-name="Standard">|</text:p>
      <text:p text:style-name="Standard"/>
      <text:p text:style-name="Standard">answer</text:p>
      <text:p text:style-name="Standard">|</text:p>
      <text:p text:style-name="Standard"><text:s text:c="4"/>5</text:p>
      <text:p text:style-name="Standard"/>
      <text:p text:style-name="Standard">The part of an expression that is on the right side of an equals sign '=' is always evaluated first and the result is then assigned to the variable that is on the left side of the equals sign.</text:p>
      <text:p text:style-name="Standard"/>
      <text:p text:style-name="Standard">When a variable is passed to the type() command, the type of the object that the variable is assigned to is returned:</text:p>
      <text:p text:style-name="Standard"/>
      <text:p text:style-name="Standard">a = 4</text:p>
      <text:p text:style-name="Standard">type(a)</text:p>
      <text:p text:style-name="Standard">|</text:p>
      <text:p text:style-name="Standard"><text:s text:c="4"/>&lt;type 'sage.rings.integer.Integer'&gt;</text:p>
      <text:p text:style-name="Standard"/>
      <text:p text:style-name="Standard">Data types and the type command will be covered more fully later.</text:p>
      <text:h text:style-name="Heading_20_2" text:outline-level="2"><text:s/>3.6 Statements</text:h>
      <text:p text:style-name="Standard">Statements are the part of a programming language that is used to encode algorithm logic. <text:s/>Unlike expressions, statements do not return objects and they <text:s/>are used because of the various effects they are able to produce. <text:s/>Statements can contain both expressions and statements and programs are constructed by using a sequence of statements.</text:p>
      <text:p text:style-name="Standard"><text:s/>3.6.1 The print Statement</text:p>
      <text:p text:style-name="Standard">If more than one expression in a cell generates a displayable result, the cell will only display the result from the bottommost expression. <text:s/>For example, this program creates 3 variables and then attempts to display the contents of these variables:</text:p>
      <text:p text:style-name="Standard"/>
      <text:p text:style-name="Standard">a = 1</text:p>
      <text:p text:style-name="Standard">b = 2</text:p>
      <text:p text:style-name="Standard">c = 3</text:p>
      <text:p text:style-name="Standard">a</text:p>
      <text:p text:style-name="Standard">b</text:p>
      <text:p text:style-name="Standard"><text:soft-page-break/>c</text:p>
      <text:p text:style-name="Standard">|</text:p>
      <text:p text:style-name="Standard"><text:s text:c="4"/>3</text:p>
      <text:p text:style-name="Standard"/>
      <text:p text:style-name="Standard">In MathRider, programs are executed one line at a time, starting at the topmost line of code and working downwards from there. <text:s/>In this example, the line a = 1 is executed first, then the line b = 2 is executed, and so on. <text:s/>Notice, however, that even though we wanted to see what was in all 3 variables, only the content of the last variable was displayed.</text:p>
      <text:p text:style-name="Standard"/>
      <text:p text:style-name="Standard">MathRider has a statement called print that allows the results of expressions to be displayed regardless of where they are located in the cell. <text:s/>This example is similar to the previous one except print statements are used to display the contents of all 3 variables:</text:p>
      <text:p text:style-name="Standard"/>
      <text:p text:style-name="Standard">a = 1</text:p>
      <text:p text:style-name="Standard">b = 2</text:p>
      <text:p text:style-name="Standard">c = 3</text:p>
      <text:p text:style-name="Standard">print a</text:p>
      <text:p text:style-name="Standard">print b</text:p>
      <text:p text:style-name="Standard">print c</text:p>
      <text:p text:style-name="Standard">|</text:p>
      <text:p text:style-name="Standard"><text:s text:c="4"/>1</text:p>
      <text:p text:style-name="Standard"><text:s text:c="4"/>2</text:p>
      <text:p text:style-name="Standard"><text:s text:c="4"/>3</text:p>
      <text:p text:style-name="Standard"/>
      <text:p text:style-name="Standard">The print statement will also print multiple results on the same line if commas are placed between the expressions that are passed to it:</text:p>
      <text:p text:style-name="Standard"/>
      <text:p text:style-name="Standard">a = 1</text:p>
      <text:p text:style-name="Standard">b = 2</text:p>
      <text:p text:style-name="Standard">c = 3*6</text:p>
      <text:p text:style-name="Standard">print a,b,c</text:p>
      <text:p text:style-name="Standard">|</text:p>
      <text:p text:style-name="Standard"><text:s text:c="3"/>1 2 18</text:p>
      <text:p text:style-name="Standard"/>
      <text:p text:style-name="Standard">When a comma is placed after a variable or object which is being passed to the print statement, it tells the statement not to drop the cursor down to the next line after it is finished printing. <text:s/>Therefore, the next time a print statement is executed, it will place its output on the same line as the previous print statement's output.</text:p>
      <text:p text:style-name="Standard"/>
      <text:p text:style-name="Standard">Another way to display multiple results from a cell is by using semicolons ';'. <text:s/>In MathRider, semicolons can be placed after statements as optional terminators, but most of the time one will only see them used to place multiple statements on the same line. <text:s text:c="2"/>The following example shows semicolons being used to allow variables a, b, and c to be initialized on one line:</text:p>
      <text:p text:style-name="Standard"/>
      <text:p text:style-name="Standard">a=1;b=2;c=3</text:p>
      <text:p text:style-name="Standard">print a,b,c</text:p>
      <text:p text:style-name="Standard">|</text:p>
      <text:p text:style-name="Standard">1 2 3</text:p>
      <text:p text:style-name="Standard">The next example shows how semicolons can be also used to output multiple results from a cell:</text:p>
      <text:p text:style-name="Standard"><text:soft-page-break/></text:p>
      <text:p text:style-name="Standard">a = 1</text:p>
      <text:p text:style-name="Standard">b = 2</text:p>
      <text:p text:style-name="Standard">c = 3*6</text:p>
      <text:p text:style-name="Standard">a;b;c</text:p>
      <text:p text:style-name="Standard">|</text:p>
      <text:p text:style-name="Standard">1</text:p>
      <text:p text:style-name="Standard">2</text:p>
      <text:p text:style-name="Standard">18</text:p>
      <text:h text:style-name="Heading_20_2" text:outline-level="2"><text:s/>3.7 Strings</text:h>
      <text:p text:style-name="Standard">A string is a type of object that is used to hold text-based information. <text:s/>The typical expression that is used to create a string object consists of text which is enclosed within either double quotes or single quotes. <text:s/>Strings can be referenced by variables just like numbers can and strings can also be displayed by the print statement. <text:s/>The following example assigns a string object to the variable 'a', prints the string object that 'a' references, and then also displays its type:</text:p>
      <text:p text:style-name="Standard"/>
      <text:p text:style-name="Standard">a = "Hello, I am a string."</text:p>
      <text:p text:style-name="Standard">print a</text:p>
      <text:p text:style-name="Standard">type(a)</text:p>
      <text:p text:style-name="Standard">|</text:p>
      <text:p text:style-name="Standard"><text:s text:c="4"/>Hello, I am a string.</text:p>
      <text:p text:style-name="Standard"><text:s text:c="4"/>&lt;type 'str'&gt;</text:p>
      <text:h text:style-name="Heading_20_2" text:outline-level="2"><text:s/>3.8 Comments</text:h>
      <text:p text:style-name="Standard">Source code can often be difficult to understand and therefore all programming languages provide the ability for comments to be included in the code. <text:s/>Comments are used to explain what the code near them is doing and they are <text:s/>usually meant to be read by a human looking at the source code. <text:s/>Comments are ignored when the program is executed.</text:p>
      <text:p text:style-name="Standard"/>
      <text:p text:style-name="Standard">There are two ways that MathRider allows comments to be added to source code. <text:s/>The first way is by placing a pound sign '#' to the left of any text that is meant to serve as a comment. <text:s/>The text from the pound sign to the end of the line the pound sign is on will be treated as a comment. <text:s/>Here is a program that contains comments which use a pound sign:</text:p>
      <text:p text:style-name="Standard"/>
      <text:p text:style-name="Standard">#This is a comment.</text:p>
      <text:p text:style-name="Standard">x = 2 #Set the variable x equal to 2.</text:p>
      <text:p text:style-name="Standard">print x</text:p>
      <text:p text:style-name="Standard">|</text:p>
      <text:p text:style-name="Standard"><text:s text:c="4"/>2</text:p>
      <text:p text:style-name="Standard"/>
      <text:p text:style-name="Standard">When this program is executed, the text that starts with a pound sign is ignored.</text:p>
      <text:p text:style-name="Standard"/>
      <text:p text:style-name="Standard">The second way to add comments to a MathRider program is by enclosing the comments in a set of triple quotes. <text:s/>This option is useful when a comment is too large to fit on one line. <text:s/>This program shows a triple quoted comment:</text:p>
      <text:p text:style-name="Standard"/>
      <text:p text:style-name="Standard">"""</text:p>
      <text:p text:style-name="Standard"><text:soft-page-break/>This is a longer comment and it uses</text:p>
      <text:p text:style-name="Standard">more than one line. The following</text:p>
      <text:p text:style-name="Standard">code assigns the number 3 to variable</text:p>
      <text:p text:style-name="Standard">x and then it prints x.</text:p>
      <text:p text:style-name="Standard">"""</text:p>
      <text:p text:style-name="Standard"/>
      <text:p text:style-name="Standard">x = 3</text:p>
      <text:p text:style-name="Standard">print x </text:p>
      <text:p text:style-name="Standard">|</text:p>
      <text:p text:style-name="Standard"><text:s text:c="4"/>3</text:p>
      <text:h text:style-name="Heading_20_2" text:outline-level="2"><text:s/>3.9 Conditional Operators</text:h>
      <text:p text:style-name="Standard">A conditional operator is an operator that is used to compare two objects. <text:s/>Expressions that contain conditional operators return a boolean object and a boolean object is one that can either be True or False. <text:s/>Table 2 shows the conditional operators that MathRider uses:</text:p>
      <text:p text:style-name="Standard"/>
      <text:p text:style-name="Standard">Operator</text:p>
      <text:p text:style-name="Standard">Description</text:p>
      <text:p text:style-name="Standard"><text:s text:c="2"/>x == y</text:p>
      <text:p text:style-name="Standard">Returns True if the two objects are equal and False if they are not equal. <text:s/>Notice that == performs a comparison and not an assignment like = does.</text:p>
      <text:p text:style-name="Standard"><text:s text:c="2"/>x &lt;&gt; y</text:p>
      <text:p text:style-name="Standard">Returns True if the objects are not equal and False if they are equal.</text:p>
      <text:p text:style-name="Standard"><text:s text:c="2"/>x != y</text:p>
      <text:p text:style-name="Standard">Returns True if the objects are not equal and False if they are equal.</text:p>
      <text:p text:style-name="Standard"><text:s text:c="2"/>x &lt; y</text:p>
      <text:p text:style-name="Standard">Returns True if the left object is less than the right object and False if the left object is not less than the right object.</text:p>
      <text:p text:style-name="Standard"><text:s text:c="2"/>x &lt;= y</text:p>
      <text:p text:style-name="Standard">Returns True if the left object is less than or equal to the right object and False if the left object is not less than or equal to the right object.</text:p>
      <text:p text:style-name="Standard"><text:s text:c="2"/>x &gt; y</text:p>
      <text:p text:style-name="Standard">Returns True if the left object is greater than the right object and False if the left object is not greater than the right object.</text:p>
      <text:p text:style-name="Standard"><text:s text:c="2"/>x &gt;= y</text:p>
      <text:p text:style-name="Standard">Returns True if the left object is greater than or equal to the right object and False if the left object is not greater than or equal to the right object.</text:p>
      <text:p text:style-name="Standard">Table 2: Conditional Operators</text:p>
      <text:p text:style-name="Standard"/>
      <text:p text:style-name="Standard">The following examples show each of the conditional operators in Table 2 being used to compare objects that have been placed into variables x and y:</text:p>
      <text:p text:style-name="Standard"/>
      <text:p text:style-name="Standard"># Example 1.</text:p>
      <text:p text:style-name="Standard">x = 2</text:p>
      <text:p text:style-name="Standard">y = 3 </text:p>
      <text:p text:style-name="Standard"/>
      <text:p text:style-name="Standard">print x, "==", y, ":", x == y</text:p>
      <text:p text:style-name="Standard">print x, "&lt;&gt;", y, ":", x &lt;&gt; y</text:p>
      <text:p text:style-name="Standard"><text:soft-page-break/>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2 == 3 : False</text:p>
      <text:p text:style-name="Standard"><text:s text:c="4"/>2 &lt;&gt; 3 : True</text:p>
      <text:p text:style-name="Standard"><text:s text:c="4"/>2 != 3 : True</text:p>
      <text:p text:style-name="Standard"><text:s text:c="4"/>2 &lt; 3 : True</text:p>
      <text:p text:style-name="Standard"><text:s text:c="4"/>2 &lt;= 3 : True</text:p>
      <text:p text:style-name="Standard"><text:s text:c="4"/>2 &gt; 3 : False</text:p>
      <text:p text:style-name="Standard"><text:s text:c="4"/>2 &gt;= 3 : False</text:p>
      <text:p text:style-name="Standard"/>
      <text:p text:style-name="Standard"># Example 2.</text:p>
      <text:p text:style-name="Standard">x = 2</text:p>
      <text:p text:style-name="Standard">y = 2 <text:s/></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2 == 2 : True</text:p>
      <text:p text:style-name="Standard"><text:s text:c="4"/>2 &lt;&gt; 2 : False</text:p>
      <text:p text:style-name="Standard"><text:s text:c="4"/>2 != 2 : False</text:p>
      <text:p text:style-name="Standard"><text:s text:c="4"/>2 &lt; 2 : False</text:p>
      <text:p text:style-name="Standard"><text:s text:c="4"/>2 &lt;= 2 : True</text:p>
      <text:p text:style-name="Standard"><text:s text:c="4"/>2 &gt; 2 : False</text:p>
      <text:p text:style-name="Standard"><text:s text:c="4"/>2 &gt;= 2 : True</text:p>
      <text:p text:style-name="Standard"/>
      <text:p text:style-name="Standard"># Example 3.</text:p>
      <text:p text:style-name="Standard">x = 3</text:p>
      <text:p text:style-name="Standard">y = 2 <text:s/></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3 == 2 : False</text:p>
      <text:p text:style-name="Standard"><text:s text:c="4"/>3 &lt;&gt; 2 : True</text:p>
      <text:p text:style-name="Standard"><text:s text:c="4"/>3 != 2 : True</text:p>
      <text:p text:style-name="Standard"><text:soft-page-break/><text:s text:c="4"/>3 &lt; 2 : False</text:p>
      <text:p text:style-name="Standard"><text:s text:c="4"/>3 &lt;= 2 : False</text:p>
      <text:p text:style-name="Standard"><text:s text:c="4"/>3 &gt; 2 : True</text:p>
      <text:p text:style-name="Standard"><text:s text:c="4"/>3 &gt;= 2 : True</text:p>
      <text:p text:style-name="Standard"/>
      <text:p text:style-name="Standard">Conditional operators are placed at a lower level of precedence than the other operators we have covered to this point:</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Then addition and subtraction are evaluated left to right.</text:p>
      <text:p text:style-name="Standard"/>
      <text:p text:style-name="Standard">==,&lt;&gt;,!=,&lt;,&lt;=,&gt;,&gt;= <text:s text:c="3"/>Finally, conditional operators are evaluated.</text:p>
      <text:p text:style-name="Standard"><text:s/>3.10 Making Decisions With The if Statement</text:p>
      <text:p text:style-name="Standard">All programming languages provide the ability to make decisions and the most commonly used statement for making decisions in MathRider is the if statement.</text:p>
      <text:p text:style-name="Standard"/>
      <text:p text:style-name="Standard">A simplified syntax specification for the if statement is as follows:</text:p>
      <text:p text:style-name="Standard"/>
      <text:p text:style-name="Standard">if &lt;expression&gt;:</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way an if statement works is that it evaluates the expression to its immediate right and then looks at the object that is returned. <text:s/>If this object is "true", the statements that are inside the if statement are executed. <text:s/>If the object is "false", the statements inside of the if are not executed.</text:p>
      <text:p text:style-name="Standard"/>
      <text:p text:style-name="Standard">In MathRider, an object is "true" if it is nonzero or nonempty and it is "false" if it is zero or empty. <text:s/>An expression that contains one or more conditional operators will return a boolean object which will be either True or False.</text:p>
      <text:p text:style-name="Standard"/>
      <text:p text:style-name="Standard">The way that statements are placed inside of a statement is by putting a colon ':' at the end of the statement's header and then placing one or more statements underneath it. <text:s/>The statements that are placed underneath an enclosing statement must each be indented one or more tabs or spaces from the left side of the enclosing statement. <text:s/>All indented statements, however, must be indented the same way and the same amount. <text:s/>One or more statements that are indented like this are referred to as a block of code.</text:p>
      <text:p text:style-name="Standard"/>
      <text:p text:style-name="Standard">The following program uses an if statement to determine if the number in variable x is greater than 5. <text:s/>If x is greater than 5, the program will print "Greater" and then "End of program".</text:p>
      <text:p text:style-name="Standard"/>
      <text:p text:style-name="Standard"><text:soft-page-break/>x = 6</text:p>
      <text:p text:style-name="Standard"/>
      <text:p text:style-name="Standard">print x &gt; 5</text:p>
      <text:p text:style-name="Standard"/>
      <text:p text:style-name="Standard">if x &gt; 5:</text:p>
      <text:p text:style-name="Standard"><text:s text:c="4"/>print x</text:p>
      <text:p text:style-name="Standard"><text:s text:c="4"/>print "Greater"</text:p>
      <text:p text:style-name="Standard"/>
      <text:p text:style-name="Standard">print "End of program"</text:p>
      <text:p text:style-name="Standard">|</text:p>
      <text:p text:style-name="Standard"><text:s text:c="4"/>True</text:p>
      <text:p text:style-name="Standard"><text:s text:c="4"/>6</text:p>
      <text:p text:style-name="Standard"><text:s text:c="4"/>Greater</text:p>
      <text:p text:style-name="Standard"><text:s text:c="4"/>End of program</text:p>
      <text:p text:style-name="Standard">In this program, x has been set to 6 and therefore the expression x &gt; 5 is true. <text:s/>When this expression is printed, it prints the boolean object True because 6 is greater than 5.</text:p>
      <text:p text:style-name="Standard"/>
      <text:p text:style-name="Standard">When the if statement evaluates the expression and determines it is True, it then executes the print statements that are inside of it and the contents of variable x are printed along with the string "Greater". <text:s/>If additional statements needed to be placed within the if statement, they would have been added underneath the print statements at the same level of indenting.</text:p>
      <text:p text:style-name="Standard"/>
      <text:p text:style-name="Standard">Finally, the last print statement prints the string "End of program" regardless of what the if statement does.</text:p>
      <text:p text:style-name="Standard"/>
      <text:p text:style-name="Standard">Here is the same program except that x has been set to 4 instead of 6:</text:p>
      <text:p text:style-name="Standard"/>
      <text:p text:style-name="Standard">x = 4</text:p>
      <text:p text:style-name="Standard"/>
      <text:p text:style-name="Standard">print x &gt; 5</text:p>
      <text:p text:style-name="Standard"/>
      <text:p text:style-name="Standard">if x &gt; 5:</text:p>
      <text:p text:style-name="Standard"><text:s text:c="4"/>print x</text:p>
      <text:p text:style-name="Standard"><text:s text:c="4"/>print "Greater."</text:p>
      <text:p text:style-name="Standard"/>
      <text:p text:style-name="Standard">print "End of program."</text:p>
      <text:p text:style-name="Standard">|</text:p>
      <text:p text:style-name="Standard"><text:s text:c="4"/>False</text:p>
      <text:p text:style-name="Standard"><text:s text:c="4"/>End of program.</text:p>
      <text:p text:style-name="Standard">This time the expression x &gt; 4 returns a False object which causes the if statement to not execute the statements that are inside of it.</text:p>
      <text:h text:style-name="Heading_20_2" text:outline-level="2"><text:s/>3.11 The and, or, And not Boolean Operators</text:h>
      <text:p text:style-name="Standard">Sometimes one wants to check if two or more expressions are all true and the way to do this is with the and operator:</text:p>
      <text:p text:style-name="Standard"/>
      <text:p text:style-name="Standard">a = 7</text:p>
      <text:p text:style-name="Standard">b = 9</text:p>
      <text:p text:style-name="Standard"><text:soft-page-break/>print a &lt; 5 and b &lt; 10</text:p>
      <text:p text:style-name="Standard">print a &gt; 5 and b &gt; 10</text:p>
      <text:p text:style-name="Standard">print a &lt; 5 and b &gt; 10</text:p>
      <text:p text:style-name="Standard">print a &gt; 5 and b &lt; 10</text:p>
      <text:p text:style-name="Standard">if a &gt; 5 and b &lt; 10:</text:p>
      <text:p text:style-name="Standard"><text:s text:c="4"/>print "These expressions are both true."</text:p>
      <text:p text:style-name="Standard">|</text:p>
      <text:p text:style-name="Standard">False</text:p>
      <text:p text:style-name="Standard">False</text:p>
      <text:p text:style-name="Standard">False</text:p>
      <text:p text:style-name="Standard">True</text:p>
      <text:p text:style-name="Standard">These expressions are both true.</text:p>
      <text:p text:style-name="Standard"/>
      <text:p text:style-name="Standard">At other times one wants to determine if at least one expression in a group is true and this is done with the or operator:</text:p>
      <text:p text:style-name="Standard"/>
      <text:p text:style-name="Standard">a = 7</text:p>
      <text:p text:style-name="Standard">b = 9</text:p>
      <text:p text:style-name="Standard">print a &lt; 5 or b &lt; 10</text:p>
      <text:p text:style-name="Standard">print a &gt; 5 or b &gt; 10</text:p>
      <text:p text:style-name="Standard">print a &gt; 5 or b &lt; 10</text:p>
      <text:p text:style-name="Standard">print a &lt; 5 or b &gt; 10</text:p>
      <text:p text:style-name="Standard"/>
      <text:p text:style-name="Standard">if a &lt; 5 or b &lt; 10:</text:p>
      <text:p text:style-name="Standard"><text:s text:c="4"/>print "At least one of these expressions is true."</text:p>
      <text:p text:style-name="Standard">|</text:p>
      <text:p text:style-name="Standard">True</text:p>
      <text:p text:style-name="Standard">True</text:p>
      <text:p text:style-name="Standard">True</text:p>
      <text:p text:style-name="Standard">False</text:p>
      <text:p text:style-name="Standard">At least one of these expressions is true.</text:p>
      <text:p text:style-name="Standard">Finally, the not operator can be used to change a True result to a False result, and a False result to a True result:</text:p>
      <text:p text:style-name="Standard"/>
      <text:p text:style-name="Standard">a = 7</text:p>
      <text:p text:style-name="Standard">print a &gt; 5</text:p>
      <text:p text:style-name="Standard">print not a &gt; 5</text:p>
      <text:p text:style-name="Standard">|</text:p>
      <text:p text:style-name="Standard">True</text:p>
      <text:p text:style-name="Standard">False</text:p>
      <text:p text:style-name="Standard">Boolean operators are placed at a lower level of precedence than the other operators we have covered to this point:</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text:soft-page-break/>+, −<text:tab/>Then addition and subtraction are evaluated left to right.</text:p>
      <text:p text:style-name="Standard"/>
      <text:p text:style-name="Standard">==,&lt;&gt;,!=,&lt;,&lt;=,&gt;,&gt;= <text:s text:c="3"/>Then conditional operators are evaluated.</text:p>
      <text:p text:style-name="Standard"/>
      <text:p text:style-name="Standard">not<text:tab/>The boolean operators are evaluated last.</text:p>
      <text:p text:style-name="Standard"/>
      <text:p text:style-name="Standard">and<text:tab/></text:p>
      <text:p text:style-name="Standard"/>
      <text:p text:style-name="Standard">or<text:tab/></text:p>
      <text:p text:style-name="Standard"/>
      <text:p text:style-name="Standard"/>
      <text:p text:style-name="Standard"/>
      <text:h text:style-name="Heading_20_2" text:outline-level="2"><text:s/>3.12 Looping With The while Statement</text:h>
      <text:p text:style-name="Standard">Many kinds of machines, including computers, derive much of their power from the principle of repeated cycling. <text:s/>MathRider provides a number of ways to implement repeated cycling in a program and these ways range from straight-forward to subtle. <text:s text:c="2"/>We will begin discussing looping in MathRider by starting with the straight-forward while statement.</text:p>
      <text:p text:style-name="Standard"/>
      <text:p text:style-name="Standard">The syntax specification for the while statement is as follows:</text:p>
      <text:p text:style-name="Standard"/>
      <text:p text:style-name="Standard">while &lt;expression&gt;:</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while statement is similar to the if statement except it will repeatedly execute the statements it contains as long as the expression to the right of its header is true. <text:s/>As soon as the expression returns a False object, the while statement skips the statements it contains and execution continues with the statement that immediately follows the while statement (if there is one). </text:p>
      <text:p text:style-name="Standard"/>
      <text:p text:style-name="Standard">The following example program uses a while loop to print the integers from 1 to 10:</text:p>
      <text:p text:style-name="Standard"/>
      <text:p text:style-name="Standard"># Print the integers from 1 to 10.</text:p>
      <text:p text:style-name="Standard"/>
      <text:p text:style-name="Standard">x = 1 <text:s/>#Initialize a counting variable to 1 outside of the loop.</text:p>
      <text:p text:style-name="Standard"/>
      <text:p text:style-name="Standard">while x &lt;= 10:</text:p>
      <text:p text:style-name="Standard"><text:s text:c="4"/>print x</text:p>
      <text:p text:style-name="Standard"><text:s text:c="4"/>x = x + 1 <text:s/>#Increment x by 1.</text:p>
      <text:p text:style-name="Standard">|</text:p>
      <text:p text:style-name="Standard">1</text:p>
      <text:p text:style-name="Standard">2</text:p>
      <text:p text:style-name="Standard">3</text:p>
      <text:p text:style-name="Standard">4</text:p>
      <text:p text:style-name="Standard"><text:soft-page-break/>5</text:p>
      <text:p text:style-name="Standard">6</text:p>
      <text:p text:style-name="Standard">7</text:p>
      <text:p text:style-name="Standard">8</text:p>
      <text:p text:style-name="Standard">9</text:p>
      <text:p text:style-name="Standard">10</text:p>
      <text:p text:style-name="Standard">In this program, a single variable called x is created. <text:s/>It is used to tell the print statement which integer to print and it is also used in the expression that determines if the while loop should continue to loop or not.</text:p>
      <text:p text:style-name="Standard"/>
      <text:p text:style-name="Standard">When the program is executed, 1 is placed into x and then the while statement is <text:s/>entered. <text:s/>The expression x &lt;= 10 becomes 1 &lt;= 10 and, since 1 is less than or equal to 10, a boolean object containing True is returned by the expression.</text:p>
      <text:p text:style-name="Standard"/>
      <text:p text:style-name="Standard">The while statement sees that the expression returned a true object and therefore it executes all of the statements inside of itself from top to bottom. <text:s/></text:p>
      <text:p text:style-name="Standard"/>
      <text:p text:style-name="Standard">The print statement prints the current contents of x (which is 1) then x = x + 1 is executed. <text:s/></text:p>
      <text:p text:style-name="Standard"/>
      <text:p text:style-name="Standard">The expression x = x + 1 is a standard expression form that is used in many programming languages. <text:s/>Each time an expression in this form is evaluated, it increases the variable it contains by 1. <text:s/>Another way to describe the effect this expression has on x is to say that it increments x by 1.</text:p>
      <text:p text:style-name="Standard"/>
      <text:p text:style-name="Standard">In this case x contains 1 and, after the expression is evaluated, x contains 2.</text:p>
      <text:p text:style-name="Standard"/>
      <text:p text:style-name="Standard">After the last statement inside of a while statement is executed, the while statement reevaluates the expression to the right of its header to determine whether it should continue looping or not. <text:s/>Since x is 2 at this point, the expression returns True and the code inside the while statement is executed again. <text:s/>This loop will be repeated until x is incremented to 11 and the expression returns False.</text:p>
      <text:p text:style-name="Standard"/>
      <text:p text:style-name="Standard">The previous program can be adjusted in a number of ways to achieve different results. <text:s/>For example, the following program prints the integers from 1 to 100 by increasing the 10 in the expression which is at the right side of the while header to 100. <text:s/>A comma has been placed after the print statement so that its output is displayed on the same line until it encounters the right side of the window.</text:p>
      <text:p text:style-name="Standard"/>
      <text:p text:style-name="Standard"># Print the integers from 1 to 100.</text:p>
      <text:p text:style-name="Standard"/>
      <text:p text:style-name="Standard">x = 1 </text:p>
      <text:p text:style-name="Standard"/>
      <text:p text:style-name="Standard">while x &lt;= 100:</text:p>
      <text:p text:style-name="Standard"><text:s text:c="4"/>print x,</text:p>
      <text:p text:style-name="Standard"><text:s text:c="4"/>x = x + 1 <text:s/>#Increment x by 1.</text:p>
      <text:p text:style-name="Standard">|</text:p>
      <text:p text:style-name="Standard">1 2 3 4 5 6 7 8 9 10 11 12 13 14 15 16 17 18 19 20 21 22 23 24 25 26 27</text:p>
      <text:p text:style-name="Standard">28 29 30 31 32 33 34 35 36 37 38 39 40 41 42 43 44 45 46 47 48 49 50 51</text:p>
      <text:p text:style-name="Standard">52 53 54 55 56 57 58 59 60 61 62 63 64 65 66 67 68 69 70 71 72 73 74 75</text:p>
      <text:p text:style-name="Standard">76 77 78 79 80 81 82 83 84 85 86 87 88 89 90 91 92 93 94 95 96 97 98 99</text:p>
      <text:p text:style-name="Standard">100 </text:p>
      <text:p text:style-name="Standard">The following program prints the odd integers from 1 to 99 by changing the increment value in the <text:soft-page-break/>increment expression from 1 to 2:</text:p>
      <text:p text:style-name="Standard"/>
      <text:p text:style-name="Standard"># Print the odd integers from 1 to 99.</text:p>
      <text:p text:style-name="Standard"/>
      <text:p text:style-name="Standard">x = 1 </text:p>
      <text:p text:style-name="Standard"/>
      <text:p text:style-name="Standard">while x &lt;= 100:</text:p>
      <text:p text:style-name="Standard"><text:s text:c="4"/>print x,</text:p>
      <text:p text:style-name="Standard"><text:s text:c="4"/>x = x + 2 <text:s/>#Increment x by 2.</text:p>
      <text:p text:style-name="Standard">|</text:p>
      <text:p text:style-name="Standard">1 3 5 7 9 11 13 15 17 19 21 23 25 27 29 31 33 35 37 39 41 43 45 47 49 51</text:p>
      <text:p text:style-name="Standard">53 55 57 59 61 63 65 67 69 71 73 75 77 79 81 83 85 87 89 91 93 95 97 99 </text:p>
      <text:p text:style-name="Standard">Finally, this program prints the numbers from 1 to 100 in reverse order:</text:p>
      <text:p text:style-name="Standard"/>
      <text:p text:style-name="Standard"># Print the integers from 1 to 100 in reverse order.</text:p>
      <text:p text:style-name="Standard"/>
      <text:p text:style-name="Standard">x = 100 </text:p>
      <text:p text:style-name="Standard"/>
      <text:p text:style-name="Standard">while x &gt;= 1:</text:p>
      <text:p text:style-name="Standard"><text:s text:c="4"/>print x,</text:p>
      <text:p text:style-name="Standard"><text:s text:c="4"/>x = x - 1 <text:s/>#Decrement x by 1.</text:p>
      <text:p text:style-name="Standard">|</text:p>
      <text:p text:style-name="Standard">100 99 98 97 96 95 94 93 92 91 90 89 88 87 86 85 84 83 82 81 80 79 78 77</text:p>
      <text:p text:style-name="Standard">76 75 74 73 72 71 70 69 68 67 66 65 64 63 62 61 60 59 58 57 56 55 54 53</text:p>
      <text:p text:style-name="Standard">52 51 50 49 48 47 46 45 44 43 42 41 40 39 38 37 36 35 34 33 32 31 30 29</text:p>
      <text:p text:style-name="Standard">28 27 26 25 24 23 22 21 20 19 18 17 16 15 14 13 12 11 10 9 8 7 6 5 4 3 2</text:p>
      <text:p text:style-name="Standard">1 </text:p>
      <text:p text:style-name="Standard"/>
      <text:p text:style-name="Standard">In order to achieve this result, this program had to initialize x to 100, check to see if x was greater than or equal to 1 (x &gt;= 1) to continue looping, and decrement x by subtracting 1 from it instead of adding 1 to it.</text:p>
      <text:p text:style-name="Standard"><text:s/>3.13 Long-Running Loops, Infinite Loops, And Interrupting Execution</text:p>
      <text:p text:style-name="Standard">It is easy to create a loop that will execute a large number of times, or even an infinite number of times, either on purpose or by mistake. <text:s/>When you execute a program that contains an infinite loop, it will run until you tell MathRider to interrupt its execution. <text:s/>This is done by selecting the Action menu which is near the upper left part of the worksheet and then selecting the Interrupt menu item. <text:s/>Programs with long-running loops can be interrupted this way too. <text:s/>In both cases, the vertical green execution bar will indicate that the program is currently executing and the green bar will disappear after the program has been interrupted. </text:p>
      <text:p text:style-name="Standard"/>
      <text:p text:style-name="Standard">This program contains an infinite loop:</text:p>
      <text:p text:style-name="Standard"/>
      <text:p text:style-name="Standard">#Infinite loop example program.</text:p>
      <text:p text:style-name="Standard"/>
      <text:p text:style-name="Standard">x = 1</text:p>
      <text:p text:style-name="Standard">while x &lt; 10:</text:p>
      <text:p text:style-name="Standard"><text:s text:c="4"/>answer = x + 1</text:p>
      <text:p text:style-name="Standard">|</text:p>
      <text:p text:style-name="Standard"/>
      <text:p text:style-name="Standard"><text:soft-page-break/>Since the contents of x is never changed inside the loop, the expression x &lt; 10 always evaluates to True which causes the loop to continue looping.</text:p>
      <text:p text:style-name="Standard"/>
      <text:p text:style-name="Standard">Execute this program now and then interrupt it using the worksheet's Interrupt command. <text:s/>Sometimes simply interrupting the worksheet is not enough to stop execution and then you will need to select Action -&gt; Restart worksheet. <text:s/>When a worksheet is restarted, however, all variables are set back to their initial conditions so the cells that assigned values to these variables will each need to be executed again. </text:p>
      <text:h text:style-name="Heading_20_2" text:outline-level="2"><text:s/>3.14 Inserting And Deleting Worksheet Cells</text:h>
      <text:p text:style-name="Standard">If you need to insert a new worksheet cell between two existing worksheet cells, move your mouse cursor between the two cells just above the bottom one and a horizontal blue bar will appear. <text:s/>Click on this blue bar and a new cell will be inserted into the worksheet at that point.</text:p>
      <text:p text:style-name="Standard"/>
      <text:p text:style-name="Standard">If you want to delete a cell, delete all of the text in the cell so that it is empty. <text:s/>Make sure the cursor is in the now empty cell and then press the backspace key on your keyboard. <text:s/>The cell will then be deleted.</text:p>
      <text:h text:style-name="Heading_20_2" text:outline-level="2"><text:s/>3.15 Introduction To More Advanced Object Types</text:h>
      <text:p text:style-name="Standard">Up to this point, we have only used objects of type 'sage.rings.integer.Integer' and of type 'str'. <text:s/>However, MathRider includes a large number of mathematical and nonmathematical object types that can be used for a wide variety of purposes. <text:s/>The following sections introduce two additional mathematical object types and two nonmathematical object types. </text:p>
      <text:h text:style-name="Heading_20_2" text:outline-level="2"><text:s/>3.15.1 Rational Numbers</text:h>
      <text:p text:style-name="Standard">Rational numbers are held in objects of type sage.rings.rational.Rational. <text:s/>The following example prints the type of the rational number 1/2, assigns 1/2 to variable x, prints x, and then displays the type of the object that x references:</text:p>
      <text:p text:style-name="Standard">print type(1/2)</text:p>
      <text:p text:style-name="Standard">x = 1/2</text:p>
      <text:p text:style-name="Standard">print x</text:p>
      <text:p text:style-name="Standard">type(x)</text:p>
      <text:p text:style-name="Standard">|</text:p>
      <text:p text:style-name="Standard"><text:s text:c="4"/>&lt;type 'sage.rings.rational.Rational'&gt;</text:p>
      <text:p text:style-name="Standard"><text:s text:c="4"/>1/2</text:p>
      <text:p text:style-name="Standard"><text:s text:c="4"/>&lt;type 'sage.rings.rational.Rational'&gt;</text:p>
      <text:p text:style-name="Standard"/>
      <text:p text:style-name="Standard">The following code was entered into a separate cell in the worksheet after the previous code was executed. <text:s/>It shows two rational numbers being added together and the result, which is also a rational number, being assigned to the variable y:</text:p>
      <text:p text:style-name="Standard">y = x + 3/4</text:p>
      <text:p text:style-name="Standard">print y</text:p>
      <text:p text:style-name="Standard">type(y)</text:p>
      <text:p text:style-name="Standard">|</text:p>
      <text:p text:style-name="Standard"><text:s text:c="4"/>5/4</text:p>
      <text:p text:style-name="Standard"><text:s text:c="4"/>&lt;type 'sage.rings.rational.Rational'&gt;</text:p>
      <text:p text:style-name="Standard">If a rational number is added to an integer number, the result is placed into an object of type <text:soft-page-break/>sage.rings.rational.Rational:</text:p>
      <text:p text:style-name="Standard"/>
      <text:p text:style-name="Standard">x = 1 + 1/2</text:p>
      <text:p text:style-name="Standard">print x</text:p>
      <text:p text:style-name="Standard">type(x)</text:p>
      <text:p text:style-name="Standard">|</text:p>
      <text:p text:style-name="Standard"><text:s text:c="4"/>3/2</text:p>
      <text:p text:style-name="Standard"><text:s text:c="4"/>&lt;type 'sage.rings.rational.Rational'&gt;</text:p>
      <text:p text:style-name="Standard"><text:s/>3.15.2 Real Numbers</text:p>
      <text:p text:style-name="Standard">Real numbers are held in objects of type sage.rings.real_mpfr.RealNumber. <text:s/>The following example prints the type of the real number .5, assigns .5 to variable x, prints x, and then displays the type of the object that x references:</text:p>
      <text:p text:style-name="Standard">print type(.5)</text:p>
      <text:p text:style-name="Standard">x = .5</text:p>
      <text:p text:style-name="Standard">print x</text:p>
      <text:p text:style-name="Standard">type(x)</text:p>
      <text:p text:style-name="Standard">|</text:p>
      <text:p text:style-name="Standard"><text:s text:c="4"/>&lt;type 'sage.rings.real_mpfr.RealNumber'&gt;</text:p>
      <text:p text:style-name="Standard"><text:s text:c="4"/>0.500000000000000</text:p>
      <text:p text:style-name="Standard"><text:s text:c="4"/>&lt;type 'sage.rings.real_mpfr.RealNumber'&gt;</text:p>
      <text:p text:style-name="Standard">The following code was entered in a separate cell in the worksheet after the previous code was executed. <text:s/>It shows two real numbers being added together and the result, which is also a real number, being assigned to the variable y:</text:p>
      <text:p text:style-name="Standard">y = x + .75</text:p>
      <text:p text:style-name="Standard">print y</text:p>
      <text:p text:style-name="Standard">type(y)</text:p>
      <text:p text:style-name="Standard">|</text:p>
      <text:p text:style-name="Standard"><text:s text:c="4"/>1.25000000000000</text:p>
      <text:p text:style-name="Standard"><text:s text:c="4"/>&lt;type 'sage.rings.real_mpfr.RealNumber'&gt;</text:p>
      <text:p text:style-name="Standard">If a real number is added to a rational number, the result is placed into an object of type sage.rings.real_mpfr.RealNumber:</text:p>
      <text:p text:style-name="Standard"/>
      <text:p text:style-name="Standard">x = 1/2 + .75</text:p>
      <text:p text:style-name="Standard">print x</text:p>
      <text:p text:style-name="Standard">type(x)</text:p>
      <text:p text:style-name="Standard">|</text:p>
      <text:p text:style-name="Standard"><text:s text:c="4"/>1.25000000000000</text:p>
      <text:p text:style-name="Standard"><text:s text:c="4"/>&lt;type 'sage.rings.real_mpfr.RealNumber'&gt;</text:p>
      <text:p text:style-name="Standard"><text:s/>3.15.3 Objects That Hold Sequences Of Other Objects: Lists And Tuples</text:p>
      <text:p text:style-name="Standard">The list object type is designed to hold other objects in an ordered collection or sequence. <text:s/>Lists are very flexible and they are one of the most heavily used object types in MathRider. <text:s/>Lists can hold objects of any type, they can grow and shrink as needed, and they can be nested. <text:s/>Objects in a list can be accessed by their position in the list and they can also be replaced by other objects. <text:s/>A list's ability to grow, shrink, and have its contents changed makes it a mutable object type.</text:p>
      <text:p text:style-name="Standard">One way to create a list is by placing 0 or more objects or expressions inside of a pair of square braces. <text:s/>The following program begins by printing the type of a list. <text:s/>It then creates a list that contains the numbers 50, 51, 52, and 53, assigns it to the variable x, and prints x.</text:p>
      <text:p text:style-name="Standard">Next, it prints the objects that are in positions 0 and 3, replaces the 53 at position 3 with 100, prints x again, and finally prints the type of the object that x refers to:</text:p>
      <text:p text:style-name="Standard"><text:soft-page-break/></text:p>
      <text:p text:style-name="Standard">print type([])</text:p>
      <text:p text:style-name="Standard">x = [50,51,52,53]</text:p>
      <text:p text:style-name="Standard">print x</text:p>
      <text:p text:style-name="Standard">print x[0]</text:p>
      <text:p text:style-name="Standard">print x[3]</text:p>
      <text:p text:style-name="Standard">x[3] = 100</text:p>
      <text:p text:style-name="Standard">print x</text:p>
      <text:p text:style-name="Standard">type(x)</text:p>
      <text:p text:style-name="Standard">|</text:p>
      <text:p text:style-name="Standard">&lt;type 'list'&gt;</text:p>
      <text:p text:style-name="Standard">[50, 51, 52, 53]</text:p>
      <text:p text:style-name="Standard">50</text:p>
      <text:p text:style-name="Standard">53</text:p>
      <text:p text:style-name="Standard">[50, 51, 52, 100]</text:p>
      <text:p text:style-name="Standard">&lt;type 'list'&gt;</text:p>
      <text:p text:style-name="Standard"/>
      <text:p text:style-name="Standard">Notice that the first object in a list is placed at position 0 instead of position 1 and that this makes the position of the last object in the list 1 less than the length of the list. <text:s/>Also notice that an object in a list is accessed by placing a pair of square brackets, which contain its position number, to the right of a variable that references the list.</text:p>
      <text:p text:style-name="Standard">The next example shows that different types of objects can be placed into a list:</text:p>
      <text:p text:style-name="Standard"/>
      <text:p text:style-name="Standard">x = [1, 1/2, .75, 'Hello', [50,51,52,53]]</text:p>
      <text:p text:style-name="Standard">print x</text:p>
      <text:p text:style-name="Standard">|</text:p>
      <text:p text:style-name="Standard">[1, 1/2, 0.750000000000000, 'Hello', [50, 51, 52, 53]]</text:p>
      <text:p text:style-name="Standard">Tuples are also sequences and are similar to lists except they are immutable. <text:s text:c="2"/>They are created using a pair of parentheses instead of a pair of square brackets and being immutable means that once a tuple object has been created, it cannot grow, shrink, or change the objects it contains. <text:s/></text:p>
      <text:p text:style-name="Standard">The following program is similar to the first example list program, except it uses a tuple instead of a list, it does not try to change the object in position 4, and it uses the semicolon technique to display multiple results instead of print statements:</text:p>
      <text:p text:style-name="Standard"/>
      <text:p text:style-name="Standard">print type(())</text:p>
      <text:p text:style-name="Standard">x = (50,51,52,53)</text:p>
      <text:p text:style-name="Standard">x;x[0];x[3];x;type(x)</text:p>
      <text:p text:style-name="Standard">|</text:p>
      <text:p text:style-name="Standard">&lt;type 'tuple'&gt;</text:p>
      <text:p text:style-name="Standard">(50, 51, 52, 53)</text:p>
      <text:p text:style-name="Standard">50</text:p>
      <text:p text:style-name="Standard">53</text:p>
      <text:p text:style-name="Standard">(50, 51, 52, 53)</text:p>
      <text:p text:style-name="Standard">&lt;type 'tuple'&gt;</text:p>
      <text:p text:style-name="Standard"/>
      <text:p text:style-name="Standard"><text:s/>3.15.3.1 Tuple Packing And Unpacking</text:p>
      <text:p text:style-name="Standard">When multiple values separated by commas are assigned to a single variable, the values are automatically placed into a tuple and this is called tuple packing:</text:p>
      <text:p text:style-name="Standard"/>
      <text:p text:style-name="Standard"><text:soft-page-break/>t = 1,2</text:p>
      <text:p text:style-name="Standard">t</text:p>
      <text:p text:style-name="Standard">|</text:p>
      <text:p text:style-name="Standard">(1, 2)</text:p>
      <text:p text:style-name="Standard">When a tuple is assigned to multiple variables which are separated by commas, this is called tuple unpacking:</text:p>
      <text:p text:style-name="Standard"/>
      <text:p text:style-name="Standard">a,b,c = (1,2,3)</text:p>
      <text:p text:style-name="Standard">a;b;c</text:p>
      <text:p text:style-name="Standard">|</text:p>
      <text:p text:style-name="Standard">1</text:p>
      <text:p text:style-name="Standard">2</text:p>
      <text:p text:style-name="Standard">3</text:p>
      <text:p text:style-name="Standard">A requirement with tuple unpacking is that the number of objects in the tuple must match the number of variables on the left side of the equals sign.</text:p>
      <text:h text:style-name="Heading_20_2" text:outline-level="2"><text:s/>3.16 Using while Loops With Lists And Tuples</text:h>
      <text:p text:style-name="Standard">Statements that loop can be used to select each object in a list or a tuple in turn so that an operation can be performed on these objects. <text:s/>The following program uses a while loop to print each of the objects in a list:</text:p>
      <text:p text:style-name="Standard"/>
      <text:p text:style-name="Standard">#Print each object in the list.</text:p>
      <text:p text:style-name="Standard">x = [50,51,52,53,54,55,56,57,58,59]</text:p>
      <text:p text:style-name="Standard">y = 0</text:p>
      <text:p text:style-name="Standard">while y &lt;= 9:</text:p>
      <text:p text:style-name="Standard"><text:s text:c="4"/>print x[y]</text:p>
      <text:p text:style-name="Standard"><text:s text:c="4"/>y = y + 1</text:p>
      <text:p text:style-name="Standard">|</text:p>
      <text:p text:style-name="Standard">50</text:p>
      <text:p text:style-name="Standard">51</text:p>
      <text:p text:style-name="Standard">52</text:p>
      <text:p text:style-name="Standard">53</text:p>
      <text:p text:style-name="Standard">54</text:p>
      <text:p text:style-name="Standard">55</text:p>
      <text:p text:style-name="Standard">56</text:p>
      <text:p text:style-name="Standard">57</text:p>
      <text:p text:style-name="Standard">58</text:p>
      <text:p text:style-name="Standard">59</text:p>
      <text:p text:style-name="Standard"/>
      <text:p text:style-name="Standard">A loop can also be used to search through a list. <text:s/>The following program uses a while loop and an if statement to search through a list to see if it contains the number 53. <text:s/>If 53 is found in the list, a message is printed.</text:p>
      <text:p text:style-name="Standard"/>
      <text:p text:style-name="Standard">#Determine if 53 is in the list.</text:p>
      <text:p text:style-name="Standard">x = [50,51,52,53,54,55,56,57,58,59]</text:p>
      <text:p text:style-name="Standard">y = 0</text:p>
      <text:p text:style-name="Standard">while y &lt;= 9:</text:p>
      <text:p text:style-name="Standard"><text:s text:c="4"/>if x[y] == 53:</text:p>
      <text:p text:style-name="Standard"><text:soft-page-break/><text:s text:c="8"/>print "53 was found in the list at position", y</text:p>
      <text:p text:style-name="Standard"><text:s text:c="4"/>y = y + 1</text:p>
      <text:p text:style-name="Standard">|</text:p>
      <text:p text:style-name="Standard">53 was found in the list at position 3</text:p>
      <text:h text:style-name="Heading_20_2" text:outline-level="2"><text:s/>3.17 The in Operator</text:h>
      <text:p text:style-name="Standard">Looping is such a useful capability that MathRider even has an operator called in that loops internally. <text:s/>The in operator is able to automatically search a list to determine if it contains a given object. <text:s/>If it finds the object, it will return True and if it doesn't find the object, it will return False. <text:s/>The following programs shows both cases: </text:p>
      <text:p text:style-name="Standard"/>
      <text:p text:style-name="Standard">print 53 in [50,51,52,53,54,55,56,57,58,59]</text:p>
      <text:p text:style-name="Standard">print 75 in [50,51,52,53,54,55,56,57,58,59]</text:p>
      <text:p text:style-name="Standard">|</text:p>
      <text:p text:style-name="Standard">True</text:p>
      <text:p text:style-name="Standard">False</text:p>
      <text:p text:style-name="Standard"/>
      <text:p text:style-name="Standard">The not operator can also be used with the in operator to change its result:</text:p>
      <text:p text:style-name="Standard"/>
      <text:p text:style-name="Standard">print 53 not in [50,51,52,53,54,55,56,57,58,59]</text:p>
      <text:p text:style-name="Standard">print 75 not in [50,51,52,53,54,55,56,57,58,59]</text:p>
      <text:p text:style-name="Standard">|</text:p>
      <text:p text:style-name="Standard">False</text:p>
      <text:p text:style-name="Standard">True</text:p>
      <text:h text:style-name="Heading_20_2" text:outline-level="2"><text:s/>3.18 Looping With The for Statement</text:h>
      <text:p text:style-name="Standard">The for statement uses a loop to index through a list or tuple like the while statement does, but it is more flexible and automatic. <text:s/>Here is a simplified syntax specification for the for statement:</text:p>
      <text:p text:style-name="Standard"/>
      <text:p text:style-name="Standard">for &lt;target&gt; in &lt;object&gt;:</text:p>
      <text:p text:style-name="Standard"><text:tab/>&lt;statement&gt;</text:p>
      <text:p text:style-name="Standard"><text:tab/>&lt;statement&gt;</text:p>
      <text:p text:style-name="Standard"><text:tab/>&lt;statement&gt;</text:p>
      <text:p text:style-name="Standard">.</text:p>
      <text:p text:style-name="Standard">.</text:p>
      <text:p text:style-name="Standard">.</text:p>
      <text:p text:style-name="Standard"/>
      <text:p text:style-name="Standard">In this syntax, &lt;target&gt; is usually a variable and &lt;object&gt; is usually an object that contains other objects. <text:s/>In the remainder of this section, lets assume that &lt;object&gt; is a list. <text:s/>The for statement will select each object in the list in turn, assign it to &lt;target&gt;, and then execute the statements that are inside its indented code block. <text:s/>The following program shows a for statement being used to print all of the items in a list:</text:p>
      <text:p text:style-name="Standard"/>
      <text:p text:style-name="Standard">for x in [50,51,52,53,54,55,56,57,58,59]:</text:p>
      <text:p text:style-name="Standard"><text:s text:c="4"/>print x</text:p>
      <text:p text:style-name="Standard">|</text:p>
      <text:p text:style-name="Standard">50</text:p>
      <text:p text:style-name="Standard">51</text:p>
      <text:p text:style-name="Standard"><text:soft-page-break/>52</text:p>
      <text:p text:style-name="Standard">53</text:p>
      <text:p text:style-name="Standard">54</text:p>
      <text:p text:style-name="Standard">55</text:p>
      <text:p text:style-name="Standard">56</text:p>
      <text:p text:style-name="Standard">57</text:p>
      <text:p text:style-name="Standard">58</text:p>
      <text:p text:style-name="Standard">59</text:p>
      <text:h text:style-name="Heading_20_2" text:outline-level="2"><text:s/>3.19 Functions</text:h>
      <text:p text:style-name="Standard">Programming functions are statements that consist of named blocks of code that can be executed one or more times by being called from other parts of the program. <text:s/>Functions can have objects passed to them from the calling code and they can also return objects back to the calling code. <text:s/>An example of a function is the type() command which we have been using to determine the types of objects.</text:p>
      <text:p text:style-name="Standard"/>
      <text:p text:style-name="Standard">Functions are one way that MathRider enables code to be reused. <text:s/>Most programming languages allow code to be reused in this way, although in other languages these type of code reuse statements are sometimes called subroutines or procedures.</text:p>
      <text:p text:style-name="Standard"/>
      <text:p text:style-name="Standard">Function names use all lower case letters. <text:s/>If a function name contains more than one word (like calculatesum) an underscore can be placed between the words to improve readability (calculate_sum).</text:p>
      <text:h text:style-name="Heading_20_2" text:outline-level="2"><text:s/>3.20 Functions Are Defined Using the def Statement</text:h>
      <text:p text:style-name="Standard">The statement that is used to define a function is called def and its syntax specification is as follows:</text:p>
      <text:p text:style-name="Standard"/>
      <text:p text:style-name="Standard">def &lt;function name&gt;(arg1, arg2, ... argN):</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def statement contains a header which includes the function's name along with the arguments that can be passed to it. <text:s/>A function can have 0 or more arguments and these arguments are placed within parentheses. <text:s/>The statements that are to be executed when the function is called are placed inside the function using an indented block of code. <text:s/></text:p>
      <text:p text:style-name="Standard"/>
      <text:p text:style-name="Standard">The following program defines a function called addnums which takes two numbers as arguments, adds them together, and returns their sum back to the calling code using a return statement:</text:p>
      <text:p text:style-name="Standard"/>
      <text:p text:style-name="Standard">def addnums(num1, num2):</text:p>
      <text:p text:style-name="Standard"><text:s text:c="4"/>"""</text:p>
      <text:p text:style-name="Standard"><text:s text:c="4"/>Returns the sum of num1 and num2.</text:p>
      <text:p text:style-name="Standard"><text:s text:c="4"/>"""</text:p>
      <text:p text:style-name="Standard"><text:s text:c="4"/>answer = num1 + num2</text:p>
      <text:p text:style-name="Standard"><text:s text:c="4"/>return answer</text:p>
      <text:p text:style-name="Standard"/>
      <text:p text:style-name="Standard"><text:soft-page-break/>#Call the function and have it add 2 to 3.</text:p>
      <text:p text:style-name="Standard">a = addnums(2, 3)</text:p>
      <text:p text:style-name="Standard">print a</text:p>
      <text:p text:style-name="Standard"/>
      <text:p text:style-name="Standard">#Call the function and have it add 4 to 5.</text:p>
      <text:p text:style-name="Standard">b = addnums(4, 5)</text:p>
      <text:p text:style-name="Standard">print b</text:p>
      <text:p text:style-name="Standard">|</text:p>
      <text:p text:style-name="Standard">5</text:p>
      <text:p text:style-name="Standard">9</text:p>
      <text:p text:style-name="Standard">The first time this function is called, it is passed the numbers 2 and 3 and these numbers are assigned to the variables num1 and num2 respectively. <text:s/>Argument variables that have objects passed to them during a function call can be used within the function as needed.</text:p>
      <text:p text:style-name="Standard"/>
      <text:p text:style-name="Standard">Notice that when the function returns back to the caller, the object that was placed to the right of the return statement is made available to the calling code. <text:s/>It is almost as if the function itself is replaced with the object it returns. <text:s/>Another way to think about a returned object is that it is sent out of the left side of the function name in the calling code, through the equals sign, and is assigned to the variable. <text:s/>In the first function call, the object that the function returns is being assigned to the variable 'a' and then this object is printed.</text:p>
      <text:p text:style-name="Standard"/>
      <text:p text:style-name="Standard">The second function call is similar to the first call, except it passes different numbers (4, 5) to the function.</text:p>
      <text:h text:style-name="Heading_20_2" text:outline-level="2"><text:s/>3.21 A Subset Of Functions Included In MathRider</text:h>
      <text:p text:style-name="Standard">MathRider includes a large number of pre-written functions that can be used for a wide variety of purposes. <text:s/>Table 3 contains a subset of these functions and a longer list of functions can be found in MathRider's documentation. <text:s/>A more complete list of functions can be found in the MathRider Reference Manual.</text:p>
      <text:p text:style-name="Standard">Function Name</text:p>
      <text:p text:style-name="Standard">Description</text:p>
      <text:p text:style-name="Standard">abs</text:p>
      <text:p text:style-name="Standard">Return the absolute value of the argument.</text:p>
      <text:p text:style-name="Standard">acos</text:p>
      <text:p text:style-name="Standard">The arccosine function.</text:p>
      <text:p text:style-name="Standard">add</text:p>
      <text:p text:style-name="Standard">Returns the sum of a sequence of numbers (NOT strings) plus the value of parameter 'start'. <text:s/>When the sequence is empty, returns start.</text:p>
      <text:p text:style-name="Standard">additive_order</text:p>
      <text:p text:style-name="Standard">Return the additive order of x.</text:p>
      <text:p text:style-name="Standard">asin </text:p>
      <text:p text:style-name="Standard">The arcsine function.</text:p>
      <text:p text:style-name="Standard">atan</text:p>
      <text:p text:style-name="Standard">The arctangent function.</text:p>
      <text:p text:style-name="Standard">binomial</text:p>
      <text:p text:style-name="Standard">Return the binomial coefficient.</text:p>
      <text:p text:style-name="Standard">ceil</text:p>
      <text:p text:style-name="Standard">The ceiling function.</text:p>
      <text:p text:style-name="Standard"><text:soft-page-break/>combinations</text:p>
      <text:p text:style-name="Standard">A combination of a multiset (a list of objects which may contain the same object several times) mset is an unordered selection without repetitions and is represented by a sorted sublist of mset. <text:s/>Returns the set of all combinations of the multiset mset with k elements.</text:p>
      <text:p text:style-name="Standard">complex</text:p>
      <text:p text:style-name="Standard">Create a complex number from a real part and an optional imaginary part. <text:s/>This is equivalent to (real + imag*1j) where imag defaults to 0.</text:p>
      <text:p text:style-name="Standard">cos</text:p>
      <text:p text:style-name="Standard">The cosine function.</text:p>
      <text:p text:style-name="Standard">cosh</text:p>
      <text:p text:style-name="Standard">The hyperbolic cosine function.</text:p>
      <text:p text:style-name="Standard">coth</text:p>
      <text:p text:style-name="Standard">The hyperbolic cotangent function.</text:p>
      <text:p text:style-name="Standard">csch</text:p>
      <text:p text:style-name="Standard">The hyperbolic cosecant function.</text:p>
      <text:p text:style-name="Standard">denominator</text:p>
      <text:p text:style-name="Standard">Return the denominator of x.</text:p>
      <text:p text:style-name="Standard">derivative</text:p>
      <text:p text:style-name="Standard">The derivative of f.</text:p>
      <text:p text:style-name="Standard">det</text:p>
      <text:p text:style-name="Standard">Return the determinant of x.</text:p>
      <text:p text:style-name="Standard">diff</text:p>
      <text:p text:style-name="Standard">The derivative of f.</text:p>
      <text:p text:style-name="Standard">dir</text:p>
      <text:p text:style-name="Standard">Return an alphabetized list of names comprising (some of) the attributes of the given object, and of attributes reachable from it.</text:p>
      <text:p text:style-name="Standard">divisors</text:p>
      <text:p text:style-name="Standard">Returns a list of all positive integer divisors.</text:p>
      <text:p text:style-name="Standard">dumps</text:p>
      <text:p text:style-name="Standard">Dump obj to a string s. <text:s/>To recover obj, use loads(s).</text:p>
      <text:p text:style-name="Standard">e</text:p>
      <text:p text:style-name="Standard">The base of the natural logarithm.</text:p>
      <text:p text:style-name="Standard">eratosthenes</text:p>
      <text:p text:style-name="Standard">Return a list of the primes &lt;= n.</text:p>
      <text:p text:style-name="Standard">exists</text:p>
      <text:p text:style-name="Standard">If S contains an element x such that P(x) is True, this function returns True and the element x. <text:s/>Otherwise it returns False and None.</text:p>
      <text:p text:style-name="Standard">exp</text:p>
      <text:p text:style-name="Standard">The exponential function, exp(x) = e^x.</text:p>
      <text:p text:style-name="Standard">expand</text:p>
      <text:p text:style-name="Standard">Returns the expanded form of a polynomial.</text:p>
      <text:p text:style-name="Standard">factor</text:p>
      <text:p text:style-name="Standard">Returns the factorization of the integer n as a sorted list of tuples (p,e).</text:p>
      <text:p text:style-name="Standard">factorial</text:p>
      <text:p text:style-name="Standard">Compute the factorial of n, which is the product of 1 * 2 * 3 ... (n-1) n.</text:p>
      <text:p text:style-name="Standard">fibonacci</text:p>
      <text:p text:style-name="Standard">Returns then n-th Fibonacci number.</text:p>
      <text:p text:style-name="Standard">fibonacci_sequence</text:p>
      <text:p text:style-name="Standard">Returns an iterator over the Fibonacci sequence, for all fibonacci numbers f_n from n = start up to (but <text:soft-page-break/>not including) n = stop.</text:p>
      <text:p text:style-name="Standard">fibonacci_xrange</text:p>
      <text:p text:style-name="Standard">Returns an iterator over all of the Fibonacci numbers in the given range, including f_n = start up to, but not including, f_n = stop.</text:p>
      <text:p text:style-name="Standard">find_root</text:p>
      <text:p text:style-name="Standard">Numerically find a root of f on the closed interval [a,b (or [b,a]) if possible, where f is a function in the one variable.</text:p>
      <text:p text:style-name="Standard">floor</text:p>
      <text:p text:style-name="Standard">The floor function.</text:p>
      <text:p text:style-name="Standard">forall</text:p>
      <text:p text:style-name="Standard">If P(x) is true every x in S, return True and None. <text:s/>If there is some element x in S such that P is not True, return False and x.</text:p>
      <text:p text:style-name="Standard">forget</text:p>
      <text:p text:style-name="Standard">Forget the given assumption, or call with no arguments to forget all assumptions. <text:s/>Here an assumption is some sort of symbolic constraint.</text:p>
      <text:p text:style-name="Standard">function</text:p>
      <text:p text:style-name="Standard">Create a formal symbolic function with the name *s*.</text:p>
      <text:p text:style-name="Standard">gaussian_binomial</text:p>
      <text:p text:style-name="Standard">Return the gaussian binomial.</text:p>
      <text:p text:style-name="Standard">gcd</text:p>
      <text:p text:style-name="Standard">The greatest common divisor of a and b.</text:p>
      <text:p text:style-name="Standard">generic_power</text:p>
      <text:p text:style-name="Standard">The m-th power of a, where m is a non-negative.</text:p>
      <text:p text:style-name="Standard">get_memory_usage</text:p>
      <text:p text:style-name="Standard">Return memory usage.</text:p>
      <text:p text:style-name="Standard">hex</text:p>
      <text:p text:style-name="Standard">Return the hexadecimal representation of an integer or long integer.</text:p>
      <text:p text:style-name="Standard">imag</text:p>
      <text:p text:style-name="Standard">Return the imaginary part of x.</text:p>
      <text:p text:style-name="Standard">imaginary</text:p>
      <text:p text:style-name="Standard">Return the imaginary part of a complex number.</text:p>
      <text:p text:style-name="Standard">integer_ceil</text:p>
      <text:p text:style-name="Standard">Return the ceiling of x.</text:p>
      <text:p text:style-name="Standard">integer_floor</text:p>
      <text:p text:style-name="Standard">Return the largest integer &lt;= x.</text:p>
      <text:p text:style-name="Standard">integral <text:s text:c="4"/></text:p>
      <text:p text:style-name="Standard">Return an indefinite integral of an object x.</text:p>
      <text:p text:style-name="Standard">integrate <text:s text:c="4"/></text:p>
      <text:p text:style-name="Standard">The integral of f.</text:p>
      <text:p text:style-name="Standard">interval <text:s text:c="4"/></text:p>
      <text:p text:style-name="Standard">Integers between a and b inclusive (a and b integers).</text:p>
      <text:p text:style-name="Standard">is_AlgebraElement</text:p>
      <text:p text:style-name="Standard">Return True if x is of type AlgebraElement.</text:p>
      <text:p text:style-name="Standard">is_commutative</text:p>
      <text:p text:style-name="Standard"/>
      <text:p text:style-name="Standard">is_ComplexNumber</text:p>
      <text:p text:style-name="Standard"/>
      <text:p text:style-name="Standard">is_even</text:p>
      <text:p text:style-name="Standard">Return whether or not an integer x is even, e.g., divisible by 2.</text:p>
      <text:p text:style-name="Standard"><text:soft-page-break/>is_Functor </text:p>
      <text:p text:style-name="Standard"/>
      <text:p text:style-name="Standard">is_Infinite </text:p>
      <text:p text:style-name="Standard"/>
      <text:p text:style-name="Standard">is_Integer </text:p>
      <text:p text:style-name="Standard"/>
      <text:p text:style-name="Standard">is_odd </text:p>
      <text:p text:style-name="Standard">Return whether or not x is odd. <text:s/>This is by definition the complement of is_even.</text:p>
      <text:p text:style-name="Standard">is_power_of_two</text:p>
      <text:p text:style-name="Standard">This function returns True if and only if n is a power of 2</text:p>
      <text:p text:style-name="Standard">is_prime</text:p>
      <text:p text:style-name="Standard">Returns True if x is prime, and False otherwise.</text:p>
      <text:p text:style-name="Standard">is_prime_power <text:s text:c="4"/></text:p>
      <text:p text:style-name="Standard">Returns True if x is a prime power, and False otherwise.</text:p>
      <text:p text:style-name="Standard">is_pseudoprime</text:p>
      <text:p text:style-name="Standard">Returns True if x is a pseudo-prime, and False otherwise.</text:p>
      <text:p text:style-name="Standard">is_RealNumber</text:p>
      <text:p text:style-name="Standard">Return True if x is of type RealNumber, meaning that it is an element of the MPFR real field with some precision.</text:p>
      <text:p text:style-name="Standard">is_Set</text:p>
      <text:p text:style-name="Standard">Returns true if x is a MathRider Set.</text:p>
      <text:p text:style-name="Standard">is_square</text:p>
      <text:p text:style-name="Standard">Returns whether or not n is square, and if n is a square also returns the square root. <text:s/>If n is not square, also returns None.</text:p>
      <text:p text:style-name="Standard">is_SymbolicExpression</text:p>
      <text:p text:style-name="Standard"/>
      <text:p text:style-name="Standard">isqrt</text:p>
      <text:p text:style-name="Standard">Return an integer square root, i.e., the floor of a square root.</text:p>
      <text:p text:style-name="Standard">laplace</text:p>
      <text:p text:style-name="Standard">Attempts to compute and return the Laplace transform of self.</text:p>
      <text:p text:style-name="Standard">latex</text:p>
      <text:p text:style-name="Standard">Use latex(...) to typeset a MathRider object.</text:p>
      <text:p text:style-name="Standard">lcm</text:p>
      <text:p text:style-name="Standard">The least common multiple of a and b, or if a is a list and b is omitted the least common multiple of all elements of v.</text:p>
      <text:p text:style-name="Standard">len</text:p>
      <text:p text:style-name="Standard">Returns the number of items of a sequence or mapping.</text:p>
      <text:p text:style-name="Standard">lim</text:p>
      <text:p text:style-name="Standard">Return the limit as the variable v approaches a from the given direction.</text:p>
      <text:p text:style-name="Standard">limit</text:p>
      <text:p text:style-name="Standard">Return the limit as the variable v approaches a from the given direction.</text:p>
      <text:p text:style-name="Standard">list</text:p>
      <text:p text:style-name="Standard">list() -&gt; new list, list(sequence) -&gt; new list initialized from sequence's items</text:p>
      <text:p text:style-name="Standard">list_plot</text:p>
      <text:p text:style-name="Standard">list_plot takes a single list of data, in which case it forms a list of tuples (i,di) where i goes from 0 to len(data)-1 and di is the ith data value, and puts points at those tuple values. <text:s/>list_plot also takes a list of tuples (dxi, dyi) where dxi is the ith data representing the x-value, and dyi is the ith y-value if plotjoined=True, then a line spanning all the data is drawn instead.</text:p>
      <text:p text:style-name="Standard">load</text:p>
      <text:p text:style-name="Standard"><text:soft-page-break/>Load MathRider object from the file with name filename, which will have an .sobj extension added if it doesn't have one. <text:s/>NOTE: There is also a special MathRider command (that is not available in Python) called load that you use by typing sage: load filename.sage</text:p>
      <text:p text:style-name="Standard">loads</text:p>
      <text:p text:style-name="Standard">Recover an object x that has been dumped to a string s using s = dumps(x).</text:p>
      <text:p text:style-name="Standard">log</text:p>
      <text:p text:style-name="Standard">The natural logarithm of the real number 2.</text:p>
      <text:p text:style-name="Standard">matrix</text:p>
      <text:p text:style-name="Standard">Create a matrix.</text:p>
      <text:p text:style-name="Standard">max</text:p>
      <text:p text:style-name="Standard">With a single iterable argument, return its largest item. <text:s/>With two or more arguments, return the largest argument.</text:p>
      <text:p text:style-name="Standard">min</text:p>
      <text:p text:style-name="Standard">With a single iterable argument, return its smallest item. <text:s/>With two or more arguments, return the smallest argument.</text:p>
      <text:p text:style-name="Standard">minimal_polynomial</text:p>
      <text:p text:style-name="Standard">Return the minimal polynomial of x.</text:p>
      <text:p text:style-name="Standard">mod</text:p>
      <text:p text:style-name="Standard"/>
      <text:p text:style-name="Standard">mrange</text:p>
      <text:p text:style-name="Standard">Return the multirange list with given sizes and type.</text:p>
      <text:p text:style-name="Standard">mul</text:p>
      <text:p text:style-name="Standard">Return the product of the elements in the list x.</text:p>
      <text:p text:style-name="Standard">next_prime</text:p>
      <text:p text:style-name="Standard">The next prime greater than the integer n.</text:p>
      <text:p text:style-name="Standard">next_prime_power</text:p>
      <text:p text:style-name="Standard">The next prime power greater than the integer n. <text:s/>If n is a prime</text:p>
      <text:p text:style-name="Standard">norm</text:p>
      <text:p text:style-name="Standard">Return the norm of x.</text:p>
      <text:p text:style-name="Standard">normalvariate</text:p>
      <text:p text:style-name="Standard">Normal distribution.</text:p>
      <text:p text:style-name="Standard">nth_prime</text:p>
      <text:p text:style-name="Standard"/>
      <text:p text:style-name="Standard">number_of_arrangements</text:p>
      <text:p text:style-name="Standard">Returns the size of arrangements(mset,k).</text:p>
      <text:p text:style-name="Standard">number_of_combinations</text:p>
      <text:p text:style-name="Standard">Returns the size of combinations(mset,k).</text:p>
      <text:p text:style-name="Standard">number_of_derangements</text:p>
      <text:p text:style-name="Standard">Returns the size of derangements(mset).</text:p>
      <text:p text:style-name="Standard">number_of_divisors</text:p>
      <text:p text:style-name="Standard">Return the number of divisors of the integer n.</text:p>
      <text:p text:style-name="Standard">number_of_permutations</text:p>
      <text:p text:style-name="Standard">Returns the size of permutations(mset).</text:p>
      <text:p text:style-name="Standard">numerator</text:p>
      <text:p text:style-name="Standard">Return the numerator of x.</text:p>
      <text:p text:style-name="Standard">numerical_integral</text:p>
      <text:p text:style-name="Standard">Returns the numerical integral of the function on the interval from xmin to xmax and an error bound.</text:p>
      <text:p text:style-name="Standard">numerical_sqrt</text:p>
      <text:p text:style-name="Standard">Return a square root of x.</text:p>
      <text:p text:style-name="Standard"><text:soft-page-break/>oct</text:p>
      <text:p text:style-name="Standard">Return the octal representation of an integer or long integer.</text:p>
      <text:p text:style-name="Standard">order</text:p>
      <text:p text:style-name="Standard">Return the order of x. <text:s/>If x is a ring or module element, this is the additive order of x.</text:p>
      <text:p text:style-name="Standard">parametric_plot</text:p>
      <text:p text:style-name="Standard">parametric_plot takes two functions as a list or a tuple and make a plot with the first function giving the x coordinates and the second function giving the y coordinates.</text:p>
      <text:p text:style-name="Standard">parent</text:p>
      <text:p text:style-name="Standard">Return x.parent() if defined, or type(x) if not.</text:p>
      <text:p text:style-name="Standard">permutations</text:p>
      <text:p text:style-name="Standard">A permutation is represented by a list that contains exactly the same elements as mset, but possibly in different order.</text:p>
      <text:p text:style-name="Standard">pg</text:p>
      <text:p text:style-name="Standard">Permutation groups. <text:s/>In MathRider a permutation is represented as either a string that defines a permutation using disjoint cycle notation, or a list of tuples, which represent disjoint cycles.</text:p>
      <text:p text:style-name="Standard">pi</text:p>
      <text:p text:style-name="Standard">The ratio of a circle's circumference to its diameter.</text:p>
      <text:p text:style-name="Standard">plot</text:p>
      <text:p text:style-name="Standard"/>
      <text:p text:style-name="Standard">pow</text:p>
      <text:p text:style-name="Standard">With two arguments, equivalent to x^y. <text:s/>With three arguments, equivalent to (x^y) % z, but may be more efficient (e.g. for longs)</text:p>
      <text:p text:style-name="Standard">power_mod</text:p>
      <text:p text:style-name="Standard">The m-th power of a modulo the integer n.</text:p>
      <text:p text:style-name="Standard">prange</text:p>
      <text:p text:style-name="Standard">List of all primes between start and stop-1, inclusive.</text:p>
      <text:p text:style-name="Standard">previous_prime</text:p>
      <text:p text:style-name="Standard">The largest prime &lt; n.</text:p>
      <text:p text:style-name="Standard">previous_prime_power</text:p>
      <text:p text:style-name="Standard">The largest prime power &lt; n.</text:p>
      <text:p text:style-name="Standard">prime_divisors</text:p>
      <text:p text:style-name="Standard">The prime divisors of the integer n, sorted in increasing order.</text:p>
      <text:p text:style-name="Standard">prime_factors</text:p>
      <text:p text:style-name="Standard">The prime divisors of the integer n, sorted in increasing order.</text:p>
      <text:p text:style-name="Standard">prime_powers</text:p>
      <text:p text:style-name="Standard">List of all positive primes powers between start and stop-1, inclusive.</text:p>
      <text:p text:style-name="Standard">primes</text:p>
      <text:p text:style-name="Standard">Returns an iterator over all primes between start and stop-1, inclusive.</text:p>
      <text:p text:style-name="Standard">primes_first_n</text:p>
      <text:p text:style-name="Standard">Return the first n primes.</text:p>
      <text:p text:style-name="Standard">prod</text:p>
      <text:p text:style-name="Standard">Return the product of the elements in the list x.</text:p>
      <text:p text:style-name="Standard">quo</text:p>
      <text:p text:style-name="Standard">Return the quotient object x/y, e.g., a quotient of numbers or of a polynomial ring x by the ideal generated by y, etc.</text:p>
      <text:p text:style-name="Standard">quotient</text:p>
      <text:p text:style-name="Standard">Return the quotient object x/y, e.g., a quotient of numbers or of a polynomial ring x by the ideal generated by y, etc.</text:p>
      <text:p text:style-name="Standard">random</text:p>
      <text:p text:style-name="Standard"><text:soft-page-break/>Returns a random number in the interval [0, 1].</text:p>
      <text:p text:style-name="Standard">random_prime</text:p>
      <text:p text:style-name="Standard">Returns a random prime p between 2 and n (i.e. 2 &lt;= p &lt;= n).</text:p>
      <text:p text:style-name="Standard">randrange</text:p>
      <text:p text:style-name="Standard">Choose a random item from range(start, stop[, step]).</text:p>
      <text:p text:style-name="Standard">range</text:p>
      <text:p text:style-name="Standard">Returns a list containing an arithmetic progression of integers.</text:p>
      <text:p text:style-name="Standard">rational_reconstruction</text:p>
      <text:p text:style-name="Standard">This function tries to compute x/y, where x/y is rational number.</text:p>
      <text:p text:style-name="Standard">real</text:p>
      <text:p text:style-name="Standard">Return the real part of x.</text:p>
      <text:p text:style-name="Standard">reduce</text:p>
      <text:p text:style-name="Standard">Apply a function of two arguments cumulatively to the items of a sequence, from left to right, so as to reduce the sequence to a single value.</text:p>
      <text:p text:style-name="Standard">repr</text:p>
      <text:p text:style-name="Standard">Return the canonical string representation of the object.</text:p>
      <text:p text:style-name="Standard">reset</text:p>
      <text:p text:style-name="Standard">Delete all user defined variables, reset all globals variables back to their default state, and reset all interfaces to other computer algebra systems. <text:s/>If vars is specified, just restore the value of vars and leave all other variables alone (i.e., call restore).</text:p>
      <text:p text:style-name="Standard">restore</text:p>
      <text:p text:style-name="Standard">Restore predefined global variables to their default values.</text:p>
      <text:p text:style-name="Standard">round</text:p>
      <text:p text:style-name="Standard">Round a number to a given precision in decimal digits (default 0 digits). <text:s/>This always returns a real double field element.</text:p>
      <text:p text:style-name="Standard">sample</text:p>
      <text:p text:style-name="Standard">Chooses k unique random elements from a population sequence.</text:p>
      <text:p text:style-name="Standard">save</text:p>
      <text:p text:style-name="Standard">Save obj to the file with name filename, which will have an .sobj extension added if it doesn't have one. <text:s/>This will *replace* the contents of filename.</text:p>
      <text:p text:style-name="Standard">save_session</text:p>
      <text:p text:style-name="Standard">Save all variables that can be saved wto the given filename.</text:p>
      <text:p text:style-name="Standard">search</text:p>
      <text:p text:style-name="Standard">Return (True,i) where i is such that v[i] == x if there is such an i, or (False,j) otherwise, where j is the position that a should be inserted so that v remains sorted.</text:p>
      <text:p text:style-name="Standard">search_doc</text:p>
      <text:p text:style-name="Standard">Full text search of the MathRider HTML documentation for lines containing s.</text:p>
      <text:p text:style-name="Standard">search_src</text:p>
      <text:p text:style-name="Standard">Search sage source code for lines containing s.</text:p>
      <text:p text:style-name="Standard">sec</text:p>
      <text:p text:style-name="Standard">The secant function.</text:p>
      <text:p text:style-name="Standard">sech</text:p>
      <text:p text:style-name="Standard">The hyperbolic secant function.</text:p>
      <text:p text:style-name="Standard">seed</text:p>
      <text:p text:style-name="Standard"/>
      <text:p text:style-name="Standard">seq</text:p>
      <text:p text:style-name="Standard">A mutable list of elements with a common guaranteed universe, which can be set immutable.</text:p>
      <text:p text:style-name="Standard">set</text:p>
      <text:p text:style-name="Standard">Build an unordered collection of unique elements.</text:p>
      <text:p text:style-name="Standard"><text:soft-page-break/>show</text:p>
      <text:p text:style-name="Standard">Show a graphics object x.</text:p>
      <text:p text:style-name="Standard">show_default</text:p>
      <text:p text:style-name="Standard">Set the default for showing plots using the following commands: plot, parametric_plot, polar_plot, and list_plot.</text:p>
      <text:p text:style-name="Standard">shuffle</text:p>
      <text:p text:style-name="Standard"/>
      <text:p text:style-name="Standard">sigma</text:p>
      <text:p text:style-name="Standard">Return the sum of the k-th powers of the divisors of n.</text:p>
      <text:p text:style-name="Standard">simplify</text:p>
      <text:p text:style-name="Standard">Simplify the expression f.</text:p>
      <text:p text:style-name="Standard">sin</text:p>
      <text:p text:style-name="Standard">The sine function.</text:p>
      <text:p text:style-name="Standard">sinh</text:p>
      <text:p text:style-name="Standard">The hyperbolic sine function.</text:p>
      <text:p text:style-name="Standard">sleep</text:p>
      <text:p text:style-name="Standard"/>
      <text:p text:style-name="Standard">slice</text:p>
      <text:p text:style-name="Standard">Create a slice object. <text:s/>This is used for extended slicing (e.g. a[0:10:2]).</text:p>
      <text:p text:style-name="Standard">slide</text:p>
      <text:p text:style-name="Standard">Use latex(...) to typeset a MathRider object. <text:s/>Use %slide instead to typeset slides.</text:p>
      <text:p text:style-name="Standard">solve</text:p>
      <text:p text:style-name="Standard">Algebraically solve an equation or system of equations for given variables.</text:p>
      <text:p text:style-name="Standard">sorted</text:p>
      <text:p text:style-name="Standard"/>
      <text:p text:style-name="Standard">sqrt</text:p>
      <text:p text:style-name="Standard">The square root function. This is a symbolic square root.</text:p>
      <text:p text:style-name="Standard">square_free_part</text:p>
      <text:p text:style-name="Standard">Return the square free part of x, i.e., a divisor z such that x = z y^2, for a perfect square y^2.</text:p>
      <text:p text:style-name="Standard">srange</text:p>
      <text:p text:style-name="Standard">Return list of numbers \code{a, a+step, ..., a+k*step}, where a+k*step &lt; b and a+(k+1)*step &gt; b. <text:s/>The type of the entries in the list are the type of the starting value.</text:p>
      <text:p text:style-name="Standard">str</text:p>
      <text:p text:style-name="Standard">Return a nice string representation of the object.</text:p>
      <text:p text:style-name="Standard">subfactorial</text:p>
      <text:p text:style-name="Standard">Subfactorial or rencontres numbers, or derangements: number of permutations of $n$ elements with no fixed points.</text:p>
      <text:p text:style-name="Standard">sum</text:p>
      <text:p text:style-name="Standard">Returns the sum of a sequence of numbers (NOT strings) plus the value of parameter 'start'</text:p>
      <text:p text:style-name="Standard">super</text:p>
      <text:p text:style-name="Standard">Typically used to call a cooperative superclass method.</text:p>
      <text:p text:style-name="Standard">symbolic_expression </text:p>
      <text:p text:style-name="Standard"/>
      <text:p text:style-name="Standard">sys</text:p>
      <text:p text:style-name="Standard">This module provides access to some objects used or maintained by the interpreter and to functions that interact strongly with the interpreter.</text:p>
      <text:p text:style-name="Standard">tan</text:p>
      <text:p text:style-name="Standard">The tangent function.</text:p>
      <text:p text:style-name="Standard">tanh</text:p>
      <text:p text:style-name="Standard"><text:soft-page-break/>The hyperbolic tangent function.</text:p>
      <text:p text:style-name="Standard">taylor</text:p>
      <text:p text:style-name="Standard">Expands self in a truncated Taylor or Laurent series in the variable v around the point a, containing terms through (x - a)^n.</text:p>
      <text:p text:style-name="Standard">transpose</text:p>
      <text:p text:style-name="Standard"/>
      <text:p text:style-name="Standard">trial_division</text:p>
      <text:p text:style-name="Standard">Return the smallest prime divisor &lt;= bound of the positive integer n, or n if there is no such prime.</text:p>
      <text:p text:style-name="Standard">two_squares</text:p>
      <text:p text:style-name="Standard">Write the integer n as a sum of two integer squares if possible; otherwise raise a ValueError.</text:p>
      <text:p text:style-name="Standard">type</text:p>
      <text:p text:style-name="Standard">Returns an object's type.</text:p>
      <text:p text:style-name="Standard">union</text:p>
      <text:p text:style-name="Standard">Return the union of x and y, as a list.</text:p>
      <text:p text:style-name="Standard">uniq</text:p>
      <text:p text:style-name="Standard">Return the sublist of all elements in the list x that is sorted and is such that the entries in the sublist are unique.</text:p>
      <text:p text:style-name="Standard">valuation</text:p>
      <text:p text:style-name="Standard">The exact power of p&gt;0 that divides the integer m.</text:p>
      <text:p text:style-name="Standard">var</text:p>
      <text:p text:style-name="Standard">Create a symbolic variable with the name *s*.</text:p>
      <text:p text:style-name="Standard">vars</text:p>
      <text:p text:style-name="Standard">Without arguments, equivalent to locals(). <text:s/>With an argument, equivalent to object.__dict__.</text:p>
      <text:p text:style-name="Standard">vector</text:p>
      <text:p text:style-name="Standard">Return a vector over R with given entries.</text:p>
      <text:p text:style-name="Standard">version</text:p>
      <text:p text:style-name="Standard">Return the version of MathRider. <text:s text:c="85"/></text:p>
      <text:p text:style-name="Standard">view</text:p>
      <text:p text:style-name="Standard">Compute a latex representation of each object in objects. <text:s/>NOTE: In notebook mode this function simply embeds a png image in the output </text:p>
      <text:p text:style-name="Standard">walltime</text:p>
      <text:p text:style-name="Standard">Return the wall time.</text:p>
      <text:p text:style-name="Standard">xgcd</text:p>
      <text:p text:style-name="Standard">Returns triple of integers (g,s,t) such that g = s*a+t*b = gcd(a,b).</text:p>
      <text:p text:style-name="Standard">xinterval</text:p>
      <text:p text:style-name="Standard">Iterator over the integers between a and b, inclusive.</text:p>
      <text:p text:style-name="Standard">xrange</text:p>
      <text:p text:style-name="Standard">Like range(), but instead of returning a list, returns an object that generates the numbers in the range on demand.</text:p>
      <text:p text:style-name="Standard">zip</text:p>
      <text:p text:style-name="Standard">Return a list of tuples, where each tuple contains the i-th element from each of the argument sequences.</text:p>
      <text:p text:style-name="Standard">Table 3: Subset of MathRider functions</text:p>
      <text:h text:style-name="Heading_20_2" text:outline-level="2"><text:s/>3.22 Obtaining Information On MathRider Functions</text:h>
      <text:p text:style-name="Standard">Table 3 includes a list of functions along with a short description of what each one does. <text:s/>This is not enough information, however, to show how to actually use these functions. <text:s/>One way to obtain additional information on any function is to type its name followed by a question mark '?' into a worksheet cell then press the &lt;tab&gt; key:</text:p>
      <text:p text:style-name="Standard"><text:soft-page-break/></text:p>
      <text:p text:style-name="Standard">is_even?&lt;tab&gt;</text:p>
      <text:p text:style-name="Standard">|</text:p>
      <text:p text:style-name="Standard">File: /opt/sage-2.7.1-debian-32bit-i686-<text:tab/><text:tab/><text:tab/><text:tab/><text:tab/><text:tab/></text:p>
      <text:p text:style-name="Standard">Linux/local/lib/python2.5/site-packages/sage/misc/functional.py<text:tab/><text:tab/></text:p>
      <text:p text:style-name="Standard">Type: <text:s text:c="10"/>&lt;type 'function'&gt;<text:tab/><text:tab/><text:tab/><text:tab/><text:tab/><text:tab/><text:tab/><text:tab/></text:p>
      <text:p text:style-name="Standard">Definition: <text:s text:c="4"/>is_even(x)<text:tab/><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 whether or not an integer x is even, e.g., divisible by 2.</text:p>
      <text:p text:style-name="Standard"><text:tab/><text:tab/><text:tab/><text:tab/><text:tab/><text:tab/><text:tab/><text:tab/><text:tab/><text:tab/><text:tab/><text:tab/><text:tab/><text:tab/></text:p>
      <text:p text:style-name="Standard"><text:s text:c="4"/>EXAMPLES:<text:tab/><text:tab/><text:tab/><text:tab/><text:tab/><text:tab/><text:tab/><text:tab/><text:tab/><text:tab/><text:tab/><text:tab/></text:p>
      <text:p text:style-name="Standard"><text:s text:c="8"/>sage: is_even(-1)<text:tab/><text:tab/><text:tab/><text:tab/><text:tab/><text:tab/><text:tab/><text:tab/><text:tab/></text:p>
      <text:p text:style-name="Standard"><text:s text:c="8"/>False<text:tab/><text:tab/><text:tab/><text:tab/><text:tab/><text:tab/><text:tab/><text:tab/><text:tab/><text:tab/><text:tab/><text:tab/></text:p>
      <text:p text:style-name="Standard"><text:s text:c="8"/>sage: is_even(4)<text:tab/><text:tab/><text:tab/><text:tab/><text:tab/><text:tab/><text:tab/><text:tab/><text:tab/><text:tab/></text:p>
      <text:p text:style-name="Standard"><text:s text:c="8"/>True<text:tab/><text:tab/><text:tab/><text:tab/><text:tab/><text:tab/><text:tab/><text:tab/><text:tab/><text:tab/><text:tab/><text:tab/></text:p>
      <text:p text:style-name="Standard"><text:s text:c="8"/>sage: is_even(-2)<text:tab/><text:tab/><text:tab/><text:tab/><text:tab/><text:tab/><text:tab/><text:tab/><text:tab/></text:p>
      <text:p text:style-name="Standard"><text:s text:c="8"/>True<text:tab/><text:tab/><text:tab/><text:tab/><text:tab/><text:tab/><text:tab/><text:tab/><text:tab/><text:tab/><text:tab/><text:tab/></text:p>
      <text:p text:style-name="Standard"/>
      <text:p text:style-name="Standard">A gray window will then be shown which contains the following information about the function:</text:p>
      <text:p text:style-name="Standard"/>
      <text:p text:style-name="Standard">File: Gives the name of the file that contains the source code that implements the function. <text:s/>This is useful if you would like to locate the file to see how the function is implemented or to edit it.</text:p>
      <text:p text:style-name="Standard"/>
      <text:p text:style-name="Standard">Type: Indicates the type of the object that the name passed to the information service refers to.</text:p>
      <text:p text:style-name="Standard"/>
      <text:p text:style-name="Standard">Definition: Shows how the function is called.</text:p>
      <text:p text:style-name="Standard"/>
      <text:p text:style-name="Standard">Docstring: Displays the documentation string that has been placed into the source code of this function.</text:p>
      <text:p text:style-name="Standard"/>
      <text:p text:style-name="Standard">You may obtain help on any of the functions listed in Table 3, or the MathRider reference manual, using this technique. <text:s/>Also, if you place two question marks '??' after a function name and press the &lt;tab&gt; key, the function's source code will be displayed.</text:p>
      <text:h text:style-name="Heading_20_2" text:outline-level="2"><text:s/>3.23 Information Is Also Available On User-Entered Functions</text:h>
      <text:p text:style-name="Standard">The information service can also be used to obtain information on user-entered functions and a better understanding of how the information service works can be gained by trying this at least once.</text:p>
      <text:p text:style-name="Standard"/>
      <text:p text:style-name="Standard">If you have not already done so in your current worksheet, type in the addnums function again and execute it: </text:p>
      <text:p text:style-name="Standard"/>
      <text:p text:style-name="Standard">def addnums(num1, num2):</text:p>
      <text:p text:style-name="Standard"><text:s text:c="4"/>"""</text:p>
      <text:p text:style-name="Standard"><text:s text:c="4"/>Returns the sum of num1 and num2.</text:p>
      <text:p text:style-name="Standard"><text:s text:c="4"/>"""</text:p>
      <text:p text:style-name="Standard"><text:s text:c="4"/>answer = num1 + num2</text:p>
      <text:p text:style-name="Standard"><text:s text:c="4"/>return answer</text:p>
      <text:p text:style-name="Standard"/>
      <text:p text:style-name="Standard"><text:soft-page-break/>#Call the function and have it add 2 to 3.</text:p>
      <text:p text:style-name="Standard">a = addnums(2, 3)</text:p>
      <text:p text:style-name="Standard">print a</text:p>
      <text:p text:style-name="Standard">|</text:p>
      <text:p text:style-name="Standard">5</text:p>
      <text:p text:style-name="Standard"/>
      <text:p text:style-name="Standard">Then obtain information on this newly-entered function using the technique from the previous section:</text:p>
      <text:p text:style-name="Standard"/>
      <text:p text:style-name="Standard">addnums?&lt;tab&gt;</text:p>
      <text:p text:style-name="Standard">|</text:p>
      <text:p text:style-name="Standard">File: /home/sage/sage_notebook/worksheets/root/9/code/8.py<text:tab/><text:tab/><text:tab/></text:p>
      <text:p text:style-name="Standard">Type: &lt;type 'function'&gt;<text:tab/><text:tab/><text:tab/><text:tab/><text:tab/><text:tab/><text:tab/><text:tab/><text:tab/><text:tab/></text:p>
      <text:p text:style-name="Standard">Definition: addnums(num1, num2)<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s the sum of num1 and num2.<text:tab/><text:tab/><text:tab/><text:tab/><text:tab/><text:tab/><text:tab/></text:p>
      <text:p text:style-name="Standard"/>
      <text:p text:style-name="Standard">This shows that the information that is displayed about a function is obtained from the function's source code.</text:p>
      <text:p text:style-name="Standard"><text:s/>3.24 Examples Which Use Functions Included With MathRider</text:p>
      <text:p text:style-name="Standard">The following short programs show how some of the functions listed in Table 3 are used:</text:p>
      <text:p text:style-name="Standard"><text:s/></text:p>
      <text:p text:style-name="Standard">#Determine the sum of the numbers 1 through 10.</text:p>
      <text:p text:style-name="Standard">add([1,2,3,4,5,6,7,8,9,10])</text:p>
      <text:p text:style-name="Standard">|</text:p>
      <text:p text:style-name="Standard">55</text:p>
      <text:p text:style-name="Standard"/>
      <text:p text:style-name="Standard">#Cosine of 1 radian.</text:p>
      <text:p text:style-name="Standard">cos(1.0)</text:p>
      <text:p text:style-name="Standard">|</text:p>
      <text:p text:style-name="Standard">0.540302305868140</text:p>
      <text:p text:style-name="Standard">#Determine the denominator of 15/64.</text:p>
      <text:p text:style-name="Standard">denominator(15/64)</text:p>
      <text:p text:style-name="Standard">|</text:p>
      <text:p text:style-name="Standard">64</text:p>
      <text:p text:style-name="Standard"/>
      <text:p text:style-name="Standard">#Obtain a list that contains all positive </text:p>
      <text:p text:style-name="Standard">#integer divisors of 20.</text:p>
      <text:p text:style-name="Standard">divisors(20)</text:p>
      <text:p text:style-name="Standard">|</text:p>
      <text:p text:style-name="Standard">[1, 2, 4, 5, 10, 20]</text:p>
      <text:p text:style-name="Standard"/>
      <text:p text:style-name="Standard">#Determine the greatest common divisor of 40 and 132.</text:p>
      <text:p text:style-name="Standard">gcd(40,132)</text:p>
      <text:p text:style-name="Standard">|</text:p>
      <text:p text:style-name="Standard">4</text:p>
      <text:p text:style-name="Standard"/>
      <text:p text:style-name="Standard">#Determine the product of 2, 3, and 4.</text:p>
      <text:p text:style-name="Standard">mul([2,3,4])</text:p>
      <text:p text:style-name="Standard"><text:soft-page-break/>|</text:p>
      <text:p text:style-name="Standard">24</text:p>
      <text:p text:style-name="Standard"/>
      <text:p text:style-name="Standard">#Determine the length of a list.</text:p>
      <text:p text:style-name="Standard">a = [1,2,3,4,5,6,7]</text:p>
      <text:p text:style-name="Standard">len(a)</text:p>
      <text:p text:style-name="Standard">|</text:p>
      <text:p text:style-name="Standard">7</text:p>
      <text:p text:style-name="Standard"/>
      <text:p text:style-name="Standard">#Create a list which contains the integers 0 through 10.</text:p>
      <text:p text:style-name="Standard">a = srange(11)</text:p>
      <text:p text:style-name="Standard">a</text:p>
      <text:p text:style-name="Standard">|</text:p>
      <text:p text:style-name="Standard">[0, 1, 2, 3, 4, 5, 6, 7, 8, 9, 10]</text:p>
      <text:p text:style-name="Standard">#Create a list which contains real numbers between</text:p>
      <text:p text:style-name="Standard">#0.0 and 10.5 in steps of .5.</text:p>
      <text:p text:style-name="Standard">a = srange(11,step=.5)</text:p>
      <text:p text:style-name="Standard">a</text:p>
      <text:p text:style-name="Standard">|</text:p>
      <text:p text:style-name="Standard">[0.0000000, 0.5000000, 1.000000, 1.500000, 2.000000, 2.500000, 3.000000, 3.500000, 4.000000, 4.500000, 5.000000, 5.500000, 6.000000, 6.500000, 7.000000, 7.500000, 8.000000, 8.500000, 9.000000, 9.500000, 10.00000, 10.50000]</text:p>
      <text:p text:style-name="Standard">#Create a list which contains the integers -5 through 5.</text:p>
      <text:p text:style-name="Standard">a = srange(-5,6)</text:p>
      <text:p text:style-name="Standard">a</text:p>
      <text:p text:style-name="Standard">|</text:p>
      <text:p text:style-name="Standard">[-5, -4, -3, -2, -1, 0, 1, 2, 3, 4, 5]</text:p>
      <text:p text:style-name="Standard">#The zip() function takes multiple sequences and groups</text:p>
      <text:p text:style-name="Standard">#parallel members inside tuples in an output list. <text:s/>One</text:p>
      <text:p text:style-name="Standard">#application this is useful for is creating points from</text:p>
      <text:p text:style-name="Standard">#table data so they can be plotted.</text:p>
      <text:p text:style-name="Standard">a = [1,2,3,4,5]</text:p>
      <text:p text:style-name="Standard">b = [6,7,8,9,10]</text:p>
      <text:p text:style-name="Standard">c = zip(a,b)</text:p>
      <text:p text:style-name="Standard">c</text:p>
      <text:p text:style-name="Standard">|</text:p>
      <text:p text:style-name="Standard">[(1, 6), (2, 7), (3, 8), (4, 9), (5, 10)]</text:p>
      <text:p text:style-name="Standard"><text:s/>3.25 Using srange() And zip() With The for Statement</text:p>
      <text:p text:style-name="Standard">Instead of manually creating a sequence for use by a for statement, srange() can be used to create the sequence automatically:</text:p>
      <text:p text:style-name="Standard"/>
      <text:p text:style-name="Standard">for t in srange(6):</text:p>
      <text:p text:style-name="Standard"><text:s text:c="4"/>print t,</text:p>
      <text:p text:style-name="Standard">|</text:p>
      <text:p text:style-name="Standard">0 1 2 3 4 5</text:p>
      <text:p text:style-name="Standard"/>
      <text:p text:style-name="Standard">The for statement can also be used to loop through multiple sequences in parallel using the zip() function:</text:p>
      <text:p text:style-name="Standard"/>
      <text:p text:style-name="Standard"><text:soft-page-break/>t1 = (0,1,2,3,4)</text:p>
      <text:p text:style-name="Standard">t2 = (5,6,7,8,9)</text:p>
      <text:p text:style-name="Standard">for (a,b) in zip(t1,t2):</text:p>
      <text:p text:style-name="Standard"><text:s text:c="4"/>print a,b</text:p>
      <text:p text:style-name="Standard">|</text:p>
      <text:p text:style-name="Standard">0 5</text:p>
      <text:p text:style-name="Standard">1 6</text:p>
      <text:p text:style-name="Standard">2 7</text:p>
      <text:p text:style-name="Standard">3 8</text:p>
      <text:p text:style-name="Standard">4 9</text:p>
      <text:h text:style-name="Heading_20_2" text:outline-level="2"><text:s/>3.26 List Comprehensions</text:h>
      <text:p text:style-name="Standard">Up to this point we have seen that if statements, for loops, lists, and functions are each extremely powerful when used individually and together. <text:s/>What is even more powerful, however, is a special statement called a list comprehension which allows them to be used together with a minimum amount of syntax.</text:p>
      <text:p text:style-name="Standard"/>
      <text:p text:style-name="Standard">Here is the simplified syntax for a list comprehension:</text:p>
      <text:p text:style-name="Standard"/>
      <text:p text:style-name="Standard">[ expression for variable in sequence [if condition] ]</text:p>
      <text:p text:style-name="Standard"/>
      <text:p text:style-name="Standard">What a list comprehension does is to loop through a sequence placing each sequence member into the specified variable in turn. <text:s/>The expression also contains the variable and, as each member is placed into the variable, the expression is evaluated and the result is placed into a new list. <text:s/>When all of the members in the sequence have been processed, the new list is returned.</text:p>
      <text:p text:style-name="Standard"/>
      <text:p text:style-name="Standard">In the following example, t is the variable, 2*t is the expression, and [1,2,3,4,5] is the sequence:</text:p>
      <text:p text:style-name="Standard"/>
      <text:p text:style-name="Standard">a = [2*t for t in [0,1,2,3,4,5]]</text:p>
      <text:p text:style-name="Standard">a</text:p>
      <text:p text:style-name="Standard">|</text:p>
      <text:p text:style-name="Standard">[0, 2, 4, 6, 8, 10]</text:p>
      <text:p text:style-name="Standard">Instead of manually creating the sequence, the srange() function is often used to create it automatically:</text:p>
      <text:p text:style-name="Standard"/>
      <text:p text:style-name="Standard">a = [2*t for t in srange(6)]</text:p>
      <text:p text:style-name="Standard">a</text:p>
      <text:p text:style-name="Standard">|</text:p>
      <text:p text:style-name="Standard">[0, 2, 4, 6, 8, 10]</text:p>
      <text:p text:style-name="Standard">An optional if statement can also be used in a list comprehension to filter the results that are placed in the new list:</text:p>
      <text:p text:style-name="Standard"/>
      <text:p text:style-name="Standard">a = [b^2 for b in range(20) if b % 2 == 0]</text:p>
      <text:p text:style-name="Standard">a</text:p>
      <text:p text:style-name="Standard">|</text:p>
      <text:p text:style-name="Standard">[0, 4, 16, 36, 64, 100, 144, 196, 256, 324]</text:p>
      <text:p text:style-name="Standard">In this case, only results that are evenly divisible by 2 are placed in the output list.</text:p>
      <text:p text:style-name="Standard"/>
      <text:p text:style-name="Standard"/>
      <text:p text:style-name="Standard"><text:soft-page-break/></text:p>
      <text:h text:style-name="Heading_20_1" text:outline-level="1"><text:s/>4 Object Oriented Programming</text:h>
      <text:p text:style-name="Standard"/>
      <text:h text:style-name="Heading_20_2" text:outline-level="2"><text:s/>4.7 Obtaining Information On MathRider Objects</text:h>
      <text:p text:style-name="Standard">Type the following code into a cell and execute it:</text:p>
      <text:p text:style-name="Standard"/>
      <text:p text:style-name="Standard">x = 5</text:p>
      <text:p text:style-name="Standard">print type(x)</text:p>
      <text:p text:style-name="Standard">|</text:p>
      <text:p text:style-name="Standard">&lt;type 'sage.rings.integer.Integer'&gt;</text:p>
      <text:p text:style-name="Standard"/>
      <text:p text:style-name="Standard">We have already used the type() function to determine the type of an integer, but now we can explain what a type is in more detail. <text:s/>Enter sage.rings.integer.Integer followed by a question mark '?' into a new cell and then press the &lt;tab&gt; key:</text:p>
      <text:p text:style-name="Standard"/>
      <text:p text:style-name="Standard">sage.rings.integer.Integer?&lt;tab&gt;</text:p>
      <text:p text:style-name="Standard">|</text:p>
      <text:p text:style-name="Standard">File:/opt/sage-2.7.1-debian-32bit-i686-Linux/local/lib/python2.5/site-packages/sage/rings/integer.so </text:p>
      <text:p text:style-name="Standard">Type: <text:s text:c="2"/>&lt;type 'sage.rings.integer.Integer'&gt; </text:p>
      <text:p text:style-name="Standard">Definition: sage.rings.integer.Integer([noargspec]) </text:p>
      <text:p text:style-name="Standard"/>
      <text:p text:style-name="Standard">Docstring: </text:p>
      <text:p text:style-name="Standard"/>
      <text:p text:style-name="Standard"><text:s text:c="8"/>The class{Integer} class represents arbitrary precision </text:p>
      <text:p text:style-name="Standard"><text:s text:c="8"/>integers. <text:s/>It derives from the class{Element} class, so </text:p>
      <text:p text:style-name="Standard"><text:s text:c="8"/>integers can be used as ring elements anywhere in MathRider. </text:p>
      <text:p text:style-name="Standard"/>
      <text:p text:style-name="Standard"><text:s text:c="8"/>begin{notice} </text:p>
      <text:p text:style-name="Standard"><text:s text:c="8"/>The class class{Integer} is implemented in Pyrex, </text:p>
      <text:p text:style-name="Standard"><text:s text:c="8"/>as a wrapper of the GMP mpz_t integer type. </text:p>
      <text:p text:style-name="Standard"><text:s text:c="8"/>end{notice} </text:p>
      <text:p text:style-name="Standard"/>
      <text:p text:style-name="Standard">This information indicates that sage.rings.integer.Integer is really a class that is able to create Integer objects. <text:s text:c="2"/>Also, if you place two questions marks '??' after a class name and press the &lt;tab&gt; key, the class's source code will be displayed.</text:p>
      <text:p text:style-name="Standard"/>
      <text:p text:style-name="Standard">Now, in a separate cell type x. and then press the &lt;tab&gt; key:</text:p>
      <text:p text:style-name="Standard"/>
      <text:p text:style-name="Standard">x.&lt;tab&gt;</text:p>
      <text:p text:style-name="Standard">|</text:p>
      <text:p text:style-name="Standard">x.additive_order <text:s text:c="8"/>x.gcd <text:s text:c="18"/>x.numerator</text:p>
      <text:p text:style-name="Standard">x.base_base_extend <text:s text:c="6"/>x.inverse_mod <text:s text:c="10"/>x.ord</text:p>
      <text:p text:style-name="Standard">x.inverse_of_unit <text:s text:c="7"/>x.order <text:s text:c="16"/>x.parent</text:p>
      <text:p text:style-name="Standard">x.base_extend <text:s text:c="11"/>x.is_nilpotent <text:s text:c="9"/>x.plot</text:p>
      <text:p text:style-name="Standard">x.base_extend_canonical <text:s/>x.is_one <text:s text:c="15"/>x.powermodm_ui</text:p>
      <text:p text:style-name="Standard">x.is_perfect_power <text:s text:c="6"/>x.powermod <text:s text:c="13"/>x.quo_rem</text:p>
      <text:p text:style-name="Standard"><text:soft-page-break/>x.base_extend_recursive <text:s/>x.is_power <text:s text:c="13"/>x.rename</text:p>
      <text:p text:style-name="Standard">x.base_ring <text:s text:c="13"/>x.is_power_of <text:s text:c="10"/>x.reset_name</text:p>
      <text:p text:style-name="Standard">x.binary <text:s text:c="16"/>x.is_prime <text:s text:c="13"/>x.save</text:p>
      <text:p text:style-name="Standard">x.category <text:s text:c="14"/>x.is_prime_power <text:s text:c="7"/>x.set_si</text:p>
      <text:p text:style-name="Standard">x.ceil <text:s text:c="18"/>x.is_pseudoprime <text:s text:c="7"/>x.set_str</text:p>
      <text:p text:style-name="Standard">x.coprime_integers <text:s text:c="6"/>x.is_square <text:s text:c="12"/>x.sqrt</text:p>
      <text:p text:style-name="Standard">x.crt <text:s text:c="19"/>x.is_squarefree <text:s text:c="8"/>x.sqrt_approx</text:p>
      <text:p text:style-name="Standard">x.db <text:s text:c="20"/>x.is_unit <text:s text:c="14"/>x.square_free_part</text:p>
      <text:p text:style-name="Standard">x.degree <text:s text:c="16"/>x.is_zero <text:s text:c="14"/>x.str</text:p>
      <text:p text:style-name="Standard">x.denominator <text:s text:c="11"/>x.isqrt <text:s text:c="16"/>x.substitute</text:p>
      <text:p text:style-name="Standard">x.digits <text:s text:c="16"/>x.jacobi <text:s text:c="15"/>x.test_bit</text:p>
      <text:p text:style-name="Standard">x.div <text:s text:c="19"/>x.kronecker <text:s text:c="12"/>x.val_unit</text:p>
      <text:p text:style-name="Standard">x.lcm <text:s text:c="19"/>x.subs <text:s text:c="17"/>x.valuation</text:p>
      <text:p text:style-name="Standard">x.divides <text:s text:c="15"/>x.leading_coefficient <text:s text:c="2"/>x.version</text:p>
      <text:p text:style-name="Standard">x.dump <text:s text:c="18"/>x.list <text:s text:c="17"/>x.xgcd</text:p>
      <text:p text:style-name="Standard">x.dumps <text:s text:c="17"/>x.mod <text:s text:c="18"/>x.parent</text:p>
      <text:p text:style-name="Standard">x.exact_log <text:s text:c="13"/>x.multiplicative_order <text:s/>x.plot</text:p>
      <text:p text:style-name="Standard">x.factor <text:s text:c="16"/>x.next_prime <text:s text:c="11"/>x.rename</text:p>
      <text:p text:style-name="Standard">x.factorial <text:s text:c="13"/>x.next_probable_prime <text:s text:c="2"/>x.reset_name</text:p>
      <text:p text:style-name="Standard">x.floor <text:s text:c="17"/>x.nth_root <text:s text:c="13"/>x.powermodm_ui</text:p>
      <text:p text:style-name="Standard"/>
      <text:p text:style-name="Standard">A gray window will be displayed which contains all of the methods that the object contains. <text:s/>If any of these methods is selected with the mouse, its name will be placed into the cell after the dot operator as a convenience. <text:s/>For now, select the is_prime method. <text:s/>When its name is placed into the cell, type a question mark '?' after it and press the &lt;tab&gt; key in order to obtain information on this method:</text:p>
      <text:p text:style-name="Standard"/>
      <text:p text:style-name="Standard">x.is_prime?</text:p>
      <text:p text:style-name="Standard">|</text:p>
      <text:p text:style-name="Standard">File: <text:s text:c="6"/>/opt/sage-2.7.1-debian-32bit-i686-Linux/local/lib/python/site-packages/sage/rings/integer/pyx</text:p>
      <text:p text:style-name="Standard">Type: <text:s text:c="6"/>&lt;type 'builtin_function_or_method '&gt;</text:p>
      <text:p text:style-name="Standard">Definition: x.is_prime()</text:p>
      <text:p text:style-name="Standard"/>
      <text:p text:style-name="Standard">Docstring: </text:p>
      <text:p text:style-name="Standard"/>
      <text:p text:style-name="Standard"><text:s text:c="12"/>Retuns True if self is prime </text:p>
      <text:p text:style-name="Standard"/>
      <text:p text:style-name="Standard"><text:s text:c="12"/>EXAMPLES: </text:p>
      <text:p text:style-name="Standard"><text:s text:c="16"/>sage: z = 2^31 - 1 </text:p>
      <text:p text:style-name="Standard"><text:s text:c="16"/>sage: z.is_prime() </text:p>
      <text:p text:style-name="Standard"><text:s text:c="16"/>True </text:p>
      <text:p text:style-name="Standard"><text:s text:c="16"/>sage: z = 2^31 </text:p>
      <text:p text:style-name="Standard"><text:s text:c="16"/>sage: z.is_prime() </text:p>
      <text:p text:style-name="Standard"><text:s text:c="16"/>False </text:p>
      <text:p text:style-name="Standard"/>
      <text:p text:style-name="Standard">The Definition section indicates that the is_prime() method is called without passing any arguments to it and the Docstring section indicates that the method will return True if the object is prime. <text:s/>The following code shows the variable x (which still contains 5) being used to call the is_prime() method:</text:p>
      <text:p text:style-name="Standard"/>
      <text:p text:style-name="Standard">x.is_prime()</text:p>
      <text:p text:style-name="Standard"><text:soft-page-break/>|</text:p>
      <text:p text:style-name="Standard">True</text:p>
      <text:p text:style-name="Standard"><text:s/>4.8 The List Object's Methods</text:p>
      <text:p text:style-name="Standard">Lists are objects and therefore they contain methods that provide useful capabilities:</text:p>
      <text:p text:style-name="Standard"/>
      <text:p text:style-name="Standard">a = []</text:p>
      <text:p text:style-name="Standard">a.&lt;tab&gt;</text:p>
      <text:p text:style-name="Standard">|</text:p>
      <text:p text:style-name="Standard">a.append <text:s text:c="2"/>a.extend <text:s text:c="2"/>a.insert <text:s text:c="2"/>a.remove <text:s text:c="2"/>a.sort </text:p>
      <text:p text:style-name="Standard">a.count <text:s text:c="3"/>a.index <text:s text:c="3"/>a.pop <text:s text:c="5"/>a.reverse </text:p>
      <text:p text:style-name="Standard"/>
      <text:p text:style-name="Standard">The following programs demonstrate some of a list object's methods:</text:p>
      <text:p text:style-name="Standard"/>
      <text:p text:style-name="Standard"># Append an object to the end of a list.</text:p>
      <text:p text:style-name="Standard">a = [1,2,3,4,5,6]</text:p>
      <text:p text:style-name="Standard">print a</text:p>
      <text:p text:style-name="Standard">a.append(7)</text:p>
      <text:p text:style-name="Standard">print a</text:p>
      <text:p text:style-name="Standard">|</text:p>
      <text:p text:style-name="Standard">[1, 2, 3, 4, 5, 6]</text:p>
      <text:p text:style-name="Standard">[1, 2, 3, 4, 5, 6, 7]</text:p>
      <text:p text:style-name="Standard"/>
      <text:p text:style-name="Standard"># Insert an object into a list.</text:p>
      <text:p text:style-name="Standard">a = [1,2,4,5]</text:p>
      <text:p text:style-name="Standard">print a</text:p>
      <text:p text:style-name="Standard">a.insert(2,3)</text:p>
      <text:p text:style-name="Standard">print a</text:p>
      <text:p text:style-name="Standard">|</text:p>
      <text:p text:style-name="Standard">[1, 2, 4, 5]</text:p>
      <text:p text:style-name="Standard">[1, 2, 3, 4, 5]</text:p>
      <text:p text:style-name="Standard"># Sort the contents of a list.</text:p>
      <text:p text:style-name="Standard">a = [8,2,7,1,6,4]</text:p>
      <text:p text:style-name="Standard">print a</text:p>
      <text:p text:style-name="Standard">a.sort()</text:p>
      <text:p text:style-name="Standard">print a</text:p>
      <text:p text:style-name="Standard">|</text:p>
      <text:p text:style-name="Standard">[8, 2, 7, 1, 6, 4]</text:p>
      <text:p text:style-name="Standard">[1, 2, 4, 6, 7, 8]</text:p>
      <text:p text:style-name="Standard"><text:s/>4.9 Extending Classes With Inheritence</text:p>
      <text:p text:style-name="Standard">Object technologies are subtle and powerful. <text:s/>They possess a number of mechanisms for dealing with complexity and class inheritance is one of them. <text:s/>Class inheritance is the ability of a class to obtain or inherit all of the instance variables and methods of another class (called a parent class, super class, or base class) using a minimal amount of code. <text:s/>A class that inherits from a parent class is called a child class or sub class. <text:s/>This means that a child class can do everything its parent can do along with any additional functionality that is programmed into the child. <text:s/></text:p>
      <text:p text:style-name="Standard"/>
      <text:p text:style-name="Standard">The following program demonstrates class inheritance by having a Person class inherit from the built-in object class and having an ArmyPrivate class inherit from the Person class:</text:p>
      <text:p text:style-name="Standard"/>
      <text:p text:style-name="Standard"><text:soft-page-break/>class Person(object):</text:p>
      <text:p text:style-name="Standard"><text:tab/>def __init__(self):</text:p>
      <text:p text:style-name="Standard"><text:tab/><text:tab/>self.rank = "I am just a Person, I have no rank."</text:p>
      <text:p text:style-name="Standard"><text:s text:c="2"/></text:p>
      <text:p text:style-name="Standard"><text:tab/>def __str__(self):</text:p>
      <text:p text:style-name="Standard"><text:tab/><text:tab/>return "str: " + self.rank</text:p>
      <text:p text:style-name="Standard"><text:tab/><text:tab/></text:p>
      <text:p text:style-name="Standard"><text:tab/>def __repr__(self):</text:p>
      <text:p text:style-name="Standard"><text:tab/><text:tab/>return "repr: " + self.rank</text:p>
      <text:p text:style-name="Standard"/>
      <text:p text:style-name="Standard"/>
      <text:p text:style-name="Standard">class ArmyPrivate(Person):</text:p>
      <text:p text:style-name="Standard"><text:tab/>def __init__(self):</text:p>
      <text:p text:style-name="Standard"><text:tab/><text:tab/>self.rank = "ArmyPrivate."</text:p>
      <text:p text:style-name="Standard"/>
      <text:p text:style-name="Standard"/>
      <text:p text:style-name="Standard">a = object()</text:p>
      <text:p text:style-name="Standard">print type(a)</text:p>
      <text:p text:style-name="Standard"/>
      <text:p text:style-name="Standard">b = Person()</text:p>
      <text:p text:style-name="Standard">print type(b)</text:p>
      <text:p text:style-name="Standard"/>
      <text:p text:style-name="Standard">c = ArmyPrivate()</text:p>
      <text:p text:style-name="Standard">print type(c)</text:p>
      <text:p text:style-name="Standard">|</text:p>
      <text:p text:style-name="Standard">&lt;type 'object'&gt;</text:p>
      <text:p text:style-name="Standard">&lt;class '__main__.Person'&gt;</text:p>
      <text:p text:style-name="Standard">&lt;class '__main__.ArmyPrivate'&gt;</text:p>
      <text:p text:style-name="Standard"/>
      <text:p text:style-name="Standard"/>
      <text:p text:style-name="Standard">After the classes have been created, this program instantiates an object of type object which is assigned to variable 'a', an object of type Person which is assigned to variable 'b', and an object of type ArmyPrivate which is assigned to variable 'c'.</text:p>
      <text:p text:style-name="Standard"/>
      <text:p text:style-name="Standard">The following code can be used to display the inheritance hierarchy of any object. <text:s/>If it is executed in a separate cell after the above program has been executed, the inheritance hierarchy of the ArmyPrivate class is displayed (don't worry about trying to understand how this code works. <text:s/>Just use it for now.):</text:p>
      <text:p text:style-name="Standard"/>
      <text:p text:style-name="Standard">#Display the inheritance hierarchy of an object. <text:s/>Note: don't worry #about trying to understand how this program works. <text:s/>Just use it for #now.</text:p>
      <text:p text:style-name="Standard">def class_hierarchy(cls, indent):</text:p>
      <text:p text:style-name="Standard"><text:s text:c="4"/>print '.'*indent, cls</text:p>
      <text:p text:style-name="Standard"><text:s text:c="4"/>for supercls in cls.__bases__:</text:p>
      <text:p text:style-name="Standard"><text:s text:c="8"/>class_hierarchy(supercls, indent+1)</text:p>
      <text:p text:style-name="Standard"/>
      <text:p text:style-name="Standard">def instance_hierarchy(inst):</text:p>
      <text:p text:style-name="Standard"><text:s text:c="4"/>print 'Inheritance hierarchy of', inst</text:p>
      <text:p text:style-name="Standard"><text:s text:c="4"/>class_hierarchy(inst.__class__, 3)</text:p>
      <text:p text:style-name="Standard"/>
      <text:p text:style-name="Standard"><text:soft-page-break/>z = ArmyPrivate()</text:p>
      <text:p text:style-name="Standard"/>
      <text:p text:style-name="Standard">instance_hierarchy(z)</text:p>
      <text:p text:style-name="Standard">|</text:p>
      <text:p text:style-name="Standard">Inheritance hierarchy of str: ArmyPrivate</text:p>
      <text:p text:style-name="Standard">... &lt;class '__main__.ArmyPrivate'&gt;</text:p>
      <text:p text:style-name="Standard">.... &lt;class '__main__.Person'&gt;</text:p>
      <text:p text:style-name="Standard">..... &lt;type 'object'&gt;</text:p>
      <text:p text:style-name="Standard">The instance_hierarchy function will display the inheritance hierarchy of any object that is passed to it. <text:s/>In this case, an ArmyPrivate object was instantiated and passed to the instance_hierarchy function and the object's inheritance hierarchy was displayed. <text:s/>Notice that the topmost class in the hierarchy, which is the object class, was printed last and that Person inherits from object and ArmyPrivate inherits from Person.</text:p>
      <text:p text:style-name="Standard"><text:s/></text:p>
      <text:p text:style-name="Standard"/>
      <text:h text:style-name="Heading_20_1" text:outline-level="1"><text:s/>5 Miscellaneous Topics</text:h>
      <text:h text:style-name="Heading_20_2" text:outline-level="2"><text:s/>5.1 Referencing The Result Of The Previous Operation</text:h>
      <text:p text:style-name="Standard">When working on a problem that spans multiple cells in a worksheet, it is often desirable to reference the result of the previous operation. <text:s/>The underscore symbol '_' is used for this purpose as shown in the following example:</text:p>
      <text:p text:style-name="Standard"/>
      <text:p text:style-name="Standard">2 + 3</text:p>
      <text:p text:style-name="Standard">|</text:p>
      <text:p text:style-name="Standard">5</text:p>
      <text:p text:style-name="Standard">_</text:p>
      <text:p text:style-name="Standard">|</text:p>
      <text:p text:style-name="Standard">5</text:p>
      <text:p text:style-name="Standard"/>
      <text:p text:style-name="Standard">_ + 6</text:p>
      <text:p text:style-name="Standard">|</text:p>
      <text:p text:style-name="Standard">11</text:p>
      <text:p text:style-name="Standard"/>
      <text:p text:style-name="Standard">a = _ * 2</text:p>
      <text:p text:style-name="Standard">a</text:p>
      <text:p text:style-name="Standard">|</text:p>
      <text:p text:style-name="Standard">22</text:p>
      <text:h text:style-name="Heading_20_2" text:outline-level="2"><text:s/>5.2 Exceptions</text:h>
      <text:p text:style-name="Standard">In order to assure that MathRider programs have a uniform way to handle exceptional conditions that might occur while they are running, an exception display and handling mechanism is built into the MathRider platform. <text:s/>This section covers only displayed exceptions because exception handling is an advanced topic that is beyond the scope of this document.</text:p>
      <text:p text:style-name="Standard"/>
      <text:p text:style-name="Standard">The following code causes an exception to occur and information about the exception is then displayed:</text:p>
      <text:p text:style-name="Standard"/>
      <text:p text:style-name="Standard"><text:soft-page-break/>1/0</text:p>
      <text:p text:style-name="Standard">|</text:p>
      <text:p text:style-name="Standard">Exception (click to the left for traceback):</text:p>
      <text:p text:style-name="Standard">...</text:p>
      <text:p text:style-name="Standard">ZeroDivisionError: Rational division by zero</text:p>
      <text:p text:style-name="Standard"/>
      <text:p text:style-name="Standard">Since 1/0 is an undefined mathematical operation, MathRider is unable to perform the calculation. <text:s/>It stops execution of the program and generates an exception to inform other areas of the program or the user about this problem. <text:s/>If no other part of the program handles the exception, a text explanation of the exception is displayed. <text:s/>In this case, the exception informs the user that a ZeroDivisionError has occurred and that this was caused by an attempt to perform "rational division by zero".</text:p>
      <text:p text:style-name="Standard"/>
      <text:p text:style-name="Standard">Most of the time, this is enough information for the user to locate the problem in the source code and fix it. <text:s/>Sometimes, however, the user needs more information in order to locate the problem and therefore the exception indicates that if the mouse is clicked to the left of the displayed exception text, additional information will be displayed:</text:p>
      <text:p text:style-name="Standard"/>
      <text:p text:style-name="Standard">Traceback (most recent call last):</text:p>
      <text:p text:style-name="Standard"><text:s text:c="2"/>File "", line 1, in </text:p>
      <text:p text:style-name="Standard"><text:s text:c="2"/>File "/home/sage/sage_notebook/worksheets/tkosan/2/code/2.py", <text:tab/>line 4, in </text:p>
      <text:p text:style-name="Standard"><text:s text:c="4"/>Integer(1)/Integer(0)</text:p>
      <text:p text:style-name="Standard"><text:s text:c="2"/>File "/opt/sage-2.8.3-linux-32bit-debian-4.0-i686-<text:tab/>Linux/data/extcode/sage/", line 1, in </text:p>
      <text:p text:style-name="Standard"><text:s text:c="4"/></text:p>
      <text:p text:style-name="Standard"><text:s text:c="2"/>File "element.pyx", line 1471, in element.RingElement.__div__</text:p>
      <text:p text:style-name="Standard"><text:s text:c="2"/>File "element.pyx", line 1485, in element.RingElement._div_c</text:p>
      <text:p text:style-name="Standard"><text:s text:c="2"/>File "integer.pyx", line 735, in integer.Integer._div_c_impl</text:p>
      <text:p text:style-name="Standard"><text:s text:c="2"/>File "integer_ring.pyx", line 185, in integer_ring.IntegerRing_class._div</text:p>
      <text:p text:style-name="Standard">ZeroDivisionError: Rational division by zero</text:p>
      <text:p text:style-name="Standard">This additional information shows a trace of all the code in the MathRider library that was in use when the exception occurred along with the names of the files that <text:s/>hold the code. <text:s/>It allows an expert MathRider user to look at the source code if needed in order to determine if the exception was caused by a bug in MathRider or a bug in the code that was entered. <text:s/></text:p>
      <text:h text:style-name="Heading_20_2" text:outline-level="2"><text:s/>5.3 Obtaining Numeric Results</text:h>
      <text:p text:style-name="Standard">One sometimes needs to obtain the numeric approximate of an object and MathRider provides a number of ways to accomplish this. <text:s/>One way is to use the n() function and another way is to use the n() method. <text:s/>The following example shows both of these being used:</text:p>
      <text:p text:style-name="Standard"/>
      <text:p text:style-name="Standard">a = 3/4</text:p>
      <text:p text:style-name="Standard">print a</text:p>
      <text:p text:style-name="Standard">print n(a)</text:p>
      <text:p text:style-name="Standard">print a.n()</text:p>
      <text:p text:style-name="Standard">|</text:p>
      <text:p text:style-name="Standard">3/4</text:p>
      <text:p text:style-name="Standard">0.750000000000000</text:p>
      <text:p text:style-name="Standard">0.750000000000000</text:p>
      <text:p text:style-name="Standard">The number of digits returned can be adjusted by using the digits parameter:</text:p>
      <text:p text:style-name="Standard"/>
      <text:p text:style-name="Standard"><text:soft-page-break/>a = 3/4</text:p>
      <text:p text:style-name="Standard">print a.n(digits=30)</text:p>
      <text:p text:style-name="Standard">|</text:p>
      <text:p text:style-name="Standard">0.7500000000000000000000000000000</text:p>
      <text:p text:style-name="Standard"/>
      <text:p text:style-name="Standard">and the number of bits of precision can be adjusted by using the prec parameter:</text:p>
      <text:p text:style-name="Standard"/>
      <text:p text:style-name="Standard">a = 4/3</text:p>
      <text:p text:style-name="Standard">print a.n(prec=2)</text:p>
      <text:p text:style-name="Standard">print a.n(prec=3)</text:p>
      <text:p text:style-name="Standard">print a.n(prec=4)</text:p>
      <text:p text:style-name="Standard">print a.n(prec=10)</text:p>
      <text:p text:style-name="Standard">print a.n(prec=20)</text:p>
      <text:p text:style-name="Standard">|</text:p>
      <text:p text:style-name="Standard">1.5</text:p>
      <text:p text:style-name="Standard">1.2</text:p>
      <text:p text:style-name="Standard">1.4</text:p>
      <text:p text:style-name="Standard">1.3</text:p>
      <text:p text:style-name="Standard">1.3333</text:p>
      <text:h text:style-name="Heading_20_2" text:outline-level="2"><text:s/>5.4 Style Guide For Expressions</text:h>
      <text:p text:style-name="Standard">Always surround the following binary operators with a single space on either side: assignment '=', augmented assignment (+=, −=, etc.), comparisons (==, &lt;, &gt;, !=, &lt;&gt;, &lt;=, &gt;=, in, not in, is, is not), Booleans (and, or, not).</text:p>
      <text:p text:style-name="Standard"/>
      <text:p text:style-name="Standard">Use spaces around the + and − arithmetic operators and no spaces around the * , /, %, and ^ arithmetic operators:</text:p>
      <text:p text:style-name="Standard">x = x + 1</text:p>
      <text:p text:style-name="Standard">x = x*3 − 5%2</text:p>
      <text:p text:style-name="Standard">c = (a + b)/(a − b)</text:p>
      <text:p text:style-name="Standard"/>
      <text:p text:style-name="Standard">Do not use spaces around the equals sign '=' when used to indicate a keyword argument or a default parameter value:</text:p>
      <text:p text:style-name="Standard">a.n(digits=5)</text:p>
      <text:h text:style-name="Heading_20_2" text:outline-level="2"><text:s/>5.5 Built-in Constants</text:h>
      <text:p text:style-name="Standard">MathRider has a number of mathematical constants built into it and the following is a list of some of the more common ones:</text:p>
      <text:p text:style-name="Standard"/>
      <text:p text:style-name="Standard">Pi, pi: The ratio of the circumference to the diameter of a circle.</text:p>
      <text:p text:style-name="Standard"/>
      <text:p text:style-name="Standard">E, e: Base of the natural logarithm.</text:p>
      <text:p text:style-name="Standard"/>
      <text:p text:style-name="Standard">I, i: The imaginary unit quantity.</text:p>
      <text:p text:style-name="Standard"><text:s text:c="5"/></text:p>
      <text:p text:style-name="Standard">log2: The natural logarithm of the real number 2.</text:p>
      <text:p text:style-name="Standard"/>
      <text:p text:style-name="Standard">Infinity, infinity: Can have + or − placed before it to indicate positive or negative infinity.</text:p>
      <text:p text:style-name="Standard"><text:soft-page-break/></text:p>
      <text:p text:style-name="Standard">The following examples show constants being used:</text:p>
      <text:p text:style-name="Standard"/>
      <text:p text:style-name="Standard">a = pi.n()</text:p>
      <text:p text:style-name="Standard">b = e.n()</text:p>
      <text:p text:style-name="Standard">c = i.n()</text:p>
      <text:p text:style-name="Standard">a,b,c</text:p>
      <text:p text:style-name="Standard">|</text:p>
      <text:p text:style-name="Standard">(3.14159265358979, 2.71828182845905, 1.00000000000000*I)</text:p>
      <text:p text:style-name="Standard"/>
      <text:p text:style-name="Standard">r = 4</text:p>
      <text:p text:style-name="Standard">a = 2*pi*r</text:p>
      <text:p text:style-name="Standard">a,a.n()</text:p>
      <text:p text:style-name="Standard">|</text:p>
      <text:p text:style-name="Standard">(8*pi, 25.1327412287183)</text:p>
      <text:p text:style-name="Standard">Constants in MathRider are defined as global variables and a global variable is a variable that is accessible by most MathRider code, including inside of functions and methods. <text:s/>Since constants are simply variables that have a constant object assigned to them, the variables can be reassigned if needed but then the constant object is lost. <text:s/>If one needs to have a constant reassigned to the variable it is normally associated with, the restore() function can be used. <text:s/>The following program shows how the variable pi can have the object 7 assigned to it and then have its default constant assigned to it again by passing its name inside of quotes to the restore() function:</text:p>
      <text:p text:style-name="Standard"/>
      <text:p text:style-name="Standard">print pi.n()</text:p>
      <text:p text:style-name="Standard"/>
      <text:p text:style-name="Standard">pi = 7</text:p>
      <text:p text:style-name="Standard">print pi</text:p>
      <text:p text:style-name="Standard"/>
      <text:p text:style-name="Standard">restore('pi')</text:p>
      <text:p text:style-name="Standard">print pi.n()</text:p>
      <text:p text:style-name="Standard">|</text:p>
      <text:p text:style-name="Standard">3.14159265358979</text:p>
      <text:p text:style-name="Standard">7</text:p>
      <text:p text:style-name="Standard">3.14159265358979</text:p>
      <text:p text:style-name="Standard">If the restore() function is called with no parameters, all reassigned constants are restored to their original values.</text:p>
      <text:p text:style-name="Standard"><text:s/>5.6 Roots</text:p>
      <text:p text:style-name="Standard">The sqrt() function can be used to obtain the square root of a value, but a more general technique is used to obtain other roots of a value. <text:s/>For example, if one wanted to obtain the cube root of 8:</text:p>
      <text:p text:style-name="Standard"/>
      <text:p text:style-name="Standard">8 would be raised to the 1/3 power:</text:p>
      <text:p text:style-name="Standard">8^(1/3)</text:p>
      <text:p text:style-name="Standard">|</text:p>
      <text:p text:style-name="Standard">2</text:p>
      <text:p text:style-name="Standard"/>
      <text:p text:style-name="Standard">Due to the order of operations, the rational number 1/3 needs to be placed within parentheses in order for it to be evaluated as an exponent.</text:p>
      <text:h text:style-name="Heading_20_2" text:outline-level="2"><text:soft-page-break/><text:s/>5.7 Symbolic Variables</text:h>
      <text:p text:style-name="Standard">Up to this point, all of the variables we have used have been created during assignment time. <text:s/>For example, in the following code the variable w is created and then the number 8 is assigned to it:</text:p>
      <text:p text:style-name="Standard"/>
      <text:p text:style-name="Standard">w = 7</text:p>
      <text:p text:style-name="Standard">w</text:p>
      <text:p text:style-name="Standard">|</text:p>
      <text:p text:style-name="Standard">7</text:p>
      <text:p text:style-name="Standard"/>
      <text:p text:style-name="Standard">But what if you needed to work with variables that are not assigned to any specific values? <text:s/>The following code attempts to print the value of the variable z, but z has not been assigned a value yet so an exception is returned:</text:p>
      <text:p text:style-name="Standard"/>
      <text:p text:style-name="Standard">print z</text:p>
      <text:p text:style-name="Standard">|</text:p>
      <text:p text:style-name="Standard">Exception (click to the left for traceback):</text:p>
      <text:p text:style-name="Standard">...</text:p>
      <text:p text:style-name="Standard">NameError: name 'z' is not defined</text:p>
      <text:p text:style-name="Standard"/>
      <text:p text:style-name="Standard">In mathematics, "unassigned variables" are used all the time. <text:s/>Since MathRider is mathematics oriented software, it has the ability to work with unassigned variables. <text:s/>In MathRider, unassigned variables are called symbolic variables and they are defined using the var() function. <text:s/>When a worksheet is first opened, the variable x is automatically defined to be a symbolic variable and it will remain so unless it is assigned another value in your code.</text:p>
      <text:p text:style-name="Standard"/>
      <text:p text:style-name="Standard">The following code was executed on a newly-opened worksheet:</text:p>
      <text:p text:style-name="Standard"/>
      <text:p text:style-name="Standard">print x</text:p>
      <text:p text:style-name="Standard">type(x)</text:p>
      <text:p text:style-name="Standard">|</text:p>
      <text:p text:style-name="Standard">x</text:p>
      <text:p text:style-name="Standard">&lt;class 'sage.calculus.calculus.SymbolicVariable'&gt;</text:p>
      <text:p text:style-name="Standard">Notice that the variable x has had an object of type SymbolicVariable automatically assigned to it by the MathRider environment.</text:p>
      <text:p text:style-name="Standard"/>
      <text:p text:style-name="Standard">If you would like to also use y and z as symbolic variables, the var() function needs to be used to do this. <text:s/>One can either enter var('x,y') or var('x y'). <text:s/>The var() function is designed to accept one or more variable names inside of a string and the names can either be separated by commas or spaces.</text:p>
      <text:p text:style-name="Standard"/>
      <text:p text:style-name="Standard">The following program shows var() being used to initialize y and z to be symbolic variables:</text:p>
      <text:p text:style-name="Standard"/>
      <text:p text:style-name="Standard">var('y,z')</text:p>
      <text:p text:style-name="Standard">y,z</text:p>
      <text:p text:style-name="Standard">|</text:p>
      <text:p text:style-name="Standard">(y, z)</text:p>
      <text:p text:style-name="Standard">After one or more symbolic variables have been defined, the reset() function can be used to undefine them:</text:p>
      <text:p text:style-name="Standard"/>
      <text:p text:style-name="Standard"><text:soft-page-break/>reset('y,z')</text:p>
      <text:p text:style-name="Standard">y,z</text:p>
      <text:p text:style-name="Standard">|</text:p>
      <text:p text:style-name="Standard">Exception (click to the left for traceback):</text:p>
      <text:p text:style-name="Standard">...</text:p>
      <text:p text:style-name="Standard">NameError: name 'y' is not defined</text:p>
      <text:h text:style-name="Heading_20_2" text:outline-level="2"><text:s/>5.8 Symbolic Expressions</text:h>
      <text:p text:style-name="Standard">Expressions that contain symbolic variables are called symbolic expressions. <text:s/>In the following example, b is defined to be a symbolic variable and then it is used to create the symbolic expression 2*b:</text:p>
      <text:p text:style-name="Standard"/>
      <text:p text:style-name="Standard">var('b')</text:p>
      <text:p text:style-name="Standard">type(2*b)</text:p>
      <text:p text:style-name="Standard">|</text:p>
      <text:p text:style-name="Standard">&lt;class 'sage.calculus.calculus.SymbolicArithmetic'&gt;</text:p>
      <text:p text:style-name="Standard">As can be seen by this example, the symbolic expression 2*b was placed into an object of type SymbolicArithmetic. <text:s/>The expression can also be assigned to a variable:</text:p>
      <text:p text:style-name="Standard"/>
      <text:p text:style-name="Standard">m = 2*b</text:p>
      <text:p text:style-name="Standard">type(m)</text:p>
      <text:p text:style-name="Standard">|</text:p>
      <text:p text:style-name="Standard">&lt;class 'sage.calculus.calculus.SymbolicArithmetic'&gt;</text:p>
      <text:p text:style-name="Standard">The following program creates two symbolic expressions, assigns them to variables, and then performs operations on them:</text:p>
      <text:p text:style-name="Standard"/>
      <text:p text:style-name="Standard">m = 2*b</text:p>
      <text:p text:style-name="Standard">n = 3*b</text:p>
      <text:p text:style-name="Standard">m+n, m-n, m*n, m/n</text:p>
      <text:p text:style-name="Standard">|</text:p>
      <text:p text:style-name="Standard">(5*b, -b, 6*b^2, 2/3)</text:p>
      <text:p text:style-name="Standard">Here is another example that multiplies two symbolic expressions together:</text:p>
      <text:p text:style-name="Standard"/>
      <text:p text:style-name="Standard">m = 5 + b</text:p>
      <text:p text:style-name="Standard">n = 8 + b</text:p>
      <text:p text:style-name="Standard">y = m*n</text:p>
      <text:p text:style-name="Standard">y</text:p>
      <text:p text:style-name="Standard">|</text:p>
      <text:p text:style-name="Standard">(b + 5)*(b + 8)</text:p>
      <text:h text:style-name="Heading_20_2" text:outline-level="2"><text:s/>5.9 Expanding And Factoring</text:h>
      <text:p text:style-name="Standard">If the expanded form of the expression from the previous section is needed, it is easily obtained by calling the expand() method (this example assumes the cells in the previous section have been run):</text:p>
      <text:p text:style-name="Standard"/>
      <text:p text:style-name="Standard">z = y.expand()</text:p>
      <text:p text:style-name="Standard">z</text:p>
      <text:p text:style-name="Standard">|</text:p>
      <text:p text:style-name="Standard">b^2 + 13*b + 40</text:p>
      <text:p text:style-name="Standard"><text:soft-page-break/>The expanded form of the expression has been assigned to variable z and the factored form can be obtained from z by using the factor() method:</text:p>
      <text:p text:style-name="Standard"/>
      <text:p text:style-name="Standard">z.factor()</text:p>
      <text:p text:style-name="Standard">|</text:p>
      <text:p text:style-name="Standard">(b + 5)*(b + 8)</text:p>
      <text:p text:style-name="Standard">By the way, a number can be factored without being assigned to a variable by placing parentheses around it and calling its factor() method:</text:p>
      <text:p text:style-name="Standard"/>
      <text:p text:style-name="Standard">(90).factor()</text:p>
      <text:p text:style-name="Standard">|</text:p>
      <text:p text:style-name="Standard">2 * 3^2 * 5</text:p>
      <text:p text:style-name="Standard"><text:s/>5.10 Miscellaneous Symbolic Expression Examples</text:p>
      <text:p text:style-name="Standard"/>
      <text:p text:style-name="Standard">var('a,b,c')</text:p>
      <text:p text:style-name="Standard"/>
      <text:p text:style-name="Standard">(5*a + b + 4*c) + (2*a + 3*b + c)</text:p>
      <text:p text:style-name="Standard">|</text:p>
      <text:p text:style-name="Standard">5*c + 4*b + 7*a</text:p>
      <text:p text:style-name="Standard">(a + b) - (x + 2*b)</text:p>
      <text:p text:style-name="Standard">|</text:p>
      <text:p text:style-name="Standard">-x - b + a</text:p>
      <text:p text:style-name="Standard">3*a^2 - a*(a -5)</text:p>
      <text:p text:style-name="Standard">|</text:p>
      <text:p text:style-name="Standard">3*a^2 - (a - 5)*a</text:p>
      <text:p text:style-name="Standard">_.factor()</text:p>
      <text:p text:style-name="Standard">|</text:p>
      <text:p text:style-name="Standard">a*(2*a + 5)</text:p>
      <text:p text:style-name="Standard"><text:s/>5.11 Passing Values To Symbolic Expressions</text:p>
      <text:p text:style-name="Standard">If values are passed to a symbolic expressions, they will be evaluated and a result will be returned. <text:s/>If the expression only has one variable, then the value can simply be passed to it as follows:</text:p>
      <text:p text:style-name="Standard"/>
      <text:p text:style-name="Standard">a = x^2</text:p>
      <text:p text:style-name="Standard">a(5)</text:p>
      <text:p text:style-name="Standard">|</text:p>
      <text:p text:style-name="Standard">25</text:p>
      <text:p text:style-name="Standard">However, if the expression has two or more variables, each variable needs to have a value assigned to it by name:</text:p>
      <text:p text:style-name="Standard"/>
      <text:p text:style-name="Standard">var('y')</text:p>
      <text:p text:style-name="Standard">a = x^2 + y</text:p>
      <text:p text:style-name="Standard">a(x=2, y=3)</text:p>
      <text:p text:style-name="Standard">|</text:p>
      <text:p text:style-name="Standard">7</text:p>
      <text:h text:style-name="Heading_20_2" text:outline-level="2"><text:s/>5.12 Symbolic Equations and The solve() Function</text:h>
      <text:p text:style-name="Standard">In addition to working with symbolic expressions, MathRider is also able to work with symbolic equations:</text:p>
      <text:p text:style-name="Standard"><text:soft-page-break/></text:p>
      <text:p text:style-name="Standard">var('a')</text:p>
      <text:p text:style-name="Standard">type(x^2 == 16*a^2)</text:p>
      <text:p text:style-name="Standard">|</text:p>
      <text:p text:style-name="Standard">&lt;class 'sage.calculus.equations.SymbolicEquation'&gt;</text:p>
      <text:p text:style-name="Standard">As can be seen by this example, the symbolic equation x^2 == 16*a^2 was placed into an object of type SymbolicEquation. <text:s/>A symbolic equation needs to use double equals '==' so that it can be assigned to a variable using a single equals '=' like this:</text:p>
      <text:p text:style-name="Standard"/>
      <text:p text:style-name="Standard">m = x^2 == 16*a^2</text:p>
      <text:p text:style-name="Standard">m, type(m)</text:p>
      <text:p text:style-name="Standard">|</text:p>
      <text:p text:style-name="Standard">(x^2 == 16*a^2, &lt;class 'sage.calculus.equations.SymbolicEquation'&gt;)</text:p>
      <text:p text:style-name="Standard">Many symbolic equations can be solved algebraically using the solve() function:</text:p>
      <text:p text:style-name="Standard"/>
      <text:p text:style-name="Standard">solve(m, a)</text:p>
      <text:p text:style-name="Standard">|</text:p>
      <text:p text:style-name="Standard">[a == -x/4, a == x/4]</text:p>
      <text:p text:style-name="Standard">The first parameter in the solve() function accepts a symbolic equation and the second parameter accepts the symbolic variable to be solved for.</text:p>
      <text:p text:style-name="Standard"/>
      <text:p text:style-name="Standard">The solve() function can also solve simultaneous equations:</text:p>
      <text:p text:style-name="Standard"/>
      <text:p text:style-name="Standard">var('i1,i2,i3,v0')</text:p>
      <text:p text:style-name="Standard"/>
      <text:p text:style-name="Standard">a = (i1 - i3)*2 + (i1 - i2)*5 + 10 - 25 == 0</text:p>
      <text:p text:style-name="Standard">b = (i2 - i3)*3 + i2*1 - 10 + (i2 - i1)*5 == 0</text:p>
      <text:p text:style-name="Standard">c = i3*14 + (i3 - i2)*3 + (i3 - i1)*2 - (-3*v0) == 0</text:p>
      <text:p text:style-name="Standard">d = v0 == (i2 - i3)*3</text:p>
      <text:p text:style-name="Standard"/>
      <text:p text:style-name="Standard">solve([a,b,c,d], i1,i2,i3,v0)</text:p>
      <text:p text:style-name="Standard">|</text:p>
      <text:p text:style-name="Standard">[[i1 == 4, i2 == 3, i3 == -1, v0 == 12]]</text:p>
      <text:p text:style-name="Standard">Notice that, when more than one equation is passed to solve(), they need to be placed into a list.</text:p>
      <text:p text:style-name="Standard"><text:s/>5.13 Symbolic Mathematical Functions</text:p>
      <text:p text:style-name="Standard">MathRider has the ability to define functions using mathematical syntax. <text:s/>The following example shows a function f being defined that uses x as a variable:</text:p>
      <text:p text:style-name="Standard"/>
      <text:p text:style-name="Standard">f(x) = x^2</text:p>
      <text:p text:style-name="Standard">f, type(f)</text:p>
      <text:p text:style-name="Standard">|</text:p>
      <text:p text:style-name="Standard">(x |--&gt; x^2, &lt;class'sage.calculus.calculus.CallableSymbolicExpression'&gt;)</text:p>
      <text:p text:style-name="Standard">Objects created this way are of type CallableSymbolicExpression which means they can be called as shown in the following example:</text:p>
      <text:p text:style-name="Standard"/>
      <text:p text:style-name="Standard">f(4), f(50), f(.2)</text:p>
      <text:p text:style-name="Standard">|</text:p>
      <text:p text:style-name="Standard">(16, 2500, 0.040000000000000010)</text:p>
      <text:p text:style-name="Standard">Here is an example that uses the above CallableSymbolicExpression inside of a loop:</text:p>
      <text:p text:style-name="Standard"><text:soft-page-break/></text:p>
      <text:p text:style-name="Standard">a = 0</text:p>
      <text:p text:style-name="Standard">while a &lt;= 9:</text:p>
      <text:p text:style-name="Standard"><text:s text:c="4"/>f(a)</text:p>
      <text:p text:style-name="Standard"><text:s text:c="4"/>a = a + 1</text:p>
      <text:p text:style-name="Standard">|</text:p>
      <text:p text:style-name="Standard">0</text:p>
      <text:p text:style-name="Standard">1</text:p>
      <text:p text:style-name="Standard">4</text:p>
      <text:p text:style-name="Standard">9</text:p>
      <text:p text:style-name="Standard">16</text:p>
      <text:p text:style-name="Standard">25</text:p>
      <text:p text:style-name="Standard">36</text:p>
      <text:p text:style-name="Standard">49</text:p>
      <text:p text:style-name="Standard">64</text:p>
      <text:p text:style-name="Standard">81</text:p>
      <text:p text:style-name="Standard"/>
      <text:p text:style-name="Standard">The following example accomplishes the same work that the previous example did, except it uses more advanced language features:</text:p>
      <text:p text:style-name="Standard"/>
      <text:p text:style-name="Standard">a = srange(10)</text:p>
      <text:p text:style-name="Standard">a</text:p>
      <text:p text:style-name="Standard">|</text:p>
      <text:p text:style-name="Standard">[0, 1, 2, 3, 4, 5, 6, 7, 8, 9]</text:p>
      <text:p text:style-name="Standard"/>
      <text:p text:style-name="Standard">for num in a:</text:p>
      <text:p text:style-name="Standard"><text:s text:c="4"/>f(num)</text:p>
      <text:p text:style-name="Standard">|</text:p>
      <text:p text:style-name="Standard">0</text:p>
      <text:p text:style-name="Standard">1</text:p>
      <text:p text:style-name="Standard">4</text:p>
      <text:p text:style-name="Standard">9</text:p>
      <text:p text:style-name="Standard">16</text:p>
      <text:p text:style-name="Standard">25</text:p>
      <text:p text:style-name="Standard">36</text:p>
      <text:p text:style-name="Standard">49</text:p>
      <text:p text:style-name="Standard">64</text:p>
      <text:p text:style-name="Standard">81</text:p>
      <text:h text:style-name="Heading_20_2" text:outline-level="2"><text:s/>5.14 Finding Roots Graphically And Numerically With The find_root() Method</text:h>
      <text:p text:style-name="Standard">Sometimes equations cannot be solved algebraically and the solve() function indicates this by returning a copy of the input it was passed. <text:s/>This is shown in the following example:</text:p>
      <text:p text:style-name="Standard"/>
      <text:p text:style-name="Standard">f(x) = sin(x) - x - pi/2</text:p>
      <text:p text:style-name="Standard">eqn = (f == 0)</text:p>
      <text:p text:style-name="Standard">solve(eqn, x)</text:p>
      <text:p text:style-name="Standard">|</text:p>
      <text:p text:style-name="Standard"><text:soft-page-break/>[x == (2*sin(x) - pi)/2]</text:p>
      <text:p text:style-name="Standard"/>
      <text:p text:style-name="Standard">However, equations that cannot be solved algebraically can be solved both graphically and numerically. <text:s/>The following example shows the above equation being solved graphically:</text:p>
      <text:p text:style-name="Standard"/>
      <text:p text:style-name="Standard">show(plot(f,-10,10))</text:p>
      <text:p text:style-name="Standard">|</text:p>
      <text:p text:style-name="Standard"/>
      <text:p text:style-name="Standard">This graph indicates that the root for this equation is a little greater than -2.5.</text:p>
      <text:p text:style-name="Standard"/>
      <text:p text:style-name="Standard">The following example shows the equation being solved more precisely using the find_root() method:</text:p>
      <text:p text:style-name="Standard"/>
      <text:p text:style-name="Standard">f.find_root(-10,10)</text:p>
      <text:p text:style-name="Standard">|</text:p>
      <text:p text:style-name="Standard">-2.309881460010057</text:p>
      <text:p text:style-name="Standard"/>
      <text:p text:style-name="Standard">The -10 and +10 that are passed to the find_root() method tell it the interval within which it should look for roots.</text:p>
      <text:h text:style-name="Heading_20_2" text:outline-level="2"><text:s/>5.15 Displaying Mathematical Objects In Traditional Form</text:h>
      <text:p text:style-name="Standard">Earlier it was indicated that MathRider is able to display mathematical objects in either text form or traditional form. <text:s/>Up until this point, we have been using text form which is the default. <text:s/>If one wants to display a mathematical object in traditional form, the show() function can be used. <text:s/>The following example creates a mathematical expression and then displays it in both text form and traditional form:</text:p>
      <text:p text:style-name="Standard"/>
      <text:p text:style-name="Standard">var('y,b,c')</text:p>
      <text:p text:style-name="Standard">z = (3*y^(2*b))/(4*x^c)^2</text:p>
      <text:p text:style-name="Standard"/>
      <text:p text:style-name="Standard">#Display the expression in text form.</text:p>
      <text:p text:style-name="Standard">z</text:p>
      <text:p text:style-name="Standard">|</text:p>
      <text:p text:style-name="Standard">3*y^(2*b)/(16*x^(2*c))</text:p>
      <text:p text:style-name="Standard">#Display the expression in traditional form.</text:p>
      <text:p text:style-name="Standard">show(z)</text:p>
      <text:p text:style-name="Standard">|</text:p>
      <text:p text:style-name="Standard"/>
      <text:p text:style-name="Standard"><text:tab/></text:p>
      <text:p text:style-name="Standard"/>
      <text:h text:style-name="Heading_20_2" text:outline-level="2"><text:s/>5.15.1 LaTeX Is Used To Display Objects In Traditional Mathematics Form</text:h>
      <text:p text:style-name="Standard">LaTex (pronounced lā-tek, http://en.wikipedia.org/wiki/LaTeX) is a document markup language which is able to work with a wide range of mathematical symbols. <text:s/>MathRider objects will provide LaTeX descriptions of themselves when their latex() methods are called. <text:s/>The LaTeX description of an object can also be obtained by passing it to the latex() function:</text:p>
      <text:p text:style-name="Standard"/>
      <text:p text:style-name="Standard">a = (2*x^2)/7</text:p>
      <text:p text:style-name="Standard">latex(a)</text:p>
      <text:p text:style-name="Standard">|</text:p>
      <text:p text:style-name="Standard"><text:soft-page-break/>\frac{{2 \cdot {x}^{2} }}{7}</text:p>
      <text:p text:style-name="Standard">When this result is fed into LaTeX display software, it will generate traditional mathematics form output similar to the following:</text:p>
      <text:p text:style-name="Standard"/>
      <text:p text:style-name="Standard"/>
      <text:p text:style-name="Standard"/>
      <text:p text:style-name="Standard">The jsMath package which is referenced in <text:s/>is the software that the MathRider Notebook uses to translate LaTeX input into traditional mathematics form output.</text:p>
      <text:h text:style-name="Heading_20_2" text:outline-level="2"><text:s/>5.16 Sets</text:h>
      <text:p text:style-name="Standard">The following example shows operations that MathRider can perform on sets:</text:p>
      <text:p text:style-name="Standard"/>
      <text:p text:style-name="Standard">a = Set([0,1,2,3,4])</text:p>
      <text:p text:style-name="Standard">b = Set([5,6,7,8,9,0])</text:p>
      <text:p text:style-name="Standard">a,b</text:p>
      <text:p text:style-name="Standard">|</text:p>
      <text:p text:style-name="Standard">({0, 1, 2, 3, 4}, {0, 5, 6, 7, 8, 9})</text:p>
      <text:p text:style-name="Standard"/>
      <text:p text:style-name="Standard">a.cardinality()</text:p>
      <text:p text:style-name="Standard">|</text:p>
      <text:p text:style-name="Standard">5</text:p>
      <text:p text:style-name="Standard"/>
      <text:p text:style-name="Standard">3 in a</text:p>
      <text:p text:style-name="Standard">|</text:p>
      <text:p text:style-name="Standard">True</text:p>
      <text:p text:style-name="Standard"/>
      <text:p text:style-name="Standard">3 in b</text:p>
      <text:p text:style-name="Standard">|</text:p>
      <text:p text:style-name="Standard">False</text:p>
      <text:p text:style-name="Standard"/>
      <text:p text:style-name="Standard">a.union(b)</text:p>
      <text:p text:style-name="Standard">|</text:p>
      <text:p text:style-name="Standard">{0, 1, 2, 3, 4, 5, 6, 7, 8, 9}</text:p>
      <text:p text:style-name="Standard"/>
      <text:p text:style-name="Standard">a.intersection(b)</text:p>
      <text:p text:style-name="Standard">|</text:p>
      <text:p text:style-name="Standard">{0}</text:p>
      <text:h text:style-name="Heading_20_1" text:outline-level="1"><text:s/>6 2D Plotting</text:h>
      <text:h text:style-name="Heading_20_2" text:outline-level="2"><text:s/>6.1 The plot() And show() Functions</text:h>
      <text:p text:style-name="Standard">MathRider provides a number of ways to generate 2D plots of mathematical functions and one of these ways is to use the plot() function in conjunction with the show() function. <text:s/>The following example shows a symbolic expression being passed to the plot() function as its first parameter. <text:s/>The second parameter indicates where plotting should begin on the X axis and the third parameter indicates where plotting should end:</text:p>
      <text:p text:style-name="Standard">a = x^2</text:p>
      <text:p text:style-name="Standard"><text:soft-page-break/>b = plot(a, 0, 10)</text:p>
      <text:p text:style-name="Standard">type(b)</text:p>
      <text:p text:style-name="Standard">|</text:p>
      <text:p text:style-name="Standard"><text:s text:c="2"/>&lt;class 'sage.plot.plot.Graphics'&gt;</text:p>
      <text:p text:style-name="Standard"/>
      <text:p text:style-name="Standard">Notice that the plot() function does not display the plot. <text:s/>Instead, it creates an object of type sage.plot.plot.Graphics and this object contains the plot data. <text:s/>The show() function can then be used to display the plot:</text:p>
      <text:p text:style-name="Standard"/>
      <text:p text:style-name="Standard">show(b)</text:p>
      <text:p text:style-name="Standard">|</text:p>
      <text:p text:style-name="Standard"/>
      <text:p text:style-name="Standard">The show() function has 4 parameters called xmin, xmax, ymin, and ymax that can be used to adjust what part of the plot is displayed. <text:s/>It also has a figsize parameter which determines how large the image will be. <text:s/>The following example shows xmin and xmax being used to display the plot between 0 and .05 on the X axis. <text:s/>Notice that the plot() function can be used as the first parameter to the show() function in order to save typing effort (Note: if any other symbolic variable other than x is used, it must first be declared with the var() function):</text:p>
      <text:p text:style-name="Standard"/>
      <text:p text:style-name="Standard">v = 400*e^(-100*x)*sin(200*x)</text:p>
      <text:p text:style-name="Standard">show(plot(v,0,.1),xmin=0, xmax=.05, figsize=[3,3])</text:p>
      <text:p text:style-name="Standard">|</text:p>
      <text:p text:style-name="Standard"/>
      <text:p text:style-name="Standard">The ymin and ymax parameters can be used to adjust how much of the y axis is displayed in the above plot:</text:p>
      <text:p text:style-name="Standard"/>
      <text:p text:style-name="Standard">show(plot(v,0,.1),xmin=0, xmax=.05, ymin=0, ymax=100, figsize=[3,3])</text:p>
      <text:p text:style-name="Standard">|</text:p>
      <text:p text:style-name="Standard"/>
      <text:h text:style-name="Heading_20_2" text:outline-level="2"><text:s/>6.1.1 Combining Plots And Changing The Plotting Color</text:h>
      <text:p text:style-name="Standard">Sometimes it is necessary to combine one or more plots into a single plot. <text:s/>The following example combines 6 plots using the show() function:</text:p>
      <text:p text:style-name="Standard"/>
      <text:p text:style-name="Standard">var('t')</text:p>
      <text:p text:style-name="Standard">p1 = t/4E5</text:p>
      <text:p text:style-name="Standard">p2 = (5*(t - 8)/2 - 10)/1000000</text:p>
      <text:p text:style-name="Standard">p3 = (t - 12)/400000</text:p>
      <text:p text:style-name="Standard">p4 = 0.0000004*(t - 30)</text:p>
      <text:p text:style-name="Standard">p5 = 0.0000004*(t - 30)</text:p>
      <text:p text:style-name="Standard">p6 = -0.0000006*(6 - 3*(t - 46)/2)</text:p>
      <text:p text:style-name="Standard"/>
      <text:p text:style-name="Standard">g1 = plot(p1,0,6,rgbcolor=(0,.2,1))</text:p>
      <text:p text:style-name="Standard">g2 = plot(p2,6,12,rgbcolor=(1,0,0))</text:p>
      <text:p text:style-name="Standard">g3 = plot(p3,12,16,rgbcolor=(0,.7,1))</text:p>
      <text:p text:style-name="Standard">g4 = plot(p4,16,30,rgbcolor=(.3,1,0))</text:p>
      <text:p text:style-name="Standard">g5 = plot(p5,30,36,rgbcolor=(1,0,1))</text:p>
      <text:p text:style-name="Standard">g6 = plot(p6,36,50,rgbcolor=(.2,.5,.7))</text:p>
      <text:p text:style-name="Standard"><text:soft-page-break/></text:p>
      <text:p text:style-name="Standard">show(g1+g2+g3+g4+g5+g6,xmin=0, xmax=50, ymin=-.00001, ymax=.00001)</text:p>
      <text:p text:style-name="Standard">|</text:p>
      <text:p text:style-name="Standard"/>
      <text:p text:style-name="Standard">Notice that the color of each plot can be changed using the rgbcolor parameter. <text:s/>RGB stands for Red, Green, and Blue and the tuple that is assigned to the rgbcolor parameter contains three values between 0 and 1. <text:s/>The first value specifies how much red the plot should have (between 0 and 100%), the second value specifies how much green the plot should have, and the third value specifies how much blue the plot should have.</text:p>
      <text:h text:style-name="Heading_20_3" text:outline-level="3"><text:s/>6.1.2 Combining Graphics With A Graphics Object</text:h>
      <text:p text:style-name="Standard">It is often useful to combine various kinds of graphics into one image. <text:s/>In the following example, 6 points are plotted along with a text label for each plot:</text:p>
      <text:p text:style-name="Standard">"""</text:p>
      <text:p text:style-name="Standard">Plot the following points on a graph:</text:p>
      <text:p text:style-name="Standard"/>
      <text:p text:style-name="Standard">A (0,0)</text:p>
      <text:p text:style-name="Standard">B (9,23)</text:p>
      <text:p text:style-name="Standard">C (-15,20)</text:p>
      <text:p text:style-name="Standard">D (22,-12)</text:p>
      <text:p text:style-name="Standard">E (-5,-12)</text:p>
      <text:p text:style-name="Standard">F (-22,-4)</text:p>
      <text:p text:style-name="Standard">"""</text:p>
      <text:p text:style-name="Standard"/>
      <text:p text:style-name="Standard">#Create a Graphics object which will be used to hold multiple </text:p>
      <text:p text:style-name="Standard"># graphics objects. <text:s/>These graphics objects will be displayed</text:p>
      <text:p text:style-name="Standard"># on the same image.</text:p>
      <text:p text:style-name="Standard">g = Graphics()</text:p>
      <text:p text:style-name="Standard"/>
      <text:p text:style-name="Standard">#Create a list of points and add them to the graphics object.</text:p>
      <text:p text:style-name="Standard">points=[(0,0), (9,23), (-15,20), (22,-12), (-5,-12), (-22,-4)]</text:p>
      <text:p text:style-name="Standard">g += point(points)</text:p>
      <text:p text:style-name="Standard"/>
      <text:p text:style-name="Standard">#Add labels for the points to the graphics object.</text:p>
      <text:p text:style-name="Standard">for (pnt,letter) in zip(points,['A','B','C','D','E','F']):</text:p>
      <text:p text:style-name="Standard"><text:s text:c="4"/>g += text(letter,(pnt[0]-1.5, pnt[1]-1.5))</text:p>
      <text:p text:style-name="Standard"/>
      <text:p text:style-name="Standard">#Display the combined graphics objects.</text:p>
      <text:p text:style-name="Standard">show(g,figsize=[5,4])</text:p>
      <text:p text:style-name="Standard">|</text:p>
      <text:p text:style-name="Standard"/>
      <text:p text:style-name="Standard">First, an empty Graphics object is instantiated and a list of plotted points are created using the point() function. <text:s/>These plotted points are then added to the Graphics object using the += operator. <text:s/>Next, a label for each point is added to the Graphics object using a for loop. <text:s/>Finally, the Graphics object is displayed in the worksheet using the show() function.</text:p>
      <text:p text:style-name="Standard"/>
      <text:p text:style-name="Standard">Even after being displayed, the Graphics object still contains all of the graphics that have been placed into it and more graphics can be added to it as needed. <text:s/>For example, if a line needed to be drawn <text:soft-page-break/>between points C and D, the following code can be executed in a separate cell to accomplish this:</text:p>
      <text:p text:style-name="Standard"/>
      <text:p text:style-name="Standard">g += line([(-15,20), (22,-12)])</text:p>
      <text:p text:style-name="Standard">show(g)</text:p>
      <text:p text:style-name="Standard">|</text:p>
      <text:p text:style-name="Standard"/>
      <text:p text:style-name="Standard"/>
      <text:h text:style-name="Heading_20_2" text:outline-level="2"><text:s/>6.2 Advanced Plotting With matplotlib</text:h>
      <text:p text:style-name="Standard">MathRider uses the matplotlib (http://matplotlib.sourceforge.net) library for its plotting needs and if one requires more control over plotting than the plot() function provides, the capabilities of matplotlib can be used directly. <text:s/>While a complete explanation of how matplotlib works is beyond the scope of this book, this section provides examples that should help you to begin using it.</text:p>
      <text:p text:style-name="Standard"><text:s/>6.2.1 Plotting Data From Lists With Grid Lines And Axes Labels</text:p>
      <text:p text:style-name="Standard"/>
      <text:p text:style-name="Standard">x = [1921, 1923, 1925, 1927, 1929, 1931, 1933]</text:p>
      <text:p text:style-name="Standard">y = [ .05, .6, 4.0, 7.0, 12.0, 15.5, 18.5]</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US Radios Percentage Gains')</text:p>
      <text:p text:style-name="Standard">ax.set_xlabel('Year')</text:p>
      <text:p text:style-name="Standard">ax.set_ylabel('Radios')</text:p>
      <text:p text:style-name="Standard">ax.plot(x,y, 'go-', linewidth=1.0 )</text:p>
      <text:p text:style-name="Standard">canvas.print_figure('ex1_linear.png')</text:p>
      <text:p text:style-name="Standard">|</text:p>
      <text:p text:style-name="Standard"/>
      <text:h text:style-name="Heading_20_3" text:outline-level="3"><text:s/>6.2.2 Plotting With A Logarithmic Y Axis</text:h>
      <text:p text:style-name="Standard"/>
      <text:p text:style-name="Standard">x = [1926, 1927, 1928, 1929, 1930, 1931, 1932, 1933]</text:p>
      <text:p text:style-name="Standard">y = [ 4.61,5.24, 10.47, 20.24, 28.83, 43.40, 48.34, 50.8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text:soft-page-break/>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Distance in millions of miles flown by transport airplanes in the US')</text:p>
      <text:p text:style-name="Standard">ax.set_xlabel('Year')</text:p>
      <text:p text:style-name="Standard">ax.set_ylabel('Distance')</text:p>
      <text:p text:style-name="Standard">ax.semilogy(x,y, 'go-', linewidth=1.0 )</text:p>
      <text:p text:style-name="Standard">canvas.print_figure('ex2_log.png')</text:p>
      <text:p text:style-name="Standard">|</text:p>
      <text:p text:style-name="Standard"/>
      <text:h text:style-name="Heading_20_3" text:outline-level="3"><text:s/>6.2.3 Two Plots With Labels Inside Of The Plot</text:h>
      <text:p text:style-name="Standard"/>
      <text:p text:style-name="Standard">x = [20,30,40,50,60,70,80,90,100]</text:p>
      <text:p text:style-name="Standard">y = [3690,2830,2130,1575,1150,875,735,686,650]</text:p>
      <text:p text:style-name="Standard">z = [120,680,1860,3510,4780,5590,6060,6340,652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rom matplotlib.dates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Number of trees vs. total volume of wood')</text:p>
      <text:p text:style-name="Standard">ax.set_xlabel('Age')</text:p>
      <text:p text:style-name="Standard">ax.set_ylabel('')</text:p>
      <text:p text:style-name="Standard">ax.semilogy(x,y, 'bo-', linewidth=1.0 )</text:p>
      <text:p text:style-name="Standard">ax.semilogy(x,z, 'go-', linewidth=1.0 )</text:p>
      <text:p text:style-name="Standard">ax.annotate('N', xy=(550, 248), <text:s/>xycoords='figure pixels')</text:p>
      <text:p text:style-name="Standard">ax.annotate('V', xy=(180, 230), <text:s/>xycoords='figure pixels')</text:p>
      <text:p text:style-name="Standard">canvas.print_figure('ex5_log.png')</text:p>
      <text:p text:style-name="Standard">|</text:p>
      <text:p text:style-name="Standard"/>
      <text:h text:style-name="Heading_20_1" text:outline-level="1"><text:s/>7 MathRider Usage Styles</text:h>
      <text:p text:style-name="Standard">MathRider is an extremely flexible environment and therefore there are multiple ways to use it. <text:s/>In this chapter, two MathRider usage styles are discussed and they are called the Speed style and the OpenOffice Presentation style.</text:p>
      <text:p text:style-name="Standard"/>
      <text:p text:style-name="Standard">The Speed usage style is designed to solve problems as quickly as possible by minimizing the amount <text:soft-page-break/>of effort that is devoted to making results look good. <text:s/>This style has been found to be especially useful for solving end of chapter problems that are usually present in mathematics related textbooks.</text:p>
      <text:p text:style-name="Standard"/>
      <text:p text:style-name="Standard">The OpenOffice Presentation style is designed to allow a person with no mathematical document creation skills to develop mathematical documents with minimal effort. <text:s/>This presentation style is useful for creating homework submissions, reports, articles, books, etc. and this book was developed using this style.</text:p>
      <text:h text:style-name="Heading_20_2" text:outline-level="2"><text:s/>7.1 The Speed Usage Style</text:h>
      <text:p text:style-name="Standard">(In development...)</text:p>
      <text:h text:style-name="Heading_20_2" text:outline-level="2"><text:s/>7.2 The OpenOffice Presentation Usage Style</text:h>
      <text:p text:style-name="Standard">(In development...)</text:p>
      <text:p text:style-name="Standard"/>
      <text:p text:style-name="Standard"/>
      <text:h text:style-name="Heading_20_1" text:outline-level="1"><text:s/>8 High School Math Problems (most of the problems are still in development)</text:h>
      <text:h text:style-name="Heading_20_2" text:outline-level="2"><text:s/>8.1 Pre-Algebra</text:h>
      <text:p text:style-name="Standard">Wikipedia entry.</text:p>
      <text:p text:style-name="Standard"><text:a xlink:type="simple" xlink:href="http://en.wikipedia.org/wiki/Pre-algebra">http://en.wikipedia.org/wiki/Pre-algebra</text:a></text:p>
      <text:p text:style-name="Standard">(In development...)</text:p>
      <text:h text:style-name="Heading_20_3" text:outline-level="3"><text:s/>8.1.1 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text:s/>8.1.2 Expressions</text:h>
      <text:p text:style-name="Standard">Wikipedia entry.</text:p>
      <text:p text:style-name="Standard"><text:a xlink:type="simple" xlink:href="http://en.wikipedia.org/wiki/Mathematical_expression">http://en.wikipedia.org/wiki/Mathematical_expression</text:a></text:p>
      <text:p text:style-name="Standard">(In development...)</text:p>
      <text:h text:style-name="Heading_20_3" text:outline-level="3"><text:s/>8.1.3 Geometry</text:h>
      <text:p text:style-name="Standard">Wikipedia entry.</text:p>
      <text:p text:style-name="Standard"><text:a xlink:type="simple" xlink:href="http://en.wikipedia.org/wiki/Geometry">http://en.wikipedia.org/wiki/Geometry</text:a></text:p>
      <text:p text:style-name="Standard">(In development...)</text:p>
      <text:h text:style-name="Heading_20_3" text:outline-level="3"><text:s/>8.1.4 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text:soft-page-break/><text:s/>8.1.5 Linear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text:s/>8.1.6 Measurement</text:h>
      <text:p text:style-name="Standard">Wikipedia entry.</text:p>
      <text:p text:style-name="Standard"><text:a xlink:type="simple" xlink:href="http://en.wikipedia.org/wiki/Measurement">http://en.wikipedia.org/wiki/Measurement</text:a></text:p>
      <text:p text:style-name="Standard">(In development...)</text:p>
      <text:h text:style-name="Heading_20_3" text:outline-level="3"><text:s/>8.1.7 Nonlinear Functions</text:h>
      <text:p text:style-name="Standard">Wikipedia entry.</text:p>
      <text:p text:style-name="Standard"><text:a xlink:type="simple" xlink:href="http://en.wikipedia.org/wiki/Nonlinear_system">http://en.wikipedia.org/wiki/Nonlinear_system</text:a></text:p>
      <text:p text:style-name="Standard">(In development...)</text:p>
      <text:h text:style-name="Heading_20_3" text:outline-level="3"><text:s/>8.1.8 Number Sense And Operations</text:h>
      <text:p text:style-name="Standard">Wikipedia entry.</text:p>
      <text:p text:style-name="Standard"><text:a xlink:type="simple" xlink:href="http://en.wikipedia.org/wiki/Number_sense">http://en.wikipedia.org/wiki/Number_sense</text:a></text:p>
      <text:p text:style-name="Standard">Wikipedia entry.</text:p>
      <text:p text:style-name="Standard"><text:a xlink:type="simple" xlink:href="http://en.wikipedia.org/wiki/Operation_(mathematics)">http://en.wikipedia.org/wiki/Operation_(mathematics)</text:a></text:p>
      <text:p text:style-name="Standard">(In development...)</text:p>
      <text:h text:style-name="Heading_20_4" text:outline-level="4"><text:s/>8.1.8.1 Express an integer fraction in lowest terms</text:h>
      <text:p text:style-name="Standard">"""</text:p>
      <text:p text:style-name="Standard">Problem:</text:p>
      <text:p text:style-name="Standard">Express 90/105 in lowest terms.</text:p>
      <text:p text:style-name="Standard"/>
      <text:p text:style-name="Standard">Solution:</text:p>
      <text:p text:style-name="Standard">One way to solve this problem is to factor both the numerator and the denominator into prime factors, find the common factors, and then divide both the numerator and denominator by these factors.</text:p>
      <text:p text:style-name="Standard">"""</text:p>
      <text:p text:style-name="Standard">n = 90</text:p>
      <text:p text:style-name="Standard">d = 105</text:p>
      <text:p text:style-name="Standard">print n,n.factor()</text:p>
      <text:p text:style-name="Standard">print d,d.factor()</text:p>
      <text:p text:style-name="Standard">|</text:p>
      <text:p text:style-name="Standard">Numerator: 2 * 3^2 * 5</text:p>
      <text:p text:style-name="Standard">Denominator: 3 * 5 * 7</text:p>
      <text:p text:style-name="Standard"/>
      <text:p text:style-name="Standard">"""</text:p>
      <text:p text:style-name="Standard">It can be seen that the factors 3 and 5 each appear once in both the numerator and denominator, so we divide both the numerator and denominator by 3*5:</text:p>
      <text:p text:style-name="Standard">"""</text:p>
      <text:p text:style-name="Standard">n2 = n/(3*5)</text:p>
      <text:p text:style-name="Standard">d2 = d/(3*5)</text:p>
      <text:p text:style-name="Standard">print "Numerator2:",n2</text:p>
      <text:p text:style-name="Standard"><text:soft-page-break/>print "Denominator2:",d2</text:p>
      <text:p text:style-name="Standard">|</text:p>
      <text:p text:style-name="Standard">Numerator2: 6</text:p>
      <text:p text:style-name="Standard">Denominator2: 7</text:p>
      <text:p text:style-name="Standard"/>
      <text:p text:style-name="Standard">"""</text:p>
      <text:p text:style-name="Standard">Therefore, 6/7 is 90/105 expressed in lowest terms.</text:p>
      <text:p text:style-name="Standard"/>
      <text:p text:style-name="Standard">This problem could also have been solved more directly by simply entering 90/105 into a cell because rational number objects are automatically reduced to lowest terms:</text:p>
      <text:p text:style-name="Standard">"""</text:p>
      <text:p text:style-name="Standard">90/105</text:p>
      <text:p text:style-name="Standard">|</text:p>
      <text:p text:style-name="Standard">6/7</text:p>
      <text:h text:style-name="Heading_20_3" text:outline-level="3"><text:s/>8.1.9 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2" text:outline-level="2"><text:s/>8.2 Algebra</text:h>
      <text:p text:style-name="Standard">Wikipedia entry.</text:p>
      <text:p text:style-name="Standard"><text:a xlink:type="simple" xlink:href="http://en.wikipedia.org/wiki/Algebra_1">http://en.wikipedia.org/wiki/Algebra_1</text:a></text:p>
      <text:p text:style-name="Standard">(In development...)</text:p>
      <text:h text:style-name="Heading_20_3" text:outline-level="3"><text:s/>8.2.1 Absolute Value Functions</text:h>
      <text:p text:style-name="Standard">Wikipedia entry.</text:p>
      <text:p text:style-name="Standard"><text:a xlink:type="simple" xlink:href="http://en.wikipedia.org/wiki/Absolute_value">http://en.wikipedia.org/wiki/Absolute_value</text:a></text:p>
      <text:p text:style-name="Standard">(In development...)</text:p>
      <text:h text:style-name="Heading_20_3" text:outline-level="3"><text:s/>8.2.2 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text:s/>8.2.3 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text:s/>8.2.4 Conics</text:h>
      <text:p text:style-name="Standard">Wikipedia entry.</text:p>
      <text:p text:style-name="Standard"><text:a xlink:type="simple" xlink:href="http://en.wikipedia.org/wiki/Conics">http://en.wikipedia.org/wiki/Conics</text:a></text:p>
      <text:p text:style-name="Standard">(In development...)</text:p>
      <text:h text:style-name="Heading_20_3" text:outline-level="3"><text:soft-page-break/><text:s/>8.2.5 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1" text:outline-level="1"><text:s/>9 Discrete Mathematics </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text:s/>9.1.1 Equations</text:h>
      <text:p text:style-name="Standard">Wikipedia entry.</text:p>
      <text:p text:style-name="Standard"><text:a xlink:type="simple" xlink:href="http://en.wikipedia.org/wiki/Equation">http://en.wikipedia.org/wiki/Equation</text:a></text:p>
      <text:p text:style-name="Standard">(In development...)</text:p>
      <text:h text:style-name="Heading_20_4" text:outline-level="4"><text:s/>9.1.1.1 Express a symbolic fraction in lowest terms</text:h>
      <text:p text:style-name="Standard">"""</text:p>
      <text:p text:style-name="Standard">Problem:</text:p>
      <text:p text:style-name="Standard">Express (6*x^2 - b) / (b - 6*a*b) in lowest terms, where a and b represent positive integers.</text:p>
      <text:p text:style-name="Standard"/>
      <text:p text:style-name="Standard">Solution:</text:p>
      <text:p text:style-name="Standard">"""</text:p>
      <text:p text:style-name="Standard"/>
      <text:p text:style-name="Standard">var('a,b')</text:p>
      <text:p text:style-name="Standard">n = 6*a^2 - a</text:p>
      <text:p text:style-name="Standard">d = b - 6 * a * b</text:p>
      <text:p text:style-name="Standard">print n</text:p>
      <text:p text:style-name="Standard">print " <text:s text:c="34"/>---------"</text:p>
      <text:p text:style-name="Standard">print d</text:p>
      <text:p text:style-name="Standard">|</text:p>
      <text:p text:style-name="Standard"><text:s text:c="38"/>2</text:p>
      <text:p text:style-name="Standard"><text:s text:c="35"/>6 a <text:s/>- a</text:p>
      <text:p text:style-name="Standard"><text:s text:c="35"/>---------</text:p>
      <text:p text:style-name="Standard"><text:s text:c="35"/>b - 6 a b</text:p>
      <text:p text:style-name="Standard"/>
      <text:p text:style-name="Standard">"""</text:p>
      <text:p text:style-name="Standard">We begin by factoring both the numerator and the denominator and then looking for common factors:</text:p>
      <text:p text:style-name="Standard">"""</text:p>
      <text:p text:style-name="Standard">n2 = n.factor()</text:p>
      <text:p text:style-name="Standard">d2 = d.factor()</text:p>
      <text:p text:style-name="Standard">print "Factored numerator:",n2.__repr__()</text:p>
      <text:p text:style-name="Standard">print "Factored denominator:",d2.__repr__()</text:p>
      <text:p text:style-name="Standard">|</text:p>
      <text:p text:style-name="Standard">Factored numerator: a*(6*a - 1)</text:p>
      <text:p text:style-name="Standard">Factored denominator: -(6*a - 1)*b</text:p>
      <text:p text:style-name="Standard"/>
      <text:p text:style-name="Standard">"""</text:p>
      <text:p text:style-name="Standard"><text:soft-page-break/>At first, it does not appear that the numerator and denominator contain any common factors. <text:s/>If the denominator is studied further, however, it can be seen that if (1 - 6 a) is multiplied by -1, </text:p>
      <text:p text:style-name="Standard">(6 a - 1) is the result and this factor is also present</text:p>
      <text:p text:style-name="Standard">in the numerator. <text:s/>Therefore, our next step is to multiply both the numerator and denominator by -1:</text:p>
      <text:p text:style-name="Standard">"""</text:p>
      <text:p text:style-name="Standard">n3 = n2 * -1</text:p>
      <text:p text:style-name="Standard">d3 = d2 * -1</text:p>
      <text:p text:style-name="Standard">print "Numerator * -1:",n3.__repr__()</text:p>
      <text:p text:style-name="Standard">print "Denominator * -1:",d3.__repr__()</text:p>
      <text:p text:style-name="Standard">|</text:p>
      <text:p text:style-name="Standard">Numerator * -1: -a*(6*a - 1)</text:p>
      <text:p text:style-name="Standard">Denominator * -1: (6*a - 1)*b</text:p>
      <text:p text:style-name="Standard"/>
      <text:p text:style-name="Standard">"""</text:p>
      <text:p text:style-name="Standard">Now, both the numerator and denominator can be divided by (6*a - 1) in order to reduce each to lowest terms:</text:p>
      <text:p text:style-name="Standard">"""</text:p>
      <text:p text:style-name="Standard">common_factor = 6*a - 1</text:p>
      <text:p text:style-name="Standard">n4 = n3 / common_factor</text:p>
      <text:p text:style-name="Standard">d4 = d3 / common_factor</text:p>
      <text:p text:style-name="Standard">print n4</text:p>
      <text:p text:style-name="Standard">print " <text:s text:c="37"/>---"</text:p>
      <text:p text:style-name="Standard">print d4</text:p>
      <text:p text:style-name="Standard">|</text:p>
      <text:p text:style-name="Standard"><text:s text:c="38"/>- a</text:p>
      <text:p text:style-name="Standard"><text:s text:c="38"/>---</text:p>
      <text:p text:style-name="Standard"><text:s text:c="39"/>b</text:p>
      <text:p text:style-name="Standard"/>
      <text:p text:style-name="Standard">"""</text:p>
      <text:p text:style-name="Standard">The problem could also have been solved more directly using a SymbolicArithmetic object:</text:p>
      <text:p text:style-name="Standard">"""</text:p>
      <text:p text:style-name="Standard">z = n/d</text:p>
      <text:p text:style-name="Standard">z.simplify_rational()</text:p>
      <text:p text:style-name="Standard">|</text:p>
      <text:p text:style-name="Standard">-a/b</text:p>
      <text:p text:style-name="Standard"/>
      <text:h text:style-name="Heading_20_4" text:outline-level="4"><text:s/>9.1.1.2 Determine the product of two symbolic fractions</text:h>
      <text:p text:style-name="Standard">Perform the indicated operation: </text:p>
      <text:p text:style-name="Standard"/>
      <text:p text:style-name="Standard">"""</text:p>
      <text:p text:style-name="Standard">Since symbolic expressions are usually automatically simplified, all that needs to be done with this problem is to enter the expression and assign it to a variable:</text:p>
      <text:p text:style-name="Standard">"""</text:p>
      <text:p text:style-name="Standard"/>
      <text:p text:style-name="Standard">var('y')</text:p>
      <text:p text:style-name="Standard">a = (x/(2*y))^2 * ((4*y^2)/(3*x))^3</text:p>
      <text:p text:style-name="Standard"/>
      <text:p text:style-name="Standard"><text:soft-page-break/>#Display the expression in text form:</text:p>
      <text:p text:style-name="Standard">a</text:p>
      <text:p text:style-name="Standard">|</text:p>
      <text:p text:style-name="Standard">16*y^4/(27*x)</text:p>
      <text:p text:style-name="Standard"/>
      <text:p text:style-name="Standard"/>
      <text:p text:style-name="Standard">#Display the expression in traditional form:</text:p>
      <text:p text:style-name="Standard">show(a)</text:p>
      <text:p text:style-name="Standard">|</text:p>
      <text:p text:style-name="Standard"><text:tab/></text:p>
      <text:p text:style-name="Standard"><text:tab/></text:p>
      <text:p text:style-name="Standard"/>
      <text:h text:style-name="Heading_20_4" text:outline-level="4"><text:s/>9.1.1.3 Solve a linear equation for x</text:h>
      <text:p text:style-name="Standard">Solve </text:p>
      <text:p text:style-name="Standard"/>
      <text:p text:style-name="Standard">"""</text:p>
      <text:p text:style-name="Standard">Like terms will automatically be combined when this equation is placed into a SymbolicEquation object:</text:p>
      <text:p text:style-name="Standard">"""</text:p>
      <text:p text:style-name="Standard">a = 5*x + 2*x - 8 == 5*x - 3*x + 7</text:p>
      <text:p text:style-name="Standard">a</text:p>
      <text:p text:style-name="Standard">|</text:p>
      <text:p text:style-name="Standard">7*x - 8 == 2*x + 7</text:p>
      <text:p text:style-name="Standard">"""</text:p>
      <text:p text:style-name="Standard">First, lets move the x terms to the left side of the equation by subtracting 2x from each side. (Note: remember that the underscore '_' holds the result of the last cell that was executed:</text:p>
      <text:p text:style-name="Standard">"""</text:p>
      <text:p text:style-name="Standard">_ - 2*x</text:p>
      <text:p text:style-name="Standard">|</text:p>
      <text:p text:style-name="Standard">5*x - 8 == 7</text:p>
      <text:p text:style-name="Standard">"""</text:p>
      <text:p text:style-name="Standard">Next, add 8 to both sides:</text:p>
      <text:p text:style-name="Standard">"""</text:p>
      <text:p text:style-name="Standard">_+8</text:p>
      <text:p text:style-name="Standard">|</text:p>
      <text:p text:style-name="Standard">5*x == 15</text:p>
      <text:p text:style-name="Standard">"""</text:p>
      <text:p text:style-name="Standard">Finally, divide both sides by 5 to determine the solution:</text:p>
      <text:p text:style-name="Standard">"""</text:p>
      <text:p text:style-name="Standard">_/5</text:p>
      <text:p text:style-name="Standard">|</text:p>
      <text:p text:style-name="Standard">x == 3</text:p>
      <text:p text:style-name="Standard">"""</text:p>
      <text:p text:style-name="Standard">This problem could also have been solved automatically using the solve() function:</text:p>
      <text:p text:style-name="Standard">"""</text:p>
      <text:p text:style-name="Standard">solve(a,x)</text:p>
      <text:p text:style-name="Standard">|</text:p>
      <text:p text:style-name="Standard"><text:soft-page-break/>[x == 3]</text:p>
      <text:h text:style-name="Heading_20_4" text:outline-level="4"><text:s/>9.1.1.4 Solve a linear equation which has fractions</text:h>
      <text:p text:style-name="Standard">Solve </text:p>
      <text:p text:style-name="Standard"/>
      <text:p text:style-name="Standard">"""</text:p>
      <text:p text:style-name="Standard">The first step is to place the equation into a SymbolicEquation object. <text:s/>It is good idea to then display the equation so that you can verify that it was entered correctly:</text:p>
      <text:p text:style-name="Standard">"""</text:p>
      <text:p text:style-name="Standard">a = (16*x - 13)/6 == (3*x + 5)/2 - (4 - x)/3</text:p>
      <text:p text:style-name="Standard">a</text:p>
      <text:p text:style-name="Standard">|</text:p>
      <text:p text:style-name="Standard">(16*x - 13)/6 == (3*x + 5)/2 - (4 - x)/3</text:p>
      <text:p text:style-name="Standard"/>
      <text:p text:style-name="Standard">"""</text:p>
      <text:p text:style-name="Standard">In this case, it is difficult to see if this equation has been entered correctly when it is displayed in text form so lets also display it in traditional form:</text:p>
      <text:p text:style-name="Standard">"""</text:p>
      <text:p text:style-name="Standard">show(a)</text:p>
      <text:p text:style-name="Standard">|</text:p>
      <text:p text:style-name="Standard"/>
      <text:p text:style-name="Standard"/>
      <text:p text:style-name="Standard">"""</text:p>
      <text:p text:style-name="Standard">The next step is to determine the least common denominator (LCD) of the fractions in this equation so the fractions can be removed:</text:p>
      <text:p text:style-name="Standard">"""</text:p>
      <text:p text:style-name="Standard">lcm([6,2,3])</text:p>
      <text:p text:style-name="Standard">|</text:p>
      <text:p text:style-name="Standard">6</text:p>
      <text:p text:style-name="Standard"/>
      <text:p text:style-name="Standard">"""</text:p>
      <text:p text:style-name="Standard">The LCD of this equation is 6 so multiplying it by 6 removes the fractions:</text:p>
      <text:p text:style-name="Standard">"""</text:p>
      <text:p text:style-name="Standard">b = a*6</text:p>
      <text:p text:style-name="Standard">b</text:p>
      <text:p text:style-name="Standard">|</text:p>
      <text:p text:style-name="Standard">16*x - 13 == 6*((3*x + 5)/2 - (4 - x)/3)</text:p>
      <text:p text:style-name="Standard"/>
      <text:p text:style-name="Standard">"""</text:p>
      <text:p text:style-name="Standard">The right side of this equation is still in factored form so expand it:</text:p>
      <text:p text:style-name="Standard">"""</text:p>
      <text:p text:style-name="Standard">c = b.expand()</text:p>
      <text:p text:style-name="Standard">c</text:p>
      <text:p text:style-name="Standard">|</text:p>
      <text:p text:style-name="Standard">16*x - 13 == 11*x + 7</text:p>
      <text:p text:style-name="Standard"/>
      <text:p text:style-name="Standard">"""</text:p>
      <text:p text:style-name="Standard">Transpose the 11x to the left side of the equals sign by subtracting 11x from the SymbolicEquation:</text:p>
      <text:p text:style-name="Standard"><text:soft-page-break/>"""</text:p>
      <text:p text:style-name="Standard">d = c - 11*x</text:p>
      <text:p text:style-name="Standard">d</text:p>
      <text:p text:style-name="Standard">|</text:p>
      <text:p text:style-name="Standard">5*x - 13 == 7</text:p>
      <text:p text:style-name="Standard"/>
      <text:p text:style-name="Standard">"""</text:p>
      <text:p text:style-name="Standard">Transpose the -13 to the right side of the equals sign by adding 13 to the SymbolicEquation:</text:p>
      <text:p text:style-name="Standard">"""</text:p>
      <text:p text:style-name="Standard">e = d + 13</text:p>
      <text:p text:style-name="Standard">e</text:p>
      <text:p text:style-name="Standard">|</text:p>
      <text:p text:style-name="Standard">5*x == 20</text:p>
      <text:p text:style-name="Standard"/>
      <text:p text:style-name="Standard">"""</text:p>
      <text:p text:style-name="Standard">Finally, dividing the SymbolicEquation by 5 will leave x by itself on the left side of the equals sign and produce the solution:</text:p>
      <text:p text:style-name="Standard">"""</text:p>
      <text:p text:style-name="Standard">f = e / 5</text:p>
      <text:p text:style-name="Standard">f</text:p>
      <text:p text:style-name="Standard">|</text:p>
      <text:p text:style-name="Standard">x == 4</text:p>
      <text:p text:style-name="Standard"/>
      <text:p text:style-name="Standard">"""</text:p>
      <text:p text:style-name="Standard">This problem could have also be solved automatically using the solve() function:</text:p>
      <text:p text:style-name="Standard">"""</text:p>
      <text:p text:style-name="Standard">solve(a,x)</text:p>
      <text:p text:style-name="Standard">|</text:p>
      <text:p text:style-name="Standard">[x == 4]</text:p>
      <text:p text:style-name="Standard"/>
      <text:p text:style-name="Standard"/>
      <text:h text:style-name="Heading_20_3" text:outline-level="3"><text:s/>9.1.2 Exponential Functions</text:h>
      <text:p text:style-name="Standard">Wikipedia entry.</text:p>
      <text:p text:style-name="Standard"><text:a xlink:type="simple" xlink:href="http://en.wikipedia.org/wiki/Exponential_function">http://en.wikipedia.org/wiki/Exponential_function</text:a></text:p>
      <text:p text:style-name="Standard">(In development...)</text:p>
      <text:h text:style-name="Heading_20_3" text:outline-level="3"><text:s/>9.1.3 Exponents</text:h>
      <text:p text:style-name="Standard">Wikipedia entry.</text:p>
      <text:p text:style-name="Standard"><text:a xlink:type="simple" xlink:href="http://en.wikipedia.org/wiki/Exponent">http://en.wikipedia.org/wiki/Exponent</text:a></text:p>
      <text:p text:style-name="Standard">(In development...)</text:p>
      <text:h text:style-name="Heading_20_3" text:outline-level="3"><text:s/>9.1.4 Expressions</text:h>
      <text:p text:style-name="Standard">Wikipedia entry.</text:p>
      <text:p text:style-name="Standard"><text:a xlink:type="simple" xlink:href="http://en.wikipedia.org/wiki/Expression_(mathematics)">http://en.wikipedia.org/wiki/Expression_(mathematics)</text:a></text:p>
      <text:p text:style-name="Standard">(In development...)</text:p>
      <text:h text:style-name="Heading_20_3" text:outline-level="3"><text:soft-page-break/><text:s/>9.1.5 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text:s/>9.1.6 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text:s/>9.1.7 Linear Equations And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text:s/>9.1.8 Linear Programming</text:h>
      <text:p text:style-name="Standard">Wikipedia entry.</text:p>
      <text:p text:style-name="Standard"><text:a xlink:type="simple" xlink:href="http://en.wikipedia.org/wiki/Linear_programming">http://en.wikipedia.org/wiki/Linear_programming</text:a></text:p>
      <text:p text:style-name="Standard">(In development...)</text:p>
      <text:h text:style-name="Heading_20_3" text:outline-level="3"><text:s/>9.1.9 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text:s/>9.1.10 Logistic Functions</text:h>
      <text:p text:style-name="Standard">Wikipedia entry.</text:p>
      <text:p text:style-name="Standard">http://en.wikipedia.org/wiki/Logistic_function</text:p>
      <text:p text:style-name="Standard">(In development...)</text:p>
      <text:h text:style-name="Heading_20_3" text:outline-level="3"><text:s/>9.1.11 Matrices</text:h>
      <text:p text:style-name="Standard">Wikipedia entry.</text:p>
      <text:p text:style-name="Standard">http://en.wikipedia.org/wiki/Matrix_(mathematics)</text:p>
      <text:p text:style-name="Standard">(In development...)</text:p>
      <text:h text:style-name="Heading_20_3" text:outline-level="3"><text:s/>9.1.12 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text:s/>9.1.13 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text:soft-page-break/><text:s/>9.1.14 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text:s/>9.1.15 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text:s/>9.1.16 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text:s/>9.1.17 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text:s/>9.1.18 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text:s/>9.1.19 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text:s/>9.1.20 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text:s/>9.1.21 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ext:s/>9.1.22 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ext:soft-page-break/><text:s/>9.1.23 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2" text:outline-level="2"><text:s/>9.2 Precalculus And Trigonometry</text:h>
      <text:p text:style-name="Standard">Wikipedia entry.</text:p>
      <text:p text:style-name="Standard"><text:a xlink:type="simple" xlink:href="http://en.wikipedia.org/wiki/Precalculus">http://en.wikipedia.org/wiki/Precalculus</text:a></text:p>
      <text:p text:style-name="Standard"/>
      <text:p text:style-name="Standard"><text:a xlink:type="simple" xlink:href="http://en.wikipedia.org/wiki/Trigonometry">http://en.wikipedia.org/wiki/Trigonometry</text:a></text:p>
      <text:p text:style-name="Standard">(In development...)</text:p>
      <text:h text:style-name="Heading_20_3" text:outline-level="3"><text:s/>9.2.1 Binomial Theorem</text:h>
      <text:p text:style-name="Standard">Wikipedia entry.</text:p>
      <text:p text:style-name="Standard"><text:a xlink:type="simple" xlink:href="http://en.wikipedia.org/wiki/Binomial_theorem">http://en.wikipedia.org/wiki/Binomial_theorem</text:a></text:p>
      <text:p text:style-name="Standard">(In development...)</text:p>
      <text:h text:style-name="Heading_20_3" text:outline-level="3"><text:s/>9.2.2 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text:s/>9.2.3 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text:s/>9.2.4 Conics</text:h>
      <text:p text:style-name="Standard">Wikipedia entry.</text:p>
      <text:p text:style-name="Standard">http://en.wikipedia.org/wiki/Conics</text:p>
      <text:p text:style-name="Standard">(In development...)</text:p>
      <text:h text:style-name="Heading_20_3" text:outline-level="3"><text:s/>9.2.5 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1" text:outline-level="1"><text:s/>10 Discrete Mathematics</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text:s/>10.1.1 Equations</text:h>
      <text:p text:style-name="Standard">Wikipedia entry.</text:p>
      <text:p text:style-name="Standard"><text:soft-page-break/><text:a xlink:type="simple" xlink:href="http://en.wikipedia.org/wiki/Equation">http://en.wikipedia.org/wiki/Equation</text:a></text:p>
      <text:p text:style-name="Standard">(In development...)</text:p>
      <text:h text:style-name="Heading_20_3" text:outline-level="3"><text:s/>10.1.2 Exponential Func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text:s/>10.1.3 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text:s/>10.1.4 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text:s/>10.1.5 Logistic Functions</text:h>
      <text:p text:style-name="Standard">Wikipedia entry.</text:p>
      <text:p text:style-name="Standard"><text:a xlink:type="simple" xlink:href="http://en.wikipedia.org/wiki/Logistic_function">http://en.wikipedia.org/wiki/Logistic_function</text:a></text:p>
      <text:p text:style-name="Standard">(In development...)</text:p>
      <text:h text:style-name="Heading_20_3" text:outline-level="3"><text:s/>10.1.6 Matrices And Matrix Algebra</text:h>
      <text:p text:style-name="Standard">Wikipedia entry.</text:p>
      <text:p text:style-name="Standard"><text:a xlink:type="simple" xlink:href="http://en.wikipedia.org/wiki/Matrix_(mathematics)">http://en.wikipedia.org/wiki/Matrix_(mathematics)</text:a></text:p>
      <text:p text:style-name="Standard">(In development...)</text:p>
      <text:h text:style-name="Heading_20_3" text:outline-level="3"><text:s/>10.1.7 Mathematical Analysis</text:h>
      <text:p text:style-name="Standard">Wikipedia entry.</text:p>
      <text:p text:style-name="Standard"><text:a xlink:type="simple" xlink:href="http://en.wikipedia.org/wiki/Mathematical_analysis">http://en.wikipedia.org/wiki/Mathematical_analysis</text:a></text:p>
      <text:p text:style-name="Standard">(In development...)</text:p>
      <text:h text:style-name="Heading_20_3" text:outline-level="3"><text:s/>10.1.8 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text:s/>10.1.9 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text:soft-page-break/><text:s/>10.1.10 Polar Equations</text:h>
      <text:p text:style-name="Standard">Wikipedia entry.</text:p>
      <text:p text:style-name="Standard"><text:a xlink:type="simple" xlink:href="http://en.wikipedia.org/wiki/Polar_equation">http://en.wikipedia.org/wiki/Polar_equation</text:a></text:p>
      <text:p text:style-name="Standard">(In development...)</text:p>
      <text:h text:style-name="Heading_20_3" text:outline-level="3"><text:s/>10.1.11 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text:s/>10.1.12 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text:s/>10.1.13 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text:s/>10.1.14 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text:s/>10.1.15 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text:s/>10.1.16 Real Numbers</text:h>
      <text:p text:style-name="Standard">Wikipedia entry.</text:p>
      <text:p text:style-name="Standard"><text:a xlink:type="simple" xlink:href="http://en.wikipedia.org/wiki/Real_number">http://en.wikipedia.org/wiki/Real_number</text:a></text:p>
      <text:p text:style-name="Standard">(In development...)</text:p>
      <text:h text:style-name="Heading_20_3" text:outline-level="3"><text:s/>10.1.17 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text:s/>10.1.18 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text:soft-page-break/><text:s/>10.1.19 Sets</text:h>
      <text:p text:style-name="Standard">Wikipedia entry.</text:p>
      <text:p text:style-name="Standard"><text:a xlink:type="simple" xlink:href="http://en.wikipedia.org/wiki/Set">http://en.wikipedia.org/wiki/Set</text:a></text:p>
      <text:p text:style-name="Standard">(In development...)</text:p>
      <text:h text:style-name="Heading_20_3" text:outline-level="3"><text:s/>10.1.20 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ext:s/>10.1.21 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ext:s/>10.1.22 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3" text:outline-level="3"><text:s/>10.1.23 Vectors</text:h>
      <text:p text:style-name="Standard">Wikipedia entry.</text:p>
      <text:p text:style-name="Standard"><text:a xlink:type="simple" xlink:href="http://en.wikipedia.org/wiki/Vector">http://en.wikipedia.org/wiki/Vector</text:a></text:p>
      <text:p text:style-name="Standard">(In development...)</text:p>
      <text:h text:style-name="Heading_20_2" text:outline-level="2"><text:s/>10.2 Calculus</text:h>
      <text:p text:style-name="Standard">Wikipedia entry.</text:p>
      <text:p text:style-name="Standard"><text:a xlink:type="simple" xlink:href="http://en.wikipedia.org/wiki/Calculus">http://en.wikipedia.org/wiki/Calculus</text:a></text:p>
      <text:p text:style-name="Standard">(In development...)</text:p>
      <text:h text:style-name="Heading_20_3" text:outline-level="3"><text:s/>10.2.1 Derivatives</text:h>
      <text:p text:style-name="Standard">Wikipedia entry.</text:p>
      <text:p text:style-name="Standard"><text:a xlink:type="simple" xlink:href="http://en.wikipedia.org/wiki/Derivative">http://en.wikipedia.org/wiki/Derivative</text:a></text:p>
      <text:p text:style-name="Standard">(In development...)</text:p>
      <text:h text:style-name="Heading_20_3" text:outline-level="3"><text:s/>10.2.2 Integrals</text:h>
      <text:p text:style-name="Standard">Wikipedia entry.</text:p>
      <text:p text:style-name="Standard"><text:a xlink:type="simple" xlink:href="http://en.wikipedia.org/wiki/Integral">http://en.wikipedia.org/wiki/Integral</text:a></text:p>
      <text:p text:style-name="Standard">(In development...)</text:p>
      <text:h text:style-name="Heading_20_3" text:outline-level="3"><text:s/>10.2.3 Limits</text:h>
      <text:p text:style-name="Standard">Wikipedia entry.</text:p>
      <text:p text:style-name="Standard"><text:a xlink:type="simple" xlink:href="http://en.wikipedia.org/wiki/Limit_(mathematics)">http://en.wikipedia.org/wiki/Limit_(mathematics)</text:a></text:p>
      <text:p text:style-name="Standard">(In development...)</text:p>
      <text:h text:style-name="Heading_20_3" text:outline-level="3"><text:soft-page-break/><text:s/>10.2.4 Polynomial Approximations And Series</text:h>
      <text:p text:style-name="Standard">Wikipedia entry.</text:p>
      <text:p text:style-name="Standard"><text:a xlink:type="simple" xlink:href="http://en.wikipedia.org/wiki/Convergent_series">http://en.wikipedia.org/wiki/Convergent_series</text:a></text:p>
      <text:p text:style-name="Standard">(In development...)</text:p>
      <text:h text:style-name="Heading_20_2" text:outline-level="2"><text:s/>10.3 Statistics</text:h>
      <text:p text:style-name="Standard">Wikipedia entry.</text:p>
      <text:p text:style-name="Standard"><text:a xlink:type="simple" xlink:href="http://en.wikipedia.org/wiki/Statistics">http://en.wikipedia.org/wiki/Statistics</text:a></text:p>
      <text:p text:style-name="Standard">(In development...)</text:p>
      <text:h text:style-name="Heading_20_3" text:outline-level="3"><text:s/>10.3.1 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text:s/>10.3.2 Inferential Statistics</text:h>
      <text:p text:style-name="Standard">Wikipedia entry.</text:p>
      <text:p text:style-name="Standard"><text:a xlink:type="simple" xlink:href="http://en.wikipedia.org/wiki/Inferential_statistics">http://en.wikipedia.org/wiki/Inferential_statistics</text:a></text:p>
      <text:p text:style-name="Standard">(In development...)</text:p>
      <text:h text:style-name="Heading_20_3" text:outline-level="3"><text:s/>10.3.3 Normal Distributions</text:h>
      <text:p text:style-name="Standard">Wikipedia entry.</text:p>
      <text:p text:style-name="Standard"><text:a xlink:type="simple" xlink:href="http://en.wikipedia.org/wiki/Normal_distribution">http://en.wikipedia.org/wiki/Normal_distribution</text:a></text:p>
      <text:p text:style-name="Standard">(In development...)</text:p>
      <text:h text:style-name="Heading_20_3" text:outline-level="3"><text:s/>10.3.4 One Variable Analysis</text:h>
      <text:p text:style-name="Standard">Wikipedia entry.</text:p>
      <text:p text:style-name="Standard"><text:a xlink:type="simple" xlink:href="http://en.wikipedia.org/wiki/Univariate">http://en.wikipedia.org/wiki/Univariate</text:a></text:p>
      <text:p text:style-name="Standard">(In development...)</text:p>
      <text:h text:style-name="Heading_20_3" text:outline-level="3"><text:s/>10.3.5 Probability And Simulation</text:h>
      <text:p text:style-name="Standard">Wikipedia entry.</text:p>
      <text:p text:style-name="Standard"><text:a xlink:type="simple" xlink:href="http://en.wikipedia.org/wiki/Probability">http://en.wikipedia.org/wiki/Probability</text:a></text:p>
      <text:p text:style-name="Standard">(In development...)</text:p>
      <text:h text:style-name="Heading_20_3" text:outline-level="3"><text:s/>10.3.6 Two Variable Analysis</text:h>
      <text:p text:style-name="Standard">Wikipedia entry.</text:p>
      <text:p text:style-name="Standard"><text:a xlink:type="simple" xlink:href="http://en.wikipedia.org/wiki/Multivariate">http://en.wikipedia.org/wiki/Multivariate</text:a></text:p>
      <text:p text:style-name="Standard">(In development...)</text:p>
      <text:h text:style-name="Heading_20_1" text:outline-level="1"><text:s/>11 High School Science Problems</text:h>
      <text:p text:style-name="Standard">(In development...)</text:p>
      <text:h text:style-name="Heading_20_2" text:outline-level="2"><text:soft-page-break/><text:s/>11.1 Physics</text:h>
      <text:p text:style-name="Standard">Wikipedia entry.</text:p>
      <text:p text:style-name="Standard"><text:a xlink:type="simple" xlink:href="http://en.wikipedia.org/wiki/Physics">http://en.wikipedia.org/wiki/Physics</text:a></text:p>
      <text:p text:style-name="Standard">(In development...)</text:p>
      <text:h text:style-name="Heading_20_3" text:outline-level="3"><text:s/>11.1.1 Atomic Physics</text:h>
      <text:p text:style-name="Standard">Wikipedia entry.</text:p>
      <text:p text:style-name="Standard"><text:a xlink:type="simple" xlink:href="http://en.wikipedia.org/wiki/Atomic_physics">http://en.wikipedia.org/wiki/Atomic_physics</text:a></text:p>
      <text:p text:style-name="Standard">(In development...)</text:p>
      <text:h text:style-name="Heading_20_3" text:outline-level="3"><text:s/>11.1.2 Circular Motion</text:h>
      <text:p text:style-name="Standard">Wikipedia entry.</text:p>
      <text:p text:style-name="Standard"><text:a xlink:type="simple" xlink:href="http://en.wikipedia.org/wiki/Circular_motion">http://en.wikipedia.org/wiki/Circular_motion</text:a></text:p>
      <text:p text:style-name="Standard">(In development...)</text:p>
      <text:h text:style-name="Heading_20_3" text:outline-level="3"><text:s/>11.1.3 Dynamics</text:h>
      <text:p text:style-name="Standard">Wikipedia entry.</text:p>
      <text:p text:style-name="Standard">http://en.wikipedia.org/wiki/Dynamics_(physics)</text:p>
      <text:p text:style-name="Standard">(In development...)</text:p>
      <text:h text:style-name="Heading_20_3" text:outline-level="3"><text:s/>11.1.4 Electricity And Magnetism</text:h>
      <text:p text:style-name="Standard">Wikipedia entry.</text:p>
      <text:p text:style-name="Standard"><text:a xlink:type="simple" xlink:href="http://en.wikipedia.org/wiki/Electricity">http://en.wikipedia.org/wiki/Electricity</text:a></text:p>
      <text:p text:style-name="Standard"/>
      <text:p text:style-name="Standard"><text:a xlink:type="simple" xlink:href="http://en.wikipedia.org/wiki/Magnetism">http://en.wikipedia.org/wiki/Magnetism</text:a></text:p>
      <text:p text:style-name="Standard">(In development...)</text:p>
      <text:h text:style-name="Heading_20_3" text:outline-level="3"><text:s/>11.1.5 Fluids</text:h>
      <text:p text:style-name="Standard">Wikipedia entry.</text:p>
      <text:p text:style-name="Standard"><text:a xlink:type="simple" xlink:href="http://en.wikipedia.org/wiki/Fluids">http://en.wikipedia.org/wiki/Fluids</text:a></text:p>
      <text:p text:style-name="Standard">(In development...)</text:p>
      <text:h text:style-name="Heading_20_3" text:outline-level="3"><text:s/>11.1.6 Kinematics</text:h>
      <text:p text:style-name="Standard">Wikipedia entry.</text:p>
      <text:p text:style-name="Standard"><text:a xlink:type="simple" xlink:href="http://en.wikipedia.org/wiki/Kinematics">http://en.wikipedia.org/wiki/Kinematics</text:a></text:p>
      <text:p text:style-name="Standard">(In development...)</text:p>
      <text:h text:style-name="Heading_20_3" text:outline-level="3"><text:s/>11.1.7 Light</text:h>
      <text:p text:style-name="Standard">Wikipedia entry.</text:p>
      <text:p text:style-name="Standard"><text:a xlink:type="simple" xlink:href="http://en.wikipedia.org/wiki/Light">http://en.wikipedia.org/wiki/Light</text:a></text:p>
      <text:p text:style-name="Standard">(In development...)</text:p>
      <text:h text:style-name="Heading_20_3" text:outline-level="3"><text:s/>11.1.8 Optics</text:h>
      <text:p text:style-name="Standard">Wikipedia entry.</text:p>
      <text:p text:style-name="Standard"><text:soft-page-break/><text:a xlink:type="simple" xlink:href="http://en.wikipedia.org/wiki/Optics">http://en.wikipedia.org/wiki/Optics</text:a></text:p>
      <text:p text:style-name="Standard">(In development...)</text:p>
      <text:h text:style-name="Heading_20_3" text:outline-level="3"><text:s/>11.1.9 Relativity</text:h>
      <text:p text:style-name="Standard">Wikipedia entry.</text:p>
      <text:p text:style-name="Standard"><text:a xlink:type="simple" xlink:href="http://en.wikipedia.org/wiki/Relativity">http://en.wikipedia.org/wiki/Relativity</text:a></text:p>
      <text:p text:style-name="Standard">(In development...)</text:p>
      <text:h text:style-name="Heading_20_3" text:outline-level="3"><text:s/>11.1.10 Rotational Motion</text:h>
      <text:p text:style-name="Standard">Wikipedia entry.</text:p>
      <text:p text:style-name="Standard"><text:a xlink:type="simple" xlink:href="http://en.wikipedia.org/wiki/Rotational_motion">http://en.wikipedia.org/wiki/Rotational_motion</text:a></text:p>
      <text:p text:style-name="Standard">(In development...)</text:p>
      <text:h text:style-name="Heading_20_3" text:outline-level="3"><text:s/>11.1.11 Sound</text:h>
      <text:p text:style-name="Standard">Wikipedia entry.</text:p>
      <text:p text:style-name="Standard"><text:a xlink:type="simple" xlink:href="http://en.wikipedia.org/wiki/Sound">http://en.wikipedia.org/wiki/Sound</text:a></text:p>
      <text:p text:style-name="Standard">(In development...)</text:p>
      <text:h text:style-name="Heading_20_3" text:outline-level="3"><text:s/>11.1.12 Waves</text:h>
      <text:p text:style-name="Standard">Wikipedia entry.</text:p>
      <text:p text:style-name="Standard"><text:a xlink:type="simple" xlink:href="http://en.wikipedia.org/wiki/Waves">http://en.wikipedia.org/wiki/Waves</text:a></text:p>
      <text:p text:style-name="Standard">(In development...)</text:p>
      <text:h text:style-name="Heading_20_3" text:outline-level="3"><text:s/>11.1.13 Thermodynamics</text:h>
      <text:p text:style-name="Standard">Wikipedia entry.</text:p>
      <text:p text:style-name="Standard"><text:a xlink:type="simple" xlink:href="http://en.wikipedia.org/wiki/Thermodynamics">http://en.wikipedia.org/wiki/Thermodynamics</text:a></text:p>
      <text:p text:style-name="Standard">(In development...)</text:p>
      <text:h text:style-name="Heading_20_3" text:outline-level="3"><text:s/>11.1.14 Work</text:h>
      <text:p text:style-name="Standard">Wikipedia entry.</text:p>
      <text:p text:style-name="Standard"><text:a xlink:type="simple" xlink:href="http://en.wikipedia.org/wiki/Mechanical_work">http://en.wikipedia.org/wiki/Mechanical_work</text:a></text:p>
      <text:p text:style-name="Standard">(In development...)</text:p>
      <text:h text:style-name="Heading_20_3" text:outline-level="3"><text:s/>11.1.15 Energy</text:h>
      <text:p text:style-name="Standard">Wikipedia entry.</text:p>
      <text:p text:style-name="Standard"><text:a xlink:type="simple" xlink:href="http://en.wikipedia.org/wiki/Energy">http://en.wikipedia.org/wiki/Energy</text:a></text:p>
      <text:p text:style-name="Standard">(In development...)</text:p>
      <text:h text:style-name="Heading_20_3" text:outline-level="3"><text:s/>11.1.16 Momentum</text:h>
      <text:p text:style-name="Standard">Wikipedia entry.</text:p>
      <text:p text:style-name="Standard"><text:a xlink:type="simple" xlink:href="http://en.wikipedia.org/wiki/Momentum">http://en.wikipedia.org/wiki/Momentum</text:a></text:p>
      <text:p text:style-name="Standard">(In development...)</text:p>
      <text:h text:style-name="Heading_20_3" text:outline-level="3"><text:soft-page-break/><text:s/>11.1.17 Boiling</text:h>
      <text:p text:style-name="Standard">Wikipedia entry.</text:p>
      <text:p text:style-name="Standard"><text:a xlink:type="simple" xlink:href="http://en.wikipedia.org/wiki/Boiling">http://en.wikipedia.org/wiki/Boiling</text:a></text:p>
      <text:p text:style-name="Standard">(In development...)</text:p>
      <text:h text:style-name="Heading_20_3" text:outline-level="3"><text:s/>11.1.18 Buoyancy</text:h>
      <text:p text:style-name="Standard">Wikipedia entry.</text:p>
      <text:p text:style-name="Standard"><text:a xlink:type="simple" xlink:href="http://en.wikipedia.org/wiki/Bouyancy">http://en.wikipedia.org/wiki/Bouyancy</text:a></text:p>
      <text:p text:style-name="Standard">(In development...)</text:p>
      <text:h text:style-name="Heading_20_3" text:outline-level="3"><text:s/>11.1.19 Convection</text:h>
      <text:p text:style-name="Standard">Wikipedia entry.</text:p>
      <text:p text:style-name="Standard"><text:a xlink:type="simple" xlink:href="http://en.wikipedia.org/wiki/Convection">http://en.wikipedia.org/wiki/Convection</text:a></text:p>
      <text:p text:style-name="Standard">(In development...)</text:p>
      <text:h text:style-name="Heading_20_3" text:outline-level="3"><text:s/>11.1.20 Density</text:h>
      <text:p text:style-name="Standard">Wikipedia entry.</text:p>
      <text:p text:style-name="Standard"><text:a xlink:type="simple" xlink:href="http://en.wikipedia.org/wiki/Density">http://en.wikipedia.org/wiki/Density</text:a></text:p>
      <text:p text:style-name="Standard">(In development...)</text:p>
      <text:h text:style-name="Heading_20_3" text:outline-level="3"><text:s/>11.1.21 Diffusion</text:h>
      <text:p text:style-name="Standard">Wikipedia entry.</text:p>
      <text:p text:style-name="Standard"><text:a xlink:type="simple" xlink:href="http://en.wikipedia.org/wiki/Diffusion">http://en.wikipedia.org/wiki/Diffusion</text:a></text:p>
      <text:p text:style-name="Standard">(In development...)</text:p>
      <text:h text:style-name="Heading_20_3" text:outline-level="3"><text:s/>11.1.22 Freezing</text:h>
      <text:p text:style-name="Standard">Wikipedia entry.</text:p>
      <text:p text:style-name="Standard"><text:a xlink:type="simple" xlink:href="http://en.wikipedia.org/wiki/Freezing">http://en.wikipedia.org/wiki/Freezing</text:a></text:p>
      <text:p text:style-name="Standard">(In development...)</text:p>
      <text:h text:style-name="Heading_20_3" text:outline-level="3"><text:s/>11.1.23 Friction</text:h>
      <text:p text:style-name="Standard">Wikipedia entry.</text:p>
      <text:p text:style-name="Standard"><text:a xlink:type="simple" xlink:href="http://en.wikipedia.org/wiki/Friction">http://en.wikipedia.org/wiki/Friction</text:a></text:p>
      <text:p text:style-name="Standard">(In development...)</text:p>
      <text:h text:style-name="Heading_20_3" text:outline-level="3"><text:s/>11.1.24 Heat Transfer</text:h>
      <text:p text:style-name="Standard">Wikipedia entry.</text:p>
      <text:p text:style-name="Standard"><text:a xlink:type="simple" xlink:href="http://en.wikipedia.org/wiki/Heat_transfer">http://en.wikipedia.org/wiki/Heat_transfer</text:a></text:p>
      <text:p text:style-name="Standard">(In development...)</text:p>
      <text:h text:style-name="Heading_20_3" text:outline-level="3"><text:s/>11.1.25 Insulation</text:h>
      <text:p text:style-name="Standard">Wikipedia entry.</text:p>
      <text:p text:style-name="Standard"><text:a xlink:type="simple" xlink:href="http://en.wikipedia.org/wiki/Insulation">http://en.wikipedia.org/wiki/Insulation</text:a></text:p>
      <text:p text:style-name="Standard">(In development...)</text:p>
      <text:h text:style-name="Heading_20_3" text:outline-level="3"><text:soft-page-break/><text:s/>11.1.26 Newton's Laws</text:h>
      <text:p text:style-name="Standard">Wikipedia entry.</text:p>
      <text:p text:style-name="Standard"><text:a xlink:type="simple" xlink:href="http://en.wikipedia.org/wiki/Newtons_laws">http://en.wikipedia.org/wiki/Newtons_laws</text:a></text:p>
      <text:p text:style-name="Standard">(In development...)</text:p>
      <text:h text:style-name="Heading_20_3" text:outline-level="3"><text:s/>11.1.27 Pressure</text:h>
      <text:p text:style-name="Standard">Wikipedia entry.</text:p>
      <text:p text:style-name="Standard"><text:a xlink:type="simple" xlink:href="http://en.wikipedia.org/wiki/Pressure">http://en.wikipedia.org/wiki/Pressure</text:a></text:p>
      <text:p text:style-name="Standard">(In development...)</text:p>
      <text:h text:style-name="Heading_20_3" text:outline-level="3"><text:s/>11.1.28 Pulleys</text:h>
      <text:p text:style-name="Standard">Wikipedia entry.</text:p>
      <text:p text:style-name="Standard"><text:a xlink:type="simple" xlink:href="http://en.wikipedia.org/wiki/Pulley">http://en.wikipedia.org/wiki/Pulley</text:a></text:p>
      <text:p text:style-name="Standard">(In development...)</text:p>
      <text:p text:style-name="Standard"/>
      <text:p text:style-name="Standard"/>
      <text:h text:style-name="Heading_20_1" text:outline-level="1"><text:s/>12 Fundamentals Of Computation</text:h>
      <text:h text:style-name="Heading_20_2" text:outline-level="2"><text:s/>12.1 What Is A Computer?</text:h>
      <text:p text:style-name="Standard"/>
      <text:p text:style-name="Standard">Many people think computers are difficult to understand because they are complex. <text:s/>Computers are indeed complex, but this is not why they are difficult to understand. <text:s/>Computers are difficult to understand because only a small part of a computer exists in the physical world. <text:s/>The physical part of a computer is the only part a human can see and the rest of a computer exists in a nonphysical world which is invisible. <text:s/>This invisible world is the world of ideas and most of a computer exists as ideas in this nonphysical world.</text:p>
      <text:p text:style-name="Standard"/>
      <text:p text:style-name="Standard">The key to understanding computers is to understand that the purpose of these idea-based machines is to automatically manipulate ideas of all types. <text:s/>The name 'computer' is not very helpful for describing what computers really are and perhaps a better name for them would be Idea Manipulation Devices or IMDs.</text:p>
      <text:p text:style-name="Standard"/>
      <text:p text:style-name="Standard">Since ideas are nonphysical objects, they cannot be brought into the physical world and neither can physical objects be brought into the world of ideas. <text:s/>Since these two worlds are separate from each other, the only way that physical objects can manipulate objects in the world of ideas is through remote control via symbols.</text:p>
      <text:p text:style-name="Standard"><text:s/>12.2 What Is A Symbol?</text:p>
      <text:p text:style-name="Standard">A symbol is an object that is used to represent another object. <text:s/>Drawing 5 shows an example of a symbol of a telephone which is used to represent a physical telephone.</text:p>
      <text:p text:style-name="Standard"/>
      <text:p text:style-name="Standard">The symbol of a telephone shown in Drawing 5 is usually created with ink printed on a flat surface ( like a piece of paper ). <text:s/>In general, though, any type of physical matter ( or property of physical matter ) that is arranged into a pattern can be used as a symbol.</text:p>
      <text:p text:style-name="Standard"><text:s/>12.3 Computers Use Bit Patterns As Symbols</text:p>
      <text:p text:style-name="Standard">Symbols which are made of physical matter can represent all types of physical objects, but they can <text:soft-page-break/>also be used to represent nonphysical objects in the world of ideas. <text:s/>( see Drawing 6 )</text:p>
      <text:p text:style-name="Standard"/>
      <text:p text:style-name="Standard"/>
      <text:p text:style-name="Standard">Among the simplest symbols that can be formed out of physical matter are bits and patterns of bits. <text:s/>A single bit can only be placed into two states which are the on state and the off state. When written, typed, or drawn, a bit in the on state is represented by the numeral 1 and when it is in the off state it is represented by the numeral 0. <text:s/>Patterns of bits look like the following when they are written, typed, or drawn: 101, 100101101, 0101001100101, 10010.</text:p>
      <text:p text:style-name="Standard"/>
      <text:p text:style-name="Standard">Drawing 7 shows how bit patterns can be used just as easily as any other symbols made of physical matter to represent nonphysical ideas.</text:p>
      <text:p text:style-name="Standard"/>
      <text:p text:style-name="Standard"/>
      <text:p text:style-name="Standard">Other methods for forming physical matter into bits and bit patterns include: varying the tone of an audio signal between two frequencies, turning a light on and off, placing or removing a magnetic field on the surface of an object, and changing the voltage level between two levels in an electronic device. <text:s/>Most computers use the last method to hold bit patterns that represent ideas.</text:p>
      <text:p text:style-name="Standard"/>
      <text:p text:style-name="Standard">A computer's internal memory consists of numerous "boxes" called memory locations and each memory location contains a bit pattern that can be used to represent an idea. <text:s/>Most computers contain millions of memory locations which allow them to easily reference millions of ideas at the same time. <text:s/>Larger computers contain billions of memory locations. <text:s/>For example, a typical personal computer purchased in 2007 contains over 1 billion memory locations. <text:s/></text:p>
      <text:p text:style-name="Standard"/>
      <text:p text:style-name="Standard">Drawing 8 shows a section of the internal memory of a small computer along with the bit patterns that this memory contains.</text:p>
      <text:p text:style-name="Standard"/>
      <text:p text:style-name="Standard"/>
      <text:p text:style-name="Standard">Each of the millions of bit pattern symbols in a computer's internal memory are capable of representing any idea a human can think of. <text:s/>The large number of bit patterns that most computers contain, however, would be difficult to keep track of without the use of some kind of organizing system. <text:s/></text:p>
      <text:p text:style-name="Standard"/>
      <text:p text:style-name="Standard">The system that computers use to keep track of the many bit patterns they contain consists of giving each memory location a unique address as shown in Drawing 9.</text:p>
      <text:p text:style-name="Standard"/>
      <text:h text:style-name="Heading_20_2" text:outline-level="2"><text:s/>12.4 Contextual Meaning</text:h>
      <text:p text:style-name="Standard">At this point you may be wondering "how one can determine what the bit patterns in a memory location, or a set of memory locations, mean?" <text:s/>The answer to this question is that a concept called contextual meaning gives bit patterns their meaning.</text:p>
      <text:p text:style-name="Standard"/>
      <text:p text:style-name="Standard">Context is the circumstances within which an event happens or the environment within which something is placed. <text:s/>Contextual meaning, therefore, is the meaning that a context gives to the events or things that are placed within it. <text:s/></text:p>
      <text:p text:style-name="Standard"/>
      <text:p text:style-name="Standard">Most people use contextual meaning every day, but they are not aware of it. <text:s/>Contextual meaning is a very powerful concept and it is what enables a computer's memory locations to reference any idea that a human can think of. <text:s/>Each memory location can hold a bit pattern, but a human can have that bit <text:soft-page-break/>pattern mean anything they wish. <text:s/>If more bits are needed to hold a given pattern than are present in a single memory location, the pattern can be spread across more than one location.</text:p>
      <text:h text:style-name="Heading_20_2" text:outline-level="2"><text:s/>12.5 Variables</text:h>
      <text:p text:style-name="Standard">Computers are very good at remembering numbers and this allows them to keep track of numerous addresses with ease. <text:s/>Humans, however, are not nearly as good at remembering numbers as computers are and so a concept called a variable was invented to solve this problem.</text:p>
      <text:p text:style-name="Standard"/>
      <text:p text:style-name="Standard">A variable is a name that can be associated with a memory address so that humans can refer to bit pattern symbols in memory using a name instead of a number. <text:s/>Drawing 10 shows four variables that have been associated with 4 memory addresses inside of a computer.</text:p>
      <text:p text:style-name="Standard"/>
      <text:p text:style-name="Standard">The variable names garage_width and garage_length are referencing memory locations that hold patterns that represent the dimensions of a garage and the variable names x and y are referencing memory locations that might represent numbers in an equation. <text:s/>Even though this description of the above variables is accurate, it is fairly tedious to use and therefore most of the time people just say or write something like “the variable garage_length holds the length of the garage.”</text:p>
      <text:p text:style-name="Standard"/>
      <text:p text:style-name="Standard">A variable is used to symbolically represent an attribute of an object. <text:s/>Even though a typical personal computer is capable of holding millions of variables, most objects possess a greater number of attributes than the capacity of most computers can hold. <text:s/>For example, a 1 kilogram rock contains approximately 10,000,000,000,000,000,000,000,000 atoms. 1 <text:s/>Representing even just the positions of this rock's atoms is currently well beyond the capacity of even the most advanced computer. <text:s/>Therefore, computers usually work with models of objects instead of complete representations of them.</text:p>
      <text:h text:style-name="Heading_20_2" text:outline-level="2"><text:s/>12.6 Models</text:h>
      <text:p text:style-name="Standard">A model is a simplified representation of an object that only references some of its attributes. Examples of typical object attributes include weight, height, strength, and color. <text:s/>The attributes that are selected for modeling are chosen for a given purpose. <text:s/>The more attributes that are represented in the model, the more expensive the model is to make. <text:s/>Therefore, only those attributes that are absolutely needed to achieve a given purpose are usually represented in a model. <text:s/>The process of selecting only some of an object's attributes when developing a model of it is called abstraction.</text:p>
      <text:p text:style-name="Standard"/>
      <text:p text:style-name="Standard">The following is an example which illustrates the process of problem solving using models. <text:s/>Suppose we wanted to build a garage that could hold 2 cars along with a workbench, a set of storage shelves, and a riding lawn mower. <text:s/>Assuming that the garage will have an adequate ceiling height, and that we do not want to build the garage any larger than it needs to be for our stated purpose, how could an adequate length and width be determined for the garage?</text:p>
      <text:p text:style-name="Standard"/>
      <text:p text:style-name="Standard">One strategy for determining the size of the garage is to build perhaps 10 garages of various sizes in a large field. <text:s/>When the garages are finished, take 2 cars to the field along with a workbench, a set of storage shelves, and a riding lawn mower. <text:s/>Then, place these items into each garage in turn to see which is the smallest one that these items will fit into without being too cramped. <text:s/></text:p>
      <text:p text:style-name="Standard"/>
      <text:p text:style-name="Standard">The test garages in the field can then be discarded and a garage which is the same size as the one that was chosen could be built at the desired location. <text:s/>Unfortunately, 11 garages would need to be built using this strategy instead of just one and this would be very expensive and inefficient.</text:p>
      <text:p text:style-name="Standard"/>
      <text:p text:style-name="Standard"><text:soft-page-break/>A way to solve this problem less expensively is by using a model of the garage and models of the items that will be placed inside it. <text:s/>Since we only want to determine the dimensions of the garage's floor, we can make a scaled down model of just its floor using a piece of paper.</text:p>
      <text:p text:style-name="Standard"/>
      <text:p text:style-name="Standard">Each of the items that will be placed into the garage could also be represented by scaled-down pieces of paper. <text:s/>Then, the pieces of paper that represent the items can be placed on top of the the large piece of paper that represents the floor and these smaller pieces of paper can be moved around to see how they fit. <text:s/>If the items are too cramped, a larger piece of paper can be cut to represent the floor and, if the items have too much room, a smaller piece of paper for the floor can be cut.</text:p>
      <text:p text:style-name="Standard"/>
      <text:p text:style-name="Standard">When a good fit is found, the length and width of the piece of paper that represents the floor can be measured and then these measurements can be scaled up to the units used for the full-size garage. <text:s/>With this method, only a few pieces of paper are needed to solve the problem instead of 10 full-size garages that will later be discarded.</text:p>
      <text:p text:style-name="Standard"/>
      <text:p text:style-name="Standard">The only attributes of the full-sized objects that were copied to the pieces of paper were the object's length and width. <text:s/>As this example shows, paper models are significantly easier to work with than the objects they represent. <text:s/>However, computer variables are even easier to use for modeling than paper or almost any other kind of modeling mechanism. <text:s/></text:p>
      <text:p text:style-name="Standard"/>
      <text:p text:style-name="Standard">At this point, though, the paper-based modeling technique has one important advantage over the computer variables we have look at. <text:s/>The paper model was able to be changed by moving the item models around and changing the size of the paper garage floor. <text:s/>The variables we have discussed so have been given the ability to represent an object attribute, but no mechanism has been given yet that would allow the variable's to change. <text:s/>A computer without the ability to change the contents of its variables would be practically useless.</text:p>
      <text:h text:style-name="Heading_20_2" text:outline-level="2"><text:s/>12.7 Machine Language</text:h>
      <text:p text:style-name="Standard">Earlier is was stated that bit patterns in a computer's memory locations can be used to represent any ideas that a human can think of. <text:s/>If memory locations can represent any idea, this means that they can reference ideas that represent instructions which tell a computer how to automatically manipulate the variables in its memory.</text:p>
      <text:p text:style-name="Standard"/>
      <text:p text:style-name="Standard">The part of a computer that follows the instructions that are in its memory is called a Central Processing Unit ( CPU ) or a microprocessor. <text:s/>When a microprocessor is following instructions in its memory, it is also said to be running them or executing them.</text:p>
      <text:p text:style-name="Standard"/>
      <text:p text:style-name="Standard">Microprocessors are categorized into families and each microprocessor family has its own set of instructions ( called an instruction set ) that is different than the instructions that other microprocessor family's use. <text:s/>A microprocessor's instruction set represents the building blocks of a language that can be used to tell it what to do. <text:s/>This language is formed by placing sequences of instructions from the instruction set into memory and it the only language that a microprocessor is able to understand. <text:s/>Since this is the only language a microprocessor is able to understand, it is called machine language. <text:s/>A sequence of machine language instructions is called a computer program and a person who creates sequences of machine language instructions in order to tell the computer what to do is called a programmer.</text:p>
      <text:p text:style-name="Standard"/>
      <text:p text:style-name="Standard">We will now look at what the instruction set of a simple microprocessor looks like along with a simple <text:soft-page-break/>program which has been developed using this instruction set.</text:p>
      <text:p text:style-name="Standard"/>
      <text:p text:style-name="Standard">Here is the instruction set for the 6500 family of microprocessors:</text:p>
      <text:p text:style-name="Standard"/>
      <text:p text:style-name="Standard">ADC <text:s/>ADd memory to accumulator with Carry.</text:p>
      <text:p text:style-name="Standard">AND <text:s/>AND memory with accumulator.</text:p>
      <text:p text:style-name="Standard">ASL <text:s/>Arithmetic Shift Left one bit.</text:p>
      <text:p text:style-name="Standard">BCC <text:s/>Branch on Carry Clear.</text:p>
      <text:p text:style-name="Standard">BCS <text:s/>Branch on Carry Set.</text:p>
      <text:p text:style-name="Standard">BEQ <text:s/>Branch on result EQual to zero.</text:p>
      <text:p text:style-name="Standard">BIT <text:s/>test BITs in accumulator with memory.</text:p>
      <text:p text:style-name="Standard">BMI <text:s/>Branch on result MInus.</text:p>
      <text:p text:style-name="Standard">BNE <text:s/>Branch on result Not Equal to zero.</text:p>
      <text:p text:style-name="Standard">BPL <text:s/>Branch on result PLus).</text:p>
      <text:p text:style-name="Standard">BRK <text:s/>force Break.</text:p>
      <text:p text:style-name="Standard">BVC <text:s/>Branch on oVerflow flag Clear.</text:p>
      <text:p text:style-name="Standard">BVS <text:s/>Branch on oVerflow flag Set.</text:p>
      <text:p text:style-name="Standard">CLC <text:s/>CLear Carry flag.</text:p>
      <text:p text:style-name="Standard">CLD <text:s/>CLear Decimal mode.</text:p>
      <text:p text:style-name="Standard">CLI <text:s/>CLear Interrupt disable flag.</text:p>
      <text:p text:style-name="Standard">CLV <text:s/>CLear oVerflow flag.</text:p>
      <text:p text:style-name="Standard">CMP <text:s/>CoMPare memory and accumulator.</text:p>
      <text:p text:style-name="Standard">CPX <text:s/>ComPare memory and index X.</text:p>
      <text:p text:style-name="Standard">CPY <text:s/>ComPare memory and index Y.</text:p>
      <text:p text:style-name="Standard">DEC <text:s/>DECrement memory by one.</text:p>
      <text:p text:style-name="Standard">DEX <text:s/>DEcrement register S by one.</text:p>
      <text:p text:style-name="Standard">DEY <text:s/>DEcrement register Y by one.</text:p>
      <text:p text:style-name="Standard">EOR <text:s/>Exclusive OR memory with accumulator.</text:p>
      <text:p text:style-name="Standard">INC <text:s/>INCrement memory by one.</text:p>
      <text:p text:style-name="Standard">INX <text:s/>INcrement register X by one.</text:p>
      <text:p text:style-name="Standard">INY <text:s/>INcrement register Y by one.</text:p>
      <text:p text:style-name="Standard">JMP <text:s/>JuMP to new memory location.</text:p>
      <text:p text:style-name="Standard">JSR <text:s/>Jump to SubRoutine.</text:p>
      <text:p text:style-name="Standard">LDA <text:s/>LoaD Accumulator from memory.</text:p>
      <text:p text:style-name="Standard">LDX <text:s/>LoaD X register from memory.</text:p>
      <text:p text:style-name="Standard">LDY <text:s/>LoaD Y register from memory.</text:p>
      <text:p text:style-name="Standard">LSR <text:s/>Logical Shift Right one bit.</text:p>
      <text:p text:style-name="Standard">NOP <text:s/>No OPeration.</text:p>
      <text:p text:style-name="Standard">ORA <text:s/>OR memory with Accumulator.</text:p>
      <text:p text:style-name="Standard">PHA <text:s/>PusH Accumulator on stack.</text:p>
      <text:p text:style-name="Standard">PHP <text:s/>PusH Processor status on stack.</text:p>
      <text:p text:style-name="Standard">PLA <text:s/>PuLl Accumulator from stack.</text:p>
      <text:p text:style-name="Standard">PLP <text:s/>PuLl Processor status from stack.</text:p>
      <text:p text:style-name="Standard">ROL <text:s/>ROtate Left one bit.</text:p>
      <text:p text:style-name="Standard">ROR <text:s/>ROtate Right one bit.</text:p>
      <text:p text:style-name="Standard">RTI <text:s/>ReTurn from Interrupt.</text:p>
      <text:p text:style-name="Standard">RTS <text:s/>ReTurn from Subroutine.</text:p>
      <text:p text:style-name="Standard">SBC <text:s/>SuBtract with Carry.</text:p>
      <text:p text:style-name="Standard">SEC <text:s/>SEt Carry flag.</text:p>
      <text:p text:style-name="Standard"><text:soft-page-break/>SED <text:s/>SEt Decimal mode.</text:p>
      <text:p text:style-name="Standard">SEI <text:s/>SEt Interrupt disable flag. <text:s text:c="39"/></text:p>
      <text:p text:style-name="Standard">STA <text:s/>STore Accumulator in memory.</text:p>
      <text:p text:style-name="Standard">STX <text:s/>STore Register X in memory.</text:p>
      <text:p text:style-name="Standard">STY <text:s/>STore Register Y in memory.</text:p>
      <text:p text:style-name="Standard">TAX <text:s/>Transfer Accumulator to register X.</text:p>
      <text:p text:style-name="Standard">TAY <text:s/>Transfer Accumulator to register Y.</text:p>
      <text:p text:style-name="Standard">TSX <text:s/>Transfer Stack pointer to register X.</text:p>
      <text:p text:style-name="Standard">TXA <text:s/>Transfer register X to Accumulator.</text:p>
      <text:p text:style-name="Standard">TXS <text:s/>Transfer register X to Stack pointer.</text:p>
      <text:p text:style-name="Standard">TYA <text:s/>Transfer register Y to Accumulator. <text:s text:c="2"/></text:p>
      <text:p text:style-name="Standard"/>
      <text:p text:style-name="Standard">The following is a small program which has been written using the 6500 family's instruction set. <text:s/>The purpose of the program is to calculate the sum of the 10 numbers which have been placed into memory started at address 0200 hexadecimal.</text:p>
      <text:p text:style-name="Standard"/>
      <text:p text:style-name="Standard">Here are the 10 numbers in memory ( which are printed in blue ) along with the memory location that the sum will be stored into ( which is printed in red ). <text:s/>0200 here is the address in memory of the first number.</text:p>
      <text:p text:style-name="Standard"/>
      <text:p text:style-name="Standard">0200 <text:s/>01 02 03 04 05 06 07 08 - 09 0A 00 00 00 00 00 00 <text:s/>................</text:p>
      <text:p text:style-name="Standard"><text:s/></text:p>
      <text:p text:style-name="Standard">Here is a program that will calculate the sum of these 10 numbers:</text:p>
      <text:p text:style-name="Standard"/>
      <text:p text:style-name="Standard">0250 <text:s/>A2 00 <text:s text:c="4"/>LDX #00h</text:p>
      <text:p text:style-name="Standard">0252 <text:s/>A9 00 <text:s text:c="4"/>LDA #00h</text:p>
      <text:p text:style-name="Standard">0254 <text:s/>18 <text:s text:c="7"/>CLC </text:p>
      <text:p text:style-name="Standard">0255 <text:s/>7D 00 02 <text:s/>ADC 0200h,X</text:p>
      <text:p text:style-name="Standard">0258 <text:s/>E8 <text:s text:c="7"/>INX </text:p>
      <text:p text:style-name="Standard">0259 <text:s/>E0 0A <text:s text:c="4"/>CPX #0Ah</text:p>
      <text:p text:style-name="Standard">025B <text:s/>D0 F8 <text:s text:c="4"/>BNE 0255h</text:p>
      <text:p text:style-name="Standard">025D <text:s/>8D 0A 02 <text:s/>STA 020Ah</text:p>
      <text:p text:style-name="Standard">0260 <text:s/>00 <text:s text:c="7"/>BRK </text:p>
      <text:p text:style-name="Standard">...</text:p>
      <text:p text:style-name="Standard"/>
      <text:p text:style-name="Standard">After the program was executed, the sum it calculated was stored in memory. <text:s/>The sum was determined to be 37 hex ( which is 55 decimal ) and it is shown here printed in red:</text:p>
      <text:p text:style-name="Standard"/>
      <text:p text:style-name="Standard">0200 <text:s/>01 02 03 04 05 06 07 08 - 09 0A 37 00 00 00 00 00 <text:s/>..........7.....</text:p>
      <text:p text:style-name="Standard"/>
      <text:p text:style-name="Standard">Of course, you are not expected to understand how this assembly language program works. <text:s/>The purpose for showing it to you is so you can see what a program that uses a microprocessor's instruction set looks like.</text:p>
      <text:p text:style-name="Standard"/>
      <text:p text:style-name="Standard">Low Level Languages And High Level Languages</text:p>
      <text:p text:style-name="Standard">Even though programmers are able to program a computer using the instructions in its instruction set, this is a tedious task. <text:s/>The early computer programmers wanted to develop programs in a language that was more like a natural language, English for example, than the machine language that microprocessors understand. <text:s/>Machine language is considered to be a low level languages because it was designed to be <text:soft-page-break/>simple so that it could be easily executed by the circuits in a microprocessor. <text:s/></text:p>
      <text:p text:style-name="Standard"/>
      <text:p text:style-name="Standard">Programmers then figured out ways to use low level languages to create the high level languages that they wanted to program in. <text:s/>This is when languages like FORTRAN ( in 1957 ), ALGOL ( in 1958 ), LISP ( in 1959 ), COBOL ( in 1960 ), BASIC ( in 1964 ) and C ( 1972 ) were created. <text:s/>Ultimately, a microprocessor is only capable of understanding machine language and therefore all programs that are written in a high level language must be converted into machine language before they can be executed by a microprocessor.</text:p>
      <text:p text:style-name="Standard"/>
      <text:p text:style-name="Standard">The rules that indicate how to properly type in code for a given programming language are called syntax rules. <text:s/>If a programmer does not follow the language's syntax rules when typing in a program, the software that transforms the source code into machine language will become confused and then issue what is called a syntax error.</text:p>
      <text:p text:style-name="Standard"/>
      <text:p text:style-name="Standard">As an example of what a syntax error might look like, consider the word 'print'. <text:s/>If the word 'print' was a command in a given program language, and the programmer typed 'pvint' instead of 'print', this would be a syntax error.</text:p>
      <text:h text:style-name="Heading_20_2" text:outline-level="2"><text:s/>12.8 Compilers And Interpreters</text:h>
      <text:p text:style-name="Standard">There are two types of programs that are commonly used to convert a higher level language into machine language. <text:s/>The first kind of program is called a compiler and it takes a high-level language's source code ( which is usually in typed form ) as its input and converts it into machine language. <text:s/>After the machine language equivalent of the source code has been generated, it can be loaded into a computer's memory and executed. <text:s/>The compiled version of a program can also be saved on a storage device and loaded into a computer's memory whenever it is needed.</text:p>
      <text:p text:style-name="Standard"/>
      <text:p text:style-name="Standard">The second type of program that is commonly used to convert a high-level language into machine language is called an interpreter. <text:s/>Instead of converting source code into machine language like a compiler does, an interpreter reads the source code ( usually one line at a time ), determines what actions this line of source code is suppose to accomplish, and then it performs these actions. <text:s/>It then looks at the next line of source code underneath the one it just finished interpreting, it determines what actions this next line of code wants done, it performs these actions, and so on.</text:p>
      <text:p text:style-name="Standard"/>
      <text:p text:style-name="Standard">Thousands of computer languages have been created since the 1940's, but there are currently around 2 to 3 hundred historically important languages. Here is a link to a website that lists a number of the historically important computer languages: <text:s/>http://en.wikipedia.org/wiki/Timeline_of_programming_languages </text:p>
      <text:h text:style-name="Heading_20_2" text:outline-level="2"><text:s/>12.9 Algorithms</text:h>
      <text:p text:style-name="Standard">A computer programmer certainly needs to know at least one programming language, but when a programmer solves a problem, they do it at a level that is higher in abstraction than even the more abstract computer languages. <text:s/></text:p>
      <text:p text:style-name="Standard"/>
      <text:p text:style-name="Standard">After the problem is solved, then the solution is encoded into a programming language. <text:s/>It is almost as if a programmer is actually two people. <text:s/>The first person is the problem solver and the second person is the coder. </text:p>
      <text:p text:style-name="Standard"/>
      <text:p text:style-name="Standard">For simpler problems, many programmers create algorithms in their minds and encode these algorithm <text:soft-page-break/>directly into a programming language. <text:s/>They switch back and forth between being the problem solver and the coder during this process.</text:p>
      <text:p text:style-name="Standard"/>
      <text:p text:style-name="Standard">With more complex programs, however, the problem solving phase and the coding phase are more distinct. <text:s/>The algorithm which solves a given problem is is developed using means other than a programming language and then it is recored in a document. <text:s/>This document is then passed from the problem solver to the coder for encoding into a programming language.</text:p>
      <text:p text:style-name="Standard"/>
      <text:p text:style-name="Standard">The first thing that a problem solver will do with a problem is to analyze it. <text:s/>This is an extremely important step because if a problem is not analyzed, then it can not be properly solved. <text:s/>To analyze something means to break it down into its component parts and then these parts are studied to determine how they work. <text:s/>A well known saying is 'divide and conquer' and when a difficult problem is analyzed, it is broken down into smaller problems which are each simpler to solve than the overall problem. <text:s/>The problem solver then develops an algorithm to solve each of the simpler problems and, when these algorithms are combined, they form the solution to the overall problem.</text:p>
      <text:p text:style-name="Standard"/>
      <text:p text:style-name="Standard">An algorithm ( pronounced al-gor-rhythm ) is a sequence of instructions which describe how to accomplish a given task. <text:s/>These instructions can be expressed in various ways including writing them in natural languages ( like English ), drawing diagrams of them, and encoding them in a programming language. <text:s/></text:p>
      <text:p text:style-name="Standard"/>
      <text:p text:style-name="Standard">The concept of an algorithm came from the various procedures that mathematicians developed for solving mathematical problems, like calculating the sum of 2 numbers or calculating their product.</text:p>
      <text:p text:style-name="Standard"/>
      <text:p text:style-name="Standard">Algorithms can also be used to solve more general problems. <text:s/>For example, the following algorithm could have been followed by a person who wanted to solve the garage sizing problem using paper models:</text:p>
      <text:p text:style-name="Standard"/>
      <text:p text:style-name="Standard">1) Measure the length and width of each item that will be placed into the garage using metric units and record these measurements. </text:p>
      <text:p text:style-name="Standard"/>
      <text:p text:style-name="Standard">2) Divide the measurements from step 1 by 100 then cut out pieces of paper that match these dimensions to serve as models of the original items.</text:p>
      <text:p text:style-name="Standard"/>
      <text:p text:style-name="Standard">3) Cut out a piece of paper which is 1.5 times as long as the model of the largest car and 3 times wider than it to serve as a model of the garage floor.</text:p>
      <text:p text:style-name="Standard"/>
      <text:p text:style-name="Standard">4) Locate where the garage doors will be placed on the model of the garage floor, mark the locations with a pencil, and place the models of both cars on top of the model of the garage floor, just within the perimeter of the paper and between the two pencil marks.</text:p>
      <text:p text:style-name="Standard"/>
      <text:p text:style-name="Standard">5) Place the models of the items on top of the model of the garage floor in the empty space that is not being occupied by the models of the cars.</text:p>
      <text:p text:style-name="Standard"/>
      <text:p text:style-name="Standard">6) Move the models of the items into various positions within this empty space to determine how well all the items will fit within this size garage.</text:p>
      <text:p text:style-name="Standard"/>
      <text:p text:style-name="Standard">7) If the fit is acceptable, go to step 10.</text:p>
      <text:p text:style-name="Standard"/>
      <text:p text:style-name="Standard"><text:soft-page-break/>8) If there is not enough room in the garage, increase the length dimension, the width dimension ( or both dimensions ) of the garage floor model by 10%, create a new garage floor model, and go to step 4.</text:p>
      <text:p text:style-name="Standard"/>
      <text:p text:style-name="Standard">9) If there is too much room in the garage, decrease the length dimension, the width dimension ( or both dimensions ) of the garage model by 10%, create a new garage floor model, and go to step 4.</text:p>
      <text:p text:style-name="Standard"/>
      <text:p text:style-name="Standard">10) <text:s/>Measure the length and width dimensions of the garage floor model, multiply these dimensions by 100, and then build the garage using these larger dimensions.</text:p>
      <text:p text:style-name="Standard"/>
      <text:p text:style-name="Standard">As can be seen with this example, an algorithm often contains a significant number of steps because it needs to be detailed enough so that it leads to the desired solution. <text:s/>After the steps have been developed and recorded in a document, however, they can be followed over and over again by people who need to solve the given problem.</text:p>
      <text:h text:style-name="Heading_20_2" text:outline-level="2"><text:s/>12.10 Computation</text:h>
      <text:p text:style-name="Standard">It is fairly easy to understand how a human is able to follow the steps of an algorithm, but it is more difficult to understand how computer can perform these steps when its microprocessor is only capable of executing simple machine language instructions.</text:p>
      <text:p text:style-name="Standard"/>
      <text:p text:style-name="Standard">In order to understand how a microprocessor is able to perform the steps in an algorithm, one must first understand what computation ( which is also known as calculation ) is. <text:s/>Lets search for some good definitions of each of these words on the Internet and read what they have to say.”</text:p>
      <text:p text:style-name="Standard"/>
      <text:p text:style-name="Standard">Here are two definitions for the word computation:</text:p>
      <text:p text:style-name="Standard"/>
      <text:p text:style-name="Standard">1) The manipulation of numbers or symbols according to fixed rules. Usually applied to the operations of an automatic electronic computer, but by extension to some processes performed by minds or brains. ( www.informatics.susx.ac.uk/books/computers-and-thought/gloss/node1.html )</text:p>
      <text:p text:style-name="Standard"/>
      <text:p text:style-name="Standard">2) A computation can be seen as a purely physical phenomenon occurring inside a closed physical system called a computer. Examples of such physical systems include digital computers, quantum computers, DNA computers, molecular computers, analog computers or wetware computers. ( www.informatics.susx.ac.uk/books/computers-and-thought/gloss/node1.html )</text:p>
      <text:p text:style-name="Standard"/>
      <text:p text:style-name="Standard"/>
      <text:p text:style-name="Standard">These two definitions indicate that computation is the "manipulation of numbers or symbols according to fixed rules" and that it "can be seen as a purely physical phenomenon occurring inside a closed physical system called a computer." <text:s/>Both definitions indicate that the machines we normally think of as computers are just one type of computer and that other types of closed physical systems can also act as computers. <text:s/>These other types of computers include DNA computers, molecular computers, analog computers, and wetware computers ( or brains ).</text:p>
      <text:p text:style-name="Standard"/>
      <text:p text:style-name="Standard">The following two definitions for calculation shed light on the kind of rules that normal computers, brains, and other types of computers use:</text:p>
      <text:p text:style-name="Standard"/>
      <text:p text:style-name="Standard">1) A calculation is a deliberate process for transforming one or more inputs into one or more results. <text:s/>( en.wikipedia.org/wiki/Calculation )</text:p>
      <text:p text:style-name="Standard"/>
      <text:p text:style-name="Standard"><text:soft-page-break/>2) Calculation: the procedure of calculating; determining something by mathematical or logical methods ( wordnet.princeton.edu/perl/webwn )</text:p>
      <text:p text:style-name="Standard"/>
      <text:p text:style-name="Standard">These definitions for calculation indicate that it "is a deliberate process for transforming one or more inputs into one or more results" and that this is done "by mathematical or logical methods". <text:s/>We do not yet completely understand what mathematical and logical methods brains use to perform calculations, but rapid progress is being made in this area.</text:p>
      <text:p text:style-name="Standard"/>
      <text:p text:style-name="Standard">The second definition for calculation uses the word logic and this word needs to be defined before we can proceed:</text:p>
      <text:p text:style-name="Standard"/>
      <text:p text:style-name="Standard">The logic of a system is the whole structure of rules that must be used for any reasoning within that system. Most of mathematics is based upon a well-understood structure of rules and is considered to be highly logical. It is always necessary to state, or otherwise have it understood, what rules are being used before any logic can be applied. ( ddi.cs.uni-potsdam.de/Lehre/TuringLectures/MathNotions.htm )</text:p>
      <text:p text:style-name="Standard"/>
      <text:p text:style-name="Standard">Reasoning is the process of using predefined rules to move from one point in a system to another point in the system. <text:s/>For example, when a person adds 2 numbers together on a piece of paper, they must follow the rules of the addition algorithm in order to obtain a correct sum. <text:s/>The addition algorithm's rules are its logic and, when someone applies these rules during a calculation, they are reasoning with the rules.</text:p>
      <text:p text:style-name="Standard"/>
      <text:p text:style-name="Standard">Lets now apply these concepts to the question about how a computer can perform the steps of an algorithm when its microprocessor is only capable of executing simple machine language instructions. <text:s/>When a person develops an algorithm, the steps in the algorithm are usually stated as high-level tasks which do not contain all of the smaller steps that are necessary to perform each task.</text:p>
      <text:p text:style-name="Standard"/>
      <text:p text:style-name="Standard">For example, a person might write a step that states "Drive from New York to San Francisco." <text:s/>This large step can be broken down into smaller steps that contain instructions such as "turn left at the intersection, go west for 10 kilometers, etc." <text:s/>If all of the smaller steps in a larger step are completed, then the larger step is completed too.</text:p>
      <text:p text:style-name="Standard"/>
      <text:p text:style-name="Standard">A human that needs to perform this large driving step would usually be able to figure out what smaller steps need to be performed in order accomplish it. <text:s/>Computers are extremely stupid, however, and before any algorithm can be executed on a computer, the algorithm's steps must be broken down into smaller steps, and these smaller steps must be broken down into even small steps, until the steps are simple enough to be performed by the instruction set of a microprocessor.</text:p>
      <text:p text:style-name="Standard"/>
      <text:p text:style-name="Standard">Sometimes only a few smaller steps are needed to implement a larger step, but sometimes hundreds or even thousands of smaller steps are required. <text:s/>Hundreds or thousands of smaller steps will translate into hundreds or thousands of machine language instructions when the algorithm is converted into machine language.</text:p>
      <text:p text:style-name="Standard"/>
      <text:p text:style-name="Standard">If machine language was the only language that computers could be programmed in, then most algorithms would be too large to be placed into a computer by a human. <text:s/>An algorithm that is encoded into a high-level language, however, does not need to be broken down into as many smaller steps as would be needed with machine language. <text:s/>The hard work of further breaking down an algorithm that has been encoded into a high-level language is automatically done by either a compiler or an interpreter. <text:s/>This is why most of the time, programmers use a high-level language to develop in instead <text:soft-page-break/>of machine language.</text:p>
      <text:p text:style-name="Standard"><text:s/>12.11 Diagrams Can Be Used To Record Algorithms</text:p>
      <text:p text:style-name="Standard">Earlier it was mentioned that not only can an algorithm can be recorded in a natural language like English but it can also be recorded using diagrams. <text:s/>You may be surprised to learn, however, that a whole diagram-based language has been created which allows all aspects of a program to be designed by 'problem solvers', including the algorithms that a program uses. <text:s/>This language is call UML which stands for Unified Modeling Language. <text:s/>One of UML's diagrams is called an Activity diagram and it can be used to show the sequence of steps (or activities) that are part of some piece of logic. <text:s/>The following is an example which shows how an algorithm can be represented in an Activity diagram.</text:p>
      <text:p text:style-name="Standard"><text:s/>12.12 Calculating The Sum Of The Numbers Between 1 And 10</text:p>
      <text:p text:style-name="Standard">The first thing that needs to be done with a problem before it can be analyzed and solved is to describe it clearly and accurately. <text:s/>Here is a short description for the problem we will solve with an algorithm:</text:p>
      <text:p text:style-name="Standard"/>
      <text:p text:style-name="Standard">Description: In this problem, the sum of the numbers between 1 and 10 inclusive needs to be determined.</text:p>
      <text:p text:style-name="Standard"/>
      <text:p text:style-name="Standard">Inclusive here means that the numbers 1 and 10 will be included in the sum. <text:s/>Since this is a fairly simple problem we will not need to spend too much time analyzing it. <text:s/>Drawing 11 shows an algorithm for solving this problem that has been placed into an Activity diagram.</text:p>
      <text:p text:style-name="Standard"/>
      <text:p text:style-name="Standard"/>
      <text:p text:style-name="Standard">An algorithms and its Activity diagram are developed at the same time. During the development process, variables are created as needed and their names are usually recorded in a list along with their descriptions. <text:s/>The developer <text:s/>periodically starts at the entry point and walks through the logic to make sure it is correct. <text:s/>Simulation boxes are placed next to each variable so that they can be use to record and update how the logic is changing the variable's values. <text:s/>During a walk-through, errors are usually found and these need to be fixed by moving flow arrows and adjusting the text that is inside of the activity rectangles.</text:p>
      <text:p text:style-name="Standard"/>
      <text:p text:style-name="Standard">When the point where no more errors in the logic can be found, the developer can stop being the problem solver and pass the algorithm over to the coder so it can be encoded into a programming language.</text:p>
      <text:h text:style-name="Heading_20_2" text:outline-level="2"><text:s/>12.13 The Mathematics Part Of Mathematics Computing Systems</text:h>
      <text:p text:style-name="Standard">Mathematics has been described as the "science of patterns" 2. <text:s/>Here is a definition for pattern:</text:p>
      <text:p text:style-name="Standard"/>
      <text:p text:style-name="Standard">1) Systematic arrangement...</text:p>
      <text:p text:style-name="Standard"><text:s/>(http://www.answers.com/topic/pattern)</text:p>
      <text:p text:style-name="Standard"/>
      <text:p text:style-name="Standard">And here is a definition for system:</text:p>
      <text:p text:style-name="Standard"/>
      <text:p text:style-name="Standard">1) A group of interacting, interrelated, or interdependent elements forming a complex whole.</text:p>
      <text:p text:style-name="Standard"/>
      <text:p text:style-name="Standard">2) An organized set of interrelated ideas or principles.</text:p>
      <text:p text:style-name="Standard">(http://www.answers.com/topic/system)</text:p>
      <text:p text:style-name="Standard"/>
      <text:p text:style-name="Standard">Therefore, mathematics can be though of as a science that deals with the systematic properties of physical and nonphysical objects. <text:s/>The reason that mathematics is so powerful is that all physical and <text:soft-page-break/>nonphysical objects posses systematic properties and therefore, mathematics is a means by which these objects can be understood and manipulated.</text:p>
      <text:p text:style-name="Standard"/>
      <text:p text:style-name="Standard">The more mathematics a person knows, the more control they are able to have over the physical world. <text:s/>This makes mathematics one of the most useful and exciting areas of knowledge a person can possess.</text:p>
      <text:p text:style-name="Standard"/>
      <text:p text:style-name="Standard">Traditionally, learning mathematics also required learning the numerous tedious and complex algorithms that were needed to perform written calculations with mathematics. <text:s/>Usually over 50% of the content of the typical traditional math textbook is devoted to teaching writing-based algorithms and an even higher percentage of the time a person spends working through a textbook is spent manually working these algorithms.</text:p>
      <text:p text:style-name="Standard"/>
      <text:p text:style-name="Standard">For most people, learning and performing tedious, complex written-calculation algorithms is so difficult and mind-numbingly boring that they never get a chance to see that the "mathematics" part of mathematics is extremely exciting, powerful, and beautiful.</text:p>
      <text:p text:style-name="Standard"/>
      <text:p text:style-name="Standard">The bad news is that writing-based calculation algorithms will always be tedious, complex, and boring. <text:s/>The good news is that the invention of mathematics computing environments has significantly reduced the need for people to use writing-based calculation algorithms.</text:p>
      <text:p text:style-name="Standard"/>
      <text:p text:style-name="Standard"/>
      <text:p text:style-name="Standard">Notes:</text:p>
      <text:p text:style-name="Standard"/>
      <text:p text:style-name="Standard">+ Create link to "computation".</text:p>
      <text:p text:style-name="Standard">+ Create link to "algorithm".</text:p>
      <text:p text:style-name="Standa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8-04-21T19:20:31</meta:creation-date>
    <dc:date>2008-04-21T22:40:41</dc:date>
    <meta:editing-cycles>7</meta:editing-cycles>
    <meta:editing-duration>PT3H4M59S</meta:editing-duration>
    <meta:user-defined meta:name="Info 1"/>
    <meta:user-defined meta:name="Info 2"/>
    <meta:user-defined meta:name="Info 3"/>
    <meta:user-defined meta:name="Info 4"/>
    <meta:document-statistic meta:table-count="0" meta:image-count="0" meta:object-count="0" meta:page-count="91" meta:paragraph-count="2831" meta:word-count="24809" meta:character-count="148978"/>
  </office:meta>
</office:document-meta>
</file>